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09A387A16DC.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表格95" style:family="table">
      <style:table-properties style:width="19.006cm" table:align="margins" style:writing-mode="lr-tb"/>
    </style:style>
    <style:style style:name="表格95.A" style:family="table-column">
      <style:table-column-properties style:column-width="19.006cm" style:rel-column-width="65535*"/>
    </style:style>
    <style:style style:name="表格95.A1" style:family="table-cell">
      <style:table-cell-properties fo:background-color="#e6e6ff" fo:padding="0.097cm" fo:border="0.002cm solid #ffffff">
        <style:background-image/>
      </style:table-cell-properties>
    </style:style>
    <style:style style:name="表格99" style:family="table">
      <style:table-properties style:width="18.927cm" table:align="margins" style:shadow="#808080 0.079cm 0.079cm" style:writing-mode="lr-tb"/>
    </style:style>
    <style:style style:name="表格99.A" style:family="table-column">
      <style:table-column-properties style:column-width="6.634cm" style:rel-column-width="22972*"/>
    </style:style>
    <style:style style:name="表格99.B" style:family="table-column">
      <style:table-column-properties style:column-width="12.293cm" style:rel-column-width="42563*"/>
    </style:style>
    <style:style style:name="表格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9.B1" style:family="table-cell">
      <style:table-cell-properties fo:background-color="#e6e6ff" fo:padding="0.097cm" fo:border="0.002cm solid #ffffff">
        <style:background-image/>
      </style:table-cell-properties>
    </style:style>
    <style:style style:name="表格99.A2" style:family="table-cell">
      <style:table-cell-properties fo:background-color="#e6e6ff" fo:padding="0.097cm" fo:border-left="0.002cm solid #ffffff" fo:border-right="none" fo:border-top="none" fo:border-bottom="0.002cm solid #ffffff">
        <style:background-image/>
      </style:table-cell-properties>
    </style:style>
    <style:style style:name="表格9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9.006cm" table:align="margins" style:writing-mode="lr-tb"/>
    </style:style>
    <style:style style:name="表格101.A" style:family="table-column">
      <style:table-column-properties style:column-width="19.006cm" style:rel-column-width="65535*"/>
    </style:style>
    <style:style style:name="表格101.A1" style:family="table-cell">
      <style:table-cell-properties fo:background-color="#e6e6ff" fo:padding="0.097cm" fo:border="0.002cm solid #ffffff">
        <style:background-image/>
      </style:table-cell-properties>
    </style:style>
    <style:style style:name="表格102" style:family="table">
      <style:table-properties style:width="19.006cm" table:align="margins" style:writing-mode="lr-tb"/>
    </style:style>
    <style:style style:name="表格102.A" style:family="table-column">
      <style:table-column-properties style:column-width="19.006cm" style:rel-column-width="65535*"/>
    </style:style>
    <style:style style:name="表格102.A1" style:family="table-cell">
      <style:table-cell-properties fo:background-color="#e6e6ff" fo:padding="0.097cm" fo:border="0.002cm solid #ffffff">
        <style:background-image/>
      </style:table-cell-properties>
    </style:style>
    <style:style style:name="表格103" style:family="table">
      <style:table-properties style:width="19.006cm" table:align="margins" style:writing-mode="lr-tb"/>
    </style:style>
    <style:style style:name="表格103.A" style:family="table-column">
      <style:table-column-properties style:column-width="19.006cm" style:rel-column-width="65535*"/>
    </style:style>
    <style:style style:name="表格103.A1" style:family="table-cell">
      <style:table-cell-properties fo:background-color="#e6e6ff" fo:padding="0.097cm" fo:border="0.002cm solid #ffffff">
        <style:background-image/>
      </style:table-cell-properties>
    </style:style>
    <style:style style:name="表格104" style:family="table">
      <style:table-properties style:width="19.006cm" table:align="margins" style:writing-mode="lr-tb"/>
    </style:style>
    <style:style style:name="表格104.A" style:family="table-column">
      <style:table-column-properties style:column-width="19.006cm" style:rel-column-width="65535*"/>
    </style:style>
    <style:style style:name="表格104.A1" style:family="table-cell">
      <style:table-cell-properties fo:background-color="#e6e6ff" fo:padding="0.097cm" fo:border="0.002cm solid #ffffff">
        <style:background-image/>
      </style:table-cell-properties>
    </style:style>
    <style:style style:name="表格105" style:family="table">
      <style:table-properties style:width="19.006cm" table:align="margins" style:writing-mode="lr-tb"/>
    </style:style>
    <style:style style:name="表格105.A" style:family="table-column">
      <style:table-column-properties style:column-width="19.006cm" style:rel-column-width="65535*"/>
    </style:style>
    <style:style style:name="表格105.A1" style:family="table-cell">
      <style:table-cell-properties fo:background-color="#e6e6ff" fo:padding="0.097cm" fo:border="0.002cm solid #ffffff">
        <style:background-image/>
      </style:table-cell-properties>
    </style:style>
    <style:style style:name="表格106" style:family="table">
      <style:table-properties style:width="19.006cm" table:align="margins" style:writing-mode="lr-tb"/>
    </style:style>
    <style:style style:name="表格106.A" style:family="table-column">
      <style:table-column-properties style:column-width="19.006cm" style:rel-column-width="65535*"/>
    </style:style>
    <style:style style:name="表格106.A1" style:family="table-cell">
      <style:table-cell-properties fo:background-color="#e6e6ff" fo:padding="0.097cm" fo:border="0.002cm solid #ffffff">
        <style:background-image/>
      </style:table-cell-properties>
    </style:style>
    <style:style style:name="表格107" style:family="table">
      <style:table-properties style:width="19.006cm" table:align="margins" style:writing-mode="lr-tb"/>
    </style:style>
    <style:style style:name="表格107.A" style:family="table-column">
      <style:table-column-properties style:column-width="19.006cm" style:rel-column-width="65535*"/>
    </style:style>
    <style:style style:name="表格107.A1" style:family="table-cell">
      <style:table-cell-properties fo:background-color="#e6e6ff" fo:padding="0.097cm" fo:border="0.002cm solid #ffffff">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Table529" style:family="table">
      <style:table-properties style:width="19.006cm" table:align="margins" style:writing-mode="lr-tb"/>
    </style:style>
    <style:style style:name="Table529.A" style:family="table-column">
      <style:table-column-properties style:column-width="19.006cm" style:rel-column-width="65535*"/>
    </style:style>
    <style:style style:name="Table529.A1" style:family="table-cell">
      <style:table-cell-properties fo:background-color="#e6e6ff" fo:padding="0.097cm" fo:border="0.002cm solid #ffffff">
        <style:background-image/>
      </style:table-cell-properties>
    </style:style>
    <style:style style:name="Table530" style:family="table">
      <style:table-properties style:width="19.006cm" table:align="margins" style:writing-mode="lr-tb"/>
    </style:style>
    <style:style style:name="Table530.A" style:family="table-column">
      <style:table-column-properties style:column-width="19.006cm" style:rel-column-width="65535*"/>
    </style:style>
    <style:style style:name="Table530.A1" style:family="table-cell">
      <style:table-cell-properties fo:background-color="#e6e6ff" fo:padding="0.097cm" fo:border="0.002cm solid #ffffff">
        <style:background-image/>
      </style:table-cell-properties>
    </style:style>
    <style:style style:name="Table531" style:family="table">
      <style:table-properties style:width="19.006cm" table:align="margins" style:writing-mode="lr-tb"/>
    </style:style>
    <style:style style:name="Table531.A" style:family="table-column">
      <style:table-column-properties style:column-width="19.006cm" style:rel-column-width="65535*"/>
    </style:style>
    <style:style style:name="Table531.A1" style:family="table-cell">
      <style:table-cell-properties fo:background-color="#e6e6ff" fo:padding="0.097cm" fo:border="0.002cm solid #ffffff">
        <style:background-image/>
      </style:table-cell-properties>
    </style:style>
    <style:style style:name="Table532" style:family="table">
      <style:table-properties style:width="19.006cm" table:align="margins" style:writing-mode="lr-tb"/>
    </style:style>
    <style:style style:name="Table532.A" style:family="table-column">
      <style:table-column-properties style:column-width="19.006cm" style:rel-column-width="65535*"/>
    </style:style>
    <style:style style:name="Table532.A1" style:family="table-cell">
      <style:table-cell-properties fo:background-color="#e6e6ff" fo:padding="0.097cm" fo:border="0.002cm solid #ffffff">
        <style:background-image/>
      </style:table-cell-properties>
    </style:style>
    <style:style style:name="Table533" style:family="table">
      <style:table-properties style:width="19.006cm" table:align="margins" style:writing-mode="lr-tb"/>
    </style:style>
    <style:style style:name="Table533.A" style:family="table-column">
      <style:table-column-properties style:column-width="19.006cm" style:rel-column-width="65535*"/>
    </style:style>
    <style:style style:name="Table533.A1" style:family="table-cell">
      <style:table-cell-properties fo:background-color="#e6e6ff" fo:padding="0.097cm" fo:border="0.002cm solid #ffffff">
        <style:background-image/>
      </style:table-cell-properties>
    </style:style>
    <style:style style:name="Table534" style:family="table">
      <style:table-properties style:width="19.006cm" table:align="margins" style:writing-mode="lr-tb"/>
    </style:style>
    <style:style style:name="Table534.A" style:family="table-column">
      <style:table-column-properties style:column-width="19.006cm" style:rel-column-width="65535*"/>
    </style:style>
    <style:style style:name="Table534.A1" style:family="table-cell">
      <style:table-cell-properties fo:background-color="#e6e6ff" fo:padding="0.097cm" fo:border="0.002cm solid #ffffff">
        <style:background-image/>
      </style:table-cell-properties>
    </style:style>
    <style:style style:name="Table535" style:family="table">
      <style:table-properties style:width="19.006cm" table:align="margins" style:writing-mode="lr-tb"/>
    </style:style>
    <style:style style:name="Table535.A" style:family="table-column">
      <style:table-column-properties style:column-width="19.006cm" style:rel-column-width="65535*"/>
    </style:style>
    <style:style style:name="Table535.A1" style:family="table-cell">
      <style:table-cell-properties fo:background-color="#e6e6ff" fo:padding="0.097cm" fo:border="0.002cm solid #ffffff">
        <style:background-image/>
      </style:table-cell-properties>
    </style:style>
    <style:style style:name="Table536" style:family="table">
      <style:table-properties style:width="19.006cm" table:align="margins" style:writing-mode="lr-tb"/>
    </style:style>
    <style:style style:name="Table536.A" style:family="table-column">
      <style:table-column-properties style:column-width="19.006cm" style:rel-column-width="65535*"/>
    </style:style>
    <style:style style:name="Table536.A1" style:family="table-cell">
      <style:table-cell-properties fo:background-color="#e6e6ff" fo:padding="0.097cm" fo:border="0.002cm solid #ffffff">
        <style:background-image/>
      </style:table-cell-properties>
    </style:style>
    <style:style style:name="Table537" style:family="table">
      <style:table-properties style:width="19.006cm" table:align="margins" style:writing-mode="lr-tb"/>
    </style:style>
    <style:style style:name="Table537.A" style:family="table-column">
      <style:table-column-properties style:column-width="19.006cm" style:rel-column-width="65535*"/>
    </style:style>
    <style:style style:name="Table537.A1" style:family="table-cell">
      <style:table-cell-properties fo:background-color="#e6e6ff" fo:padding="0.097cm" fo:border="0.002cm solid #ffffff">
        <style:background-image/>
      </style:table-cell-properties>
    </style:style>
    <style:style style:name="Table538" style:family="table">
      <style:table-properties style:width="19.006cm" table:align="margins" style:writing-mode="lr-tb"/>
    </style:style>
    <style:style style:name="Table538.A" style:family="table-column">
      <style:table-column-properties style:column-width="19.006cm" style:rel-column-width="65535*"/>
    </style:style>
    <style:style style:name="Table538.A1" style:family="table-cell">
      <style:table-cell-properties fo:background-color="#e6e6ff" fo:padding="0.097cm" fo:border="0.002cm solid #ffffff">
        <style:background-image/>
      </style:table-cell-properties>
    </style:style>
    <style:style style:name="Table539" style:family="table">
      <style:table-properties style:width="19.006cm" table:align="margins" style:writing-mode="lr-tb"/>
    </style:style>
    <style:style style:name="Table539.A" style:family="table-column">
      <style:table-column-properties style:column-width="19.006cm" style:rel-column-width="65535*"/>
    </style:style>
    <style:style style:name="Table539.A1" style:family="table-cell">
      <style:table-cell-properties fo:background-color="#e6e6ff" fo:padding="0.097cm" fo:border="0.002cm solid #ffffff">
        <style:background-image/>
      </style:table-cell-properties>
    </style:style>
    <style:style style:name="Table540" style:family="table">
      <style:table-properties style:width="19.006cm" table:align="margins" style:writing-mode="lr-tb"/>
    </style:style>
    <style:style style:name="Table540.A" style:family="table-column">
      <style:table-column-properties style:column-width="19.006cm" style:rel-column-width="65535*"/>
    </style:style>
    <style:style style:name="Table540.A1" style:family="table-cell">
      <style:table-cell-properties fo:background-color="#e6e6ff" fo:padding="0.097cm" fo:border="0.002cm solid #ffffff">
        <style:background-image/>
      </style:table-cell-properties>
    </style:style>
    <style:style style:name="Table541" style:family="table">
      <style:table-properties style:width="19.006cm" table:align="margins" style:writing-mode="lr-tb"/>
    </style:style>
    <style:style style:name="Table541.A" style:family="table-column">
      <style:table-column-properties style:column-width="19.006cm" style:rel-column-width="65535*"/>
    </style:style>
    <style:style style:name="Table541.A1" style:family="table-cell">
      <style:table-cell-properties fo:background-color="#e6e6ff" fo:padding="0.097cm" fo:border="0.002cm solid #ffffff">
        <style:background-image/>
      </style:table-cell-properties>
    </style:style>
    <style:style style:name="Table542" style:family="table">
      <style:table-properties style:width="19.006cm" table:align="margins" style:writing-mode="lr-tb"/>
    </style:style>
    <style:style style:name="Table542.A" style:family="table-column">
      <style:table-column-properties style:column-width="19.006cm" style:rel-column-width="65535*"/>
    </style:style>
    <style:style style:name="Table542.A1" style:family="table-cell">
      <style:table-cell-properties fo:background-color="#e6e6ff" fo:padding="0.097cm" fo:border="0.002cm solid #ffffff">
        <style:background-image/>
      </style:table-cell-properties>
    </style:style>
    <style:style style:name="Table543" style:family="table">
      <style:table-properties style:width="19.006cm" table:align="margins" style:writing-mode="lr-tb"/>
    </style:style>
    <style:style style:name="Table543.A" style:family="table-column">
      <style:table-column-properties style:column-width="19.006cm" style:rel-column-width="65535*"/>
    </style:style>
    <style:style style:name="Table543.A1" style:family="table-cell">
      <style:table-cell-properties fo:background-color="#e6e6ff" fo:padding="0.097cm" fo:border="0.002cm solid #ffffff">
        <style:background-image/>
      </style:table-cell-properties>
    </style:style>
    <style:style style:name="Table544" style:family="table">
      <style:table-properties style:width="19.006cm" table:align="margins" style:writing-mode="lr-tb"/>
    </style:style>
    <style:style style:name="Table544.A" style:family="table-column">
      <style:table-column-properties style:column-width="19.006cm" style:rel-column-width="65535*"/>
    </style:style>
    <style:style style:name="Table544.A1" style:family="table-cell">
      <style:table-cell-properties fo:background-color="#e6e6ff" fo:padding="0.097cm" fo:border="0.002cm solid #ffffff">
        <style:background-image/>
      </style:table-cell-properties>
    </style:style>
    <style:style style:name="Table545" style:family="table">
      <style:table-properties style:width="19.006cm" table:align="margins" style:writing-mode="lr-tb"/>
    </style:style>
    <style:style style:name="Table545.A" style:family="table-column">
      <style:table-column-properties style:column-width="19.006cm" style:rel-column-width="65535*"/>
    </style:style>
    <style:style style:name="Table545.A1" style:family="table-cell">
      <style:table-cell-properties fo:background-color="#e6e6ff" fo:padding="0.097cm" fo:border="0.002cm solid #ffffff">
        <style:background-image/>
      </style:table-cell-properties>
    </style:style>
    <style:style style:name="Table546" style:family="table">
      <style:table-properties style:width="19.006cm" table:align="margins" style:writing-mode="lr-tb"/>
    </style:style>
    <style:style style:name="Table546.A" style:family="table-column">
      <style:table-column-properties style:column-width="19.006cm" style:rel-column-width="65535*"/>
    </style:style>
    <style:style style:name="Table546.A1" style:family="table-cell">
      <style:table-cell-properties fo:background-color="#e6e6ff" fo:padding="0.097cm" fo:border="0.002cm solid #ffffff">
        <style:background-image/>
      </style:table-cell-properties>
    </style:style>
    <style:style style:name="Table547" style:family="table">
      <style:table-properties style:width="19.006cm" table:align="margins" style:writing-mode="lr-tb"/>
    </style:style>
    <style:style style:name="Table547.A" style:family="table-column">
      <style:table-column-properties style:column-width="19.006cm" style:rel-column-width="65535*"/>
    </style:style>
    <style:style style:name="Table547.A1" style:family="table-cell">
      <style:table-cell-properties fo:background-color="#e6e6ff" fo:padding="0.097cm" fo:border="0.002cm solid #ffffff">
        <style:background-image/>
      </style:table-cell-properties>
    </style:style>
    <style:style style:name="Table548" style:family="table">
      <style:table-properties style:width="19.006cm" table:align="margins" style:writing-mode="lr-tb"/>
    </style:style>
    <style:style style:name="Table548.A" style:family="table-column">
      <style:table-column-properties style:column-width="19.006cm" style:rel-column-width="65535*"/>
    </style:style>
    <style:style style:name="Table548.A1" style:family="table-cell">
      <style:table-cell-properties fo:background-color="#e6e6ff" fo:padding="0.097cm" fo:border="0.002cm solid #ffffff">
        <style:background-image/>
      </style:table-cell-properties>
    </style:style>
    <style:style style:name="Table549" style:family="table">
      <style:table-properties style:width="19.006cm" table:align="margins" style:writing-mode="lr-tb"/>
    </style:style>
    <style:style style:name="Table549.A" style:family="table-column">
      <style:table-column-properties style:column-width="19.006cm" style:rel-column-width="65535*"/>
    </style:style>
    <style:style style:name="Table549.A1" style:family="table-cell">
      <style:table-cell-properties fo:background-color="#e6e6ff" fo:padding="0.097cm" fo:border="0.002cm solid #ffffff">
        <style:background-image/>
      </style:table-cell-properties>
    </style:style>
    <style:style style:name="Table550" style:family="table">
      <style:table-properties style:width="19.006cm" table:align="margins" style:writing-mode="lr-tb"/>
    </style:style>
    <style:style style:name="Table550.A" style:family="table-column">
      <style:table-column-properties style:column-width="19.006cm" style:rel-column-width="65535*"/>
    </style:style>
    <style:style style:name="Table550.A1" style:family="table-cell">
      <style:table-cell-properties fo:background-color="#e6e6ff" fo:padding="0.097cm" fo:border="0.002cm solid #ffffff">
        <style:background-image/>
      </style:table-cell-properties>
    </style:style>
    <style:style style:name="Table551" style:family="table">
      <style:table-properties style:width="19.006cm" table:align="margins" style:writing-mode="lr-tb"/>
    </style:style>
    <style:style style:name="Table551.A" style:family="table-column">
      <style:table-column-properties style:column-width="19.006cm" style:rel-column-width="65535*"/>
    </style:style>
    <style:style style:name="Table551.A1" style:family="table-cell">
      <style:table-cell-properties fo:background-color="#e6e6ff" fo:padding="0.097cm" fo:border="0.002cm solid #ffffff">
        <style:background-image/>
      </style:table-cell-properties>
    </style:style>
    <style:style style:name="Table552" style:family="table">
      <style:table-properties style:width="19.006cm" table:align="margins" style:writing-mode="lr-tb"/>
    </style:style>
    <style:style style:name="Table552.A" style:family="table-column">
      <style:table-column-properties style:column-width="19.006cm" style:rel-column-width="65535*"/>
    </style:style>
    <style:style style:name="Table552.A1" style:family="table-cell">
      <style:table-cell-properties fo:background-color="#e6e6ff" fo:padding="0.097cm" fo:border="0.002cm solid #ffffff">
        <style:background-image/>
      </style:table-cell-properties>
    </style:style>
    <style:style style:name="Table553" style:family="table">
      <style:table-properties style:width="19.006cm" table:align="margins" style:writing-mode="lr-tb"/>
    </style:style>
    <style:style style:name="Table553.A" style:family="table-column">
      <style:table-column-properties style:column-width="19.006cm" style:rel-column-width="65535*"/>
    </style:style>
    <style:style style:name="Table553.A1" style:family="table-cell">
      <style:table-cell-properties fo:background-color="#e6e6ff" fo:padding="0.097cm" fo:border="0.002cm solid #ffffff">
        <style:background-image/>
      </style:table-cell-properties>
    </style:style>
    <style:style style:name="Table554" style:family="table">
      <style:table-properties style:width="19.006cm" table:align="margins" style:writing-mode="lr-tb"/>
    </style:style>
    <style:style style:name="Table554.A" style:family="table-column">
      <style:table-column-properties style:column-width="19.006cm" style:rel-column-width="65535*"/>
    </style:style>
    <style:style style:name="Table554.A1" style:family="table-cell">
      <style:table-cell-properties fo:background-color="#e6e6ff" fo:padding="0.097cm" fo:border="0.002cm solid #ffffff">
        <style:background-image/>
      </style:table-cell-properties>
    </style:style>
    <style:style style:name="Table555" style:family="table">
      <style:table-properties style:width="19.006cm" table:align="margins" style:writing-mode="lr-tb"/>
    </style:style>
    <style:style style:name="Table555.A" style:family="table-column">
      <style:table-column-properties style:column-width="19.006cm" style:rel-column-width="65535*"/>
    </style:style>
    <style:style style:name="Table555.A1" style:family="table-cell">
      <style:table-cell-properties fo:background-color="#e6e6ff" fo:padding="0.097cm" fo:border="0.002cm solid #ffffff">
        <style:background-image/>
      </style:table-cell-properties>
    </style:style>
    <style:style style:name="表格109" style:family="table">
      <style:table-properties style:width="19.006cm" table:align="margins" style:writing-mode="lr-tb"/>
    </style:style>
    <style:style style:name="表格109.A" style:family="table-column">
      <style:table-column-properties style:column-width="19.006cm" style:rel-column-width="65535*"/>
    </style:style>
    <style:style style:name="表格109.A1" style:family="table-cell">
      <style:table-cell-properties fo:background-color="#e6e6ff" fo:padding="0.097cm" fo:border="0.002cm solid #ffffff">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9.006cm" table:align="margins" style:writing-mode="lr-tb"/>
    </style:style>
    <style:style style:name="表格111.A" style:family="table-column">
      <style:table-column-properties style:column-width="19.006cm" style:rel-column-width="65535*"/>
    </style:style>
    <style:style style:name="表格111.A1" style:family="table-cell">
      <style:table-cell-properties fo:background-color="#e6e6ff" fo:padding="0.097cm" fo:border="0.002cm solid #ffffff">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9.006cm" table:align="margins" style:writing-mode="lr-tb"/>
    </style:style>
    <style:style style:name="表格113.A" style:family="table-column">
      <style:table-column-properties style:column-width="19.006cm" style:rel-column-width="65535*"/>
    </style:style>
    <style:style style:name="表格113.A1" style:family="table-cell">
      <style:table-cell-properties fo:background-color="#e6e6ff" fo:padding="0.097cm" fo:border="0.002cm solid #ffffff">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background-color="#e6e6ff" fo:padding="0.097cm" fo:border="0.002cm solid #ffffff">
        <style:background-image/>
      </style:table-cell-properties>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background-color="#e6e6ff" fo:padding="0.097cm" fo:border="0.002cm solid #ffffff">
        <style:background-image/>
      </style:table-cell-properties>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background-color="#e6e6ff" fo:padding="0.097cm" fo:border="0.002cm solid #ffffff">
        <style:background-image/>
      </style:table-cell-properties>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background-color="#e6e6ff" fo:padding="0.097cm" fo:border="0.002cm solid #ffffff">
        <style:background-image/>
      </style:table-cell-properties>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background-color="#e6e6ff" fo:padding="0.097cm" fo:border="0.002cm solid #ffffff">
        <style:background-image/>
      </style:table-cell-properties>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background-color="#e6e6ff" fo:padding="0.097cm" fo:border="0.002cm solid #ffffff">
        <style:background-image/>
      </style:table-cell-properties>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background-color="#e6e6ff" fo:padding="0.097cm" fo:border="0.002cm solid #ffffff">
        <style:background-image/>
      </style:table-cell-properties>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background-color="#e6e6ff" fo:padding="0.097cm" fo:border="0.002cm solid #ffffff">
        <style:background-image/>
      </style:table-cell-properties>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background-color="#e6e6ff" fo:padding="0.097cm" fo:border="0.002cm solid #ffffff">
        <style:background-image/>
      </style:table-cell-properties>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background-color="#e6e6ff" fo:padding="0.097cm" fo:border="0.002cm solid #ffffff">
        <style:background-image/>
      </style:table-cell-properties>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background-color="#e6e6ff" fo:padding="0.097cm" fo:border="0.002cm solid #ffffff">
        <style:background-image/>
      </style:table-cell-properties>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background-color="#e6e6ff" fo:padding="0.097cm" fo:border="0.002cm solid #ffffff">
        <style:background-image/>
      </style:table-cell-properties>
    </style:style>
    <style:style style:name="表格127" style:family="table">
      <style:table-properties style:width="19.006cm" table:align="margins" style:writing-mode="lr-tb"/>
    </style:style>
    <style:style style:name="表格127.A" style:family="table-column">
      <style:table-column-properties style:column-width="19.006cm" style:rel-column-width="65535*"/>
    </style:style>
    <style:style style:name="表格127.A1" style:family="table-cell">
      <style:table-cell-properties fo:background-color="#e6e6ff" fo:padding="0.097cm" fo:border="0.002cm solid #ffffff">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background-color="#e6e6ff" fo:padding="0.097cm" fo:border="0.002cm solid #ffffff">
        <style:background-image/>
      </style:table-cell-properties>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background-color="#e6e6ff" fo:padding="0.097cm" fo:border="0.002cm solid #ffffff">
        <style:background-image/>
      </style:table-cell-properties>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background-color="#e6e6ff" fo:padding="0.097cm" fo:border="0.002cm solid #ffffff">
        <style:background-image/>
      </style:table-cell-properties>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background-color="#e6e6ff" fo:padding="0.097cm" fo:border="0.002cm solid #ffffff">
        <style:background-image/>
      </style:table-cell-properties>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background-color="#e6e6ff" fo:padding="0.097cm" fo:border="0.002cm solid #ffffff">
        <style:background-image/>
      </style:table-cell-properties>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background-color="#e6e6ff" fo:padding="0.097cm" fo:border="0.002cm solid #ffffff">
        <style:background-image/>
      </style:table-cell-properties>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background-color="#e6e6ff" fo:padding="0.097cm" fo:border="0.002cm solid #ffffff">
        <style:background-image/>
      </style:table-cell-properties>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background-color="#e6e6ff" fo:padding="0.097cm" fo:border="0.002cm solid #ffffff">
        <style:background-image/>
      </style:table-cell-properties>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background-color="#e6e6ff" fo:padding="0.097cm" fo:border="0.002cm solid #ffffff">
        <style:background-image/>
      </style:table-cell-properties>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background-color="#e6e6ff" fo:padding="0.097cm" fo:border="0.002cm solid #ffffff">
        <style:background-image/>
      </style:table-cell-properties>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background-color="#e6e6ff" fo:padding="0.097cm" fo:border="0.002cm solid #ffffff">
        <style:background-image/>
      </style:table-cell-properties>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background-color="#e6e6ff" fo:padding="0.097cm" fo:border="0.002cm solid #ffffff">
        <style:background-image/>
      </style:table-cell-properties>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background-color="#e6e6ff" fo:padding="0.097cm" fo:border="0.002cm solid #ffffff">
        <style:background-image/>
      </style:table-cell-properties>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background-color="#e6e6ff" fo:padding="0.097cm" fo:border="0.002cm solid #ffffff">
        <style:background-image/>
      </style:table-cell-properties>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background-color="#e6e6ff" fo:padding="0.097cm" fo:border="0.002cm solid #ffffff">
        <style:background-image/>
      </style:table-cell-properties>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background-color="#e6e6ff" fo:padding="0.097cm" fo:border="0.002cm solid #ffffff">
        <style:background-image/>
      </style:table-cell-properties>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background-color="#e6e6ff" fo:padding="0.097cm" fo:border="0.002cm solid #ffffff">
        <style:background-image/>
      </style:table-cell-properties>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background-color="#e6e6ff" fo:padding="0.097cm" fo:border="0.002cm solid #ffffff">
        <style:background-image/>
      </style:table-cell-properties>
    </style:style>
    <style:style style:name="表格147" style:family="table">
      <style:table-properties style:width="19.006cm" table:align="margins" style:writing-mode="lr-tb"/>
    </style:style>
    <style:style style:name="表格147.A" style:family="table-column">
      <style:table-column-properties style:column-width="19.006cm" style:rel-column-width="65535*"/>
    </style:style>
    <style:style style:name="表格147.A1" style:family="table-cell">
      <style:table-cell-properties fo:background-color="#e6e6ff" fo:padding="0.097cm" fo:border="0.002cm solid #ffffff">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background-color="#e6e6ff" fo:padding="0.097cm" fo:border="0.002cm solid #ffffff">
        <style:background-image/>
      </style:table-cell-properties>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background-color="#e6e6ff" fo:padding="0.097cm" fo:border="0.002cm solid #ffffff">
        <style:background-image/>
      </style:table-cell-properties>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background-color="#e6e6ff" fo:padding="0.097cm" fo:border="0.002cm solid #ffffff">
        <style:background-image/>
      </style:table-cell-properties>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background-color="#e6e6ff" fo:padding="0.097cm" fo:border="0.002cm solid #ffffff">
        <style:background-image/>
      </style:table-cell-properties>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background-color="#e6e6ff" fo:padding="0.097cm" fo:border="0.002cm solid #ffffff">
        <style:background-image/>
      </style:table-cell-properties>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background-color="#e6e6ff" fo:padding="0.097cm" fo:border="0.002cm solid #ffffff">
        <style:background-image/>
      </style:table-cell-properties>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background-color="#e6e6ff" fo:padding="0.097cm" fo:border="0.002cm solid #ffffff">
        <style:background-image/>
      </style:table-cell-properties>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background-color="#e6e6ff" fo:padding="0.097cm" fo:border="0.002cm solid #ffffff">
        <style:background-image/>
      </style:table-cell-properties>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background-color="#e6e6ff" fo:padding="0.097cm" fo:border="0.002cm solid #ffffff">
        <style:background-image/>
      </style:table-cell-properties>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background-color="#e6e6ff" fo:padding="0.097cm" fo:border="0.002cm solid #ffffff">
        <style:background-image/>
      </style:table-cell-properties>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background-color="#e6e6ff" fo:padding="0.097cm" fo:border="0.002cm solid #ffffff">
        <style:background-image/>
      </style:table-cell-properties>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background-color="#e6e6ff" fo:padding="0.097cm" fo:border="0.002cm solid #ffffff">
        <style:background-image/>
      </style:table-cell-properties>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background-color="#e6e6ff" fo:padding="0.097cm" fo:border="0.002cm solid #ffffff">
        <style:background-image/>
      </style:table-cell-properties>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background-color="#e6e6ff" fo:padding="0.097cm" fo:border="0.002cm solid #ffffff">
        <style:background-image/>
      </style:table-cell-properties>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background-color="#e6e6ff" fo:padding="0.097cm" fo:border="0.002cm solid #ffffff">
        <style:background-image/>
      </style:table-cell-properties>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background-color="#e6e6ff" fo:padding="0.097cm" fo:border="0.002cm solid #ffffff">
        <style:background-image/>
      </style:table-cell-properties>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background-color="#e6e6ff" fo:padding="0.097cm" fo:border="0.002cm solid #ffffff">
        <style:background-image/>
      </style:table-cell-properties>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background-color="#e6e6ff" fo:padding="0.097cm" fo:border="0.002cm solid #ffffff">
        <style:background-image/>
      </style:table-cell-properties>
    </style:style>
    <style:style style:name="表格166" style:family="table">
      <style:table-properties style:width="19.006cm" table:align="margins" style:writing-mode="lr-tb"/>
    </style:style>
    <style:style style:name="表格166.A" style:family="table-column">
      <style:table-column-properties style:column-width="19.006cm" style:rel-column-width="65535*"/>
    </style:style>
    <style:style style:name="表格166.A1" style:family="table-cell">
      <style:table-cell-properties fo:background-color="#e6e6ff" fo:padding="0.097cm" fo:border="0.002cm solid #ffffff">
        <style:background-image/>
      </style:table-cell-properties>
    </style:style>
    <style:style style:name="表格96" style:family="table">
      <style:table-properties style:width="18.927cm" table:align="margins" style:shadow="#808080 0.079cm 0.079cm" style:writing-mode="lr-tb"/>
    </style:style>
    <style:style style:name="表格96.A" style:family="table-column">
      <style:table-column-properties style:column-width="6.777cm" style:rel-column-width="23464*"/>
    </style:style>
    <style:style style:name="表格96.B" style:family="table-column">
      <style:table-column-properties style:column-width="12.15cm" style:rel-column-width="42071*"/>
    </style:style>
    <style:style style:name="表格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96.B1" style:family="table-cell">
      <style:table-cell-properties fo:background-color="#e6e6ff" fo:padding="0.097cm" fo:border="0.002cm solid #ffffff">
        <style:background-image/>
      </style:table-cell-properties>
    </style:style>
    <style:style style:name="表格96.A2" style:family="table-cell">
      <style:table-cell-properties fo:background-color="#e6e6ff" fo:padding="0.097cm" fo:border-left="0.002cm solid #ffffff" fo:border-right="none" fo:border-top="none" fo:border-bottom="0.002cm solid #ffffff">
        <style:background-image/>
      </style:table-cell-properties>
    </style:style>
    <style:style style:name="表格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9.006cm" table:align="margins" style:writing-mode="lr-tb"/>
    </style:style>
    <style:style style:name="表格98.A" style:family="table-column">
      <style:table-column-properties style:column-width="19.006cm" style:rel-column-width="65535*"/>
    </style:style>
    <style:style style:name="表格98.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background-color="#e6e6ff" fo:padding="0.097cm" fo:border="0.002cm solid #ffffff">
        <style:background-image/>
      </style:table-cell-properties>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background-color="#e6e6ff" fo:padding="0.097cm" fo:border="0.002cm solid #ffffff">
        <style:background-image/>
      </style:table-cell-properties>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background-color="#e6e6ff" fo:padding="0.097cm" fo:border="0.002cm solid #ffffff">
        <style:background-image/>
      </style:table-cell-properties>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background-color="#e6e6ff" fo:padding="0.097cm" fo:border="0.002cm solid #ffffff">
        <style:background-image/>
      </style:table-cell-properties>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background-color="#e6e6ff" fo:padding="0.097cm" fo:border="0.002cm solid #ffffff">
        <style:background-image/>
      </style:table-cell-properties>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background-color="#e6e6ff" fo:padding="0.097cm" fo:border="0.002cm solid #ffffff">
        <style:background-image/>
      </style:table-cell-properties>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background-color="#e6e6ff" fo:padding="0.097cm" fo:border="0.002cm solid #ffffff">
        <style:background-image/>
      </style:table-cell-properties>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background-color="#e6e6ff" fo:padding="0.097cm" fo:border="0.002cm solid #ffffff">
        <style:background-image/>
      </style:table-cell-properties>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background-color="#e6e6ff" fo:padding="0.097cm" fo:border="0.002cm solid #ffffff">
        <style:background-image/>
      </style:table-cell-properties>
    </style:style>
    <style:style style:name="表格176" style:family="table">
      <style:table-properties style:width="19.006cm" table:align="margins" style:writing-mode="lr-tb"/>
    </style:style>
    <style:style style:name="表格176.A" style:family="table-column">
      <style:table-column-properties style:column-width="19.006cm" style:rel-column-width="65535*"/>
    </style:style>
    <style:style style:name="表格176.A1" style:family="table-cell">
      <style:table-cell-properties fo:background-color="#e6e6ff" fo:padding="0.097cm" fo:border="0.002cm solid #ffffff">
        <style:background-image/>
      </style:table-cell-properties>
    </style:style>
    <style:style style:name="表格177" style:family="table">
      <style:table-properties style:width="19.006cm" table:align="margins" style:writing-mode="lr-tb"/>
    </style:style>
    <style:style style:name="表格177.A" style:family="table-column">
      <style:table-column-properties style:column-width="19.006cm" style:rel-column-width="65535*"/>
    </style:style>
    <style:style style:name="表格177.A1" style:family="table-cell">
      <style:table-cell-properties fo:background-color="#e6e6ff" fo:padding="0.097cm" fo:border="0.002cm solid #ffffff">
        <style:background-image/>
      </style:table-cell-properties>
    </style:style>
    <style:style style:name="表格178" style:family="table">
      <style:table-properties style:width="19.006cm" table:align="margins" style:writing-mode="lr-tb"/>
    </style:style>
    <style:style style:name="表格178.A" style:family="table-column">
      <style:table-column-properties style:column-width="19.006cm" style:rel-column-width="65535*"/>
    </style:style>
    <style:style style:name="表格178.A1" style:family="table-cell">
      <style:table-cell-properties fo:background-color="#e6e6ff" fo:padding="0.097cm" fo:border="0.002cm solid #ffffff">
        <style:background-image/>
      </style:table-cell-properties>
    </style:style>
    <style:style style:name="表格179" style:family="table">
      <style:table-properties style:width="19.006cm" table:align="margins" style:writing-mode="lr-tb"/>
    </style:style>
    <style:style style:name="表格179.A" style:family="table-column">
      <style:table-column-properties style:column-width="19.006cm" style:rel-column-width="65535*"/>
    </style:style>
    <style:style style:name="表格179.A1" style:family="table-cell">
      <style:table-cell-properties fo:background-color="#e6e6ff" fo:padding="0.097cm" fo:border="0.002cm solid #ffffff">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background-color="#e6e6ff" fo:padding="0.097cm" fo:border="0.002cm solid #ffffff">
        <style:background-image/>
      </style:table-cell-properties>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7"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8" style:family="paragraph" style:parent-style-name="Heading_20_1" style:list-style-name="WW8Num13">
      <style:paragraph-properties fo:margin-left="0.75cm" fo:margin-right="0cm" fo:text-indent="-0.75cm" style:auto-text-indent="false"/>
    </style:style>
    <style:style style:name="P49"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0"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9"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0"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T39" style:family="text">
      <style:text-properties style:font-name-asian="Times New Roma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29577220" text:style-name="WW8Num13">
        <text:list-item>
          <text:h text:style-name="P48" text:outline-level="1"><text:soft-page-break/>概述</text:h>
          <text:list>
            <text:list-item>
              <text:h text:style-name="P51"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30414731" text:continue-numbering="true" text:style-name="WW8Num13">
        <text:list-item>
          <text:h text:style-name="P49" text:outline-level="1"><text:soft-page-break/>libcstl库的基本结构</text:h>
          <text:list>
            <text:list-item>
              <text:h text:style-name="P53"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0403814" text:continue-numbering="true" text:style-name="WW8Num13">
        <text:list-item>
          <text:list>
            <text:list-item>
              <text:h text:style-name="P59"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0396337" text:continue-numbering="true" text:style-name="WW8Num13">
        <text:list-item>
          <text:list>
            <text:list-item>
              <text:h text:style-name="P55"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0393968" text:continue-numbering="true" text:style-name="WW8Num13">
        <text:list-item>
          <text:list>
            <text:list-item>
              <text:h text:style-name="P55"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0404301" text:continue-numbering="true" text:style-name="WW8Num13">
        <text:list-item>
          <text:list>
            <text:list-item>
              <text:h text:style-name="P55"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0397227" text:continue-numbering="true" text:style-name="WW8Num13">
        <text:list-item>
          <text:h text:style-name="P49"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0393636" text:continue-numbering="true" text:style-name="WW8Num13">
        <text:list-item>
          <text:list>
            <text:list-item>
              <text:h text:style-name="P56"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0387392" text:continue-numbering="true" text:style-name="WW8Num13">
        <text:list-item>
          <text:list>
            <text:list-item>
              <text:h text:style-name="P55"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0387941" text:continue-numbering="true" text:style-name="WW8Num13">
        <text:list-item>
          <text:list>
            <text:list-item>
              <text:h text:style-name="P54"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0403843" text:continue-numbering="true" text:style-name="WW8Num13">
        <text:list-item>
          <text:h text:style-name="P50"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0399402" text:continue-numbering="true" text:style-name="WW8Num13">
        <text:list-item>
          <text:list>
            <text:list-item>
              <text:h text:style-name="P55"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0405185" text:continue-numbering="true" text:style-name="WW8Num13">
        <text:list-item>
          <text:list>
            <text:list-item>
              <text:h text:style-name="P55"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30387882" text:continue-numbering="true" text:style-name="WW8Num13">
        <text:list-item>
          <text:list>
            <text:list-item>
              <text:h text:style-name="P55"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0392845" text:continue-numbering="true" text:style-name="WW8Num13">
        <text:list-item>
          <text:list>
            <text:list-item>
              <text:h text:style-name="P58"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0413652" text:continue-numbering="true" text:style-name="WW8Num13">
        <text:list-item>
          <text:list>
            <text:list-item>
              <text:h text:style-name="P58"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0412235" text:continue-numbering="true" text:style-name="WW8Num13">
        <text:list-item>
          <text:list>
            <text:list-item>
              <text:h text:style-name="P55"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0401195" text:continue-numbering="true" text:style-name="WW8Num13">
        <text:list-item>
          <text:h text:style-name="P50"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0387138" text:continue-numbering="true" text:style-name="WW8Num13">
        <text:list-item>
          <text:list>
            <text:list-item>
              <text:h text:style-name="P55"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0408087" text:continue-numbering="true" text:style-name="WW8Num13">
        <text:list-item>
          <text:list>
            <text:list-item>
              <text:h text:style-name="P55"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0389328" text:continue-numbering="true" text:style-name="WW8Num13">
        <text:list-item>
          <text:list>
            <text:list-item>
              <text:h text:style-name="P55"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0388568" text:continue-numbering="true" text:style-name="WW8Num13">
        <text:list-item>
          <text:list>
            <text:list-item>
              <text:h text:style-name="P55"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0418396" text:continue-numbering="true" text:style-name="WW8Num13">
        <text:list-item>
          <text:h text:style-name="P50"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0398758" text:continue-numbering="true" text:style-name="WW8Num13">
        <text:list-item>
          <text:list>
            <text:list-item>
              <text:h text:style-name="P58"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0397318" text:continue-numbering="true" text:style-name="WW8Num13">
        <text:list-item>
          <text:list>
            <text:list-item>
              <text:h text:style-name="P58"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0413991" text:continue-numbering="true" text:style-name="WW8Num13">
        <text:list-item>
          <text:list>
            <text:list-item>
              <text:h text:style-name="P58"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0391045" text:continue-numbering="true" text:style-name="WW8Num13">
        <text:list-item>
          <text:list>
            <text:list-item>
              <text:h text:style-name="P55"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ext:soft-page-break/>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0399789"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text:soft-page-break/>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30408956" text:continue-numbering="true" text:style-name="WW8Num13">
        <text:list-item>
          <text:list>
            <text:list-item>
              <text:h text:style-name="P55"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text:soft-page-break/>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soft-page-break/><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0399315" text:continue-numbering="true" text:style-name="WW8Num13">
        <text:list-item>
          <text:h text:style-name="P50"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0412932" text:continue-numbering="true" text:style-name="WW8Num13">
        <text:list-item>
          <text:list>
            <text:list-item>
              <text:h text:style-name="P58"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0418442" text:continue-numbering="true" text:style-name="WW8Num13">
        <text:list-item>
          <text:list>
            <text:list-item>
              <text:h text:style-name="P58"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30409506" text:continue-numbering="true" text:style-name="WW8Num13">
        <text:list-item>
          <text:list>
            <text:list-item>
              <text:h text:style-name="P58"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0416504" text:continue-numbering="true" text:style-name="WW8Num13">
        <text:list-item>
          <text:list>
            <text:list-item>
              <text:h text:style-name="P58"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30397686" text:continue-numbering="true" text:style-name="WW8Num13">
        <text:list-item>
          <text:list>
            <text:list-item>
              <text:h text:style-name="P55"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30406885"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0398275" text:continue-numbering="true" text:style-name="WW8Num13">
        <text:list-item>
          <text:h text:style-name="P50"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30392290" text:continue-numbering="true" text:style-name="WW8Num13">
        <text:list-item>
          <text:list>
            <text:list-item>
              <text:h text:style-name="P57"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30414448" text:continue-numbering="true" text:style-name="WW8Num13">
        <text:list-item>
          <text:list>
            <text:list-item>
              <text:h text:style-name="P57"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30396735" text:continue-numbering="true" text:style-name="WW8Num13">
        <text:list-item>
          <text:list>
            <text:list-item>
              <text:h text:style-name="P57"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30398637" text:continue-numbering="true" text:style-name="WW8Num13">
        <text:list-item>
          <text:list>
            <text:list-item>
              <text:h text:style-name="P55"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30409706" text:continue-numbering="true" text:style-name="WW8Num13">
        <text:list-item>
          <text:list>
            <text:list-item>
              <text:h text:style-name="P55"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30393376" text:continue-numbering="true" text:style-name="WW8Num13">
        <text:list-item>
          <text:list>
            <text:list-item>
              <text:h text:style-name="P55"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0403757" text:continue-numbering="true" text:style-name="WW8Num13">
        <text:list-item>
          <text:h text:style-name="P50"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30403961" text:continue-numbering="true" text:style-name="WW8Num13">
        <text:list-item>
          <text:list>
            <text:list-item>
              <text:h text:style-name="P52"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30415876" text:continue-numbering="true" text:style-name="WW8Num13">
        <text:list-item>
          <text:list>
            <text:list-item>
              <text:h text:style-name="P52"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30400203" text:continue-numbering="true" text:style-name="WW8Num13">
        <text:list-item>
          <text:list>
            <text:list-item>
              <text:h text:style-name="P52"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30394596" text:continue-numbering="true" text:style-name="WW8Num13">
        <text:list-item>
          <text:list>
            <text:list-item>
              <text:h text:style-name="P55"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30399501" text:continue-numbering="true" text:style-name="WW8Num13">
        <text:list-item>
          <text:list>
            <text:list-item>
              <text:h text:style-name="P55"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30389663"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0416067" text:continue-numbering="true" text:style-name="WW8Num13">
        <text:list-item>
          <text:h text:style-name="P50"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30394478" text:continue-numbering="true" text:style-name="WW8Num13">
        <text:list-item>
          <text:list>
            <text:list-item>
              <text:h text:style-name="P52"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30387739" text:continue-numbering="true" text:style-name="WW8Num13">
        <text:list-item>
          <text:list>
            <text:list-item>
              <text:h text:style-name="P52"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30400713" text:continue-numbering="true" text:style-name="WW8Num13">
        <text:list-item>
          <text:list>
            <text:list-item>
              <text:h text:style-name="P55"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30409906" text:continue-numbering="true" text:style-name="WW8Num13">
        <text:list-item>
          <text:list>
            <text:list-item>
              <text:h text:style-name="P55"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0404740" text:continue-numbering="true" text:style-name="WW8Num13">
        <text:list-item>
          <text:h text:style-name="P50"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30393643" text:continue-numbering="true" text:style-name="WW8Num13">
        <text:list-item>
          <text:list>
            <text:list-item>
              <text:h text:style-name="P52"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30401460" text:continue-numbering="true" text:style-name="WW8Num13">
        <text:list-item>
          <text:list>
            <text:list-item>
              <text:h text:style-name="P52"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30393501" text:continue-numbering="true" text:style-name="WW8Num13">
        <text:list-item>
          <text:list>
            <text:list-item>
              <text:h text:style-name="P55"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30406307" text:continue-numbering="true" text:style-name="WW8Num13">
        <text:list-item>
          <text:list>
            <text:list-item>
              <text:h text:style-name="P55"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0409712" text:continue-numbering="true" text:style-name="WW8Num13">
        <text:list-item>
          <text:h text:style-name="P50"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30395896" text:continue-numbering="true" text:style-name="WW8Num13">
        <text:list-item>
          <text:list>
            <text:list-item>
              <text:h text:style-name="P52"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30394141" text:continue-numbering="true" text:style-name="WW8Num13">
        <text:list-item>
          <text:list>
            <text:list-item>
              <text:h text:style-name="P52"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30412592" text:continue-numbering="true" text:style-name="WW8Num13">
        <text:list-item>
          <text:list>
            <text:list-item>
              <text:h text:style-name="P52"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30388473" text:continue-numbering="true" text:style-name="WW8Num13">
        <text:list-item>
          <text:list>
            <text:list-item>
              <text:h text:style-name="P55"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c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c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cpt_src指向的是已经初始化的basic_string容器，否则函数的行为是未定义的。pt_dest == NULL或者cpt_src == NULL，函数的行为是未定义的。两个容器保存的数据类型必须是一致的否则函数的行为是未定义的。初始化之后basic_string_size(pt_dest) == basic_string_size(cpt_src); <text:s/>容量符合前面描述的算法。</text:p>
      <text:p text:style-name="P26"/>
      <table:table table:name="表格55" table:style-name="表格55">
        <table:table-column table:style-name="表格55.A"/>
        <table:table-row>
          <table:table-cell table:style-name="表格55.A1" office:value-type="string">
            <text:p text:style-name="P32">void basic_string_init_copy_substring(</text:p>
            <text:p text:style-name="P32"><text:s text:c="4"/>basic_string_t* pt_dest, const basic_string_t* pt_src,</text:p>
            <text:p text:style-name="P32"><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56" table:style-name="表格56">
        <table:table-column table:style-name="表格56.A"/>
        <table:table-row>
          <table:table-cell table:style-name="表格56.A1" office:value-type="string">
            <text:p text:style-name="P32">void basic_string_init_copy_range(basic_string_t* pt_basic_string,</text:p>
            <text:p text:style-name="P32"><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6"/>
      <table:table table:name="表格57" table:style-name="表格57">
        <table:table-column table:style-name="表格57.A"/>
        <table:table-row>
          <table:table-cell table:style-name="表格57.A1" office:value-type="string">
            <text:p text:style-name="P32">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6"><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6"/>
      <table:table table:name="表格58" table:style-name="表格58">
        <table:table-column table:style-name="表格58.A"/>
        <table:table-row>
          <table:table-cell table:style-name="表格58.A1" office:value-type="string">
            <text:p text:style-name="P32">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返回NULL。</text:p>
      <text:p text:style-name="P26"/>
      <table:table table:name="Table470" table:style-name="Table470">
        <table:table-column table:style-name="Table470.A"/>
        <table:table-row>
          <table:table-cell table:style-name="Table470.A1" office:value-type="string">
            <text:p text:style-name="P32">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函数的行为是未定义的。</text:p>
      <text:p text:style-name="P26"/>
      <table:table table:name="Table471" table:style-name="Table471">
        <table:table-column table:style-name="Table471.A"/>
        <table:table-row>
          <table:table-cell table:style-name="Table471.A1" office:value-type="string">
            <text:p text:style-name="P32">size_t basic_string_copy(const basic_string_t* cpt_basic_string,</text:p>
            <text:p text:style-name="P32"><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6"><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6"/>
      <table:table table:name="Table472" table:style-name="Table472">
        <table:table-column table:style-name="Table472.A"/>
        <table:table-row>
          <table:table-cell table:style-name="Table472.A1" office:value-type="string">
            <text:p text:style-name="P32">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6"><text:tab/>如果cpt_basic_string == NULL或者basic_string容器一定已经初始化的容器，否则函数的行为是未定义的。</text:p>
      <text:p text:style-name="P26"><text:soft-page-break/></text:p>
      <table:table table:name="Table473" table:style-name="Table473">
        <table:table-column table:style-name="Table473.A"/>
        <table:table-row>
          <table:table-cell table:style-name="Table473.A1" office:value-type="string">
            <text:p text:style-name="P32">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6"><text:tab/>如果cpt_basic_string == NULL或者basic_string容器一定已经初始化的容器，否则函数的行为是未定义的。这个函数与basic_string_size()相同。</text:p>
      <text:p text:style-name="P26"/>
      <table:table table:name="Table474" table:style-name="Table474">
        <table:table-column table:style-name="Table474.A"/>
        <table:table-row>
          <table:table-cell table:style-name="Table474.A1" office:value-type="string">
            <text:p text:style-name="P32">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6"><text:tab/>如果cpt_basic_string == NULL或者basic_string容器一定已经初始化的容器，否则函数的行为是未定义的。</text:p>
      <text:p text:style-name="P26"/>
      <table:table table:name="Table475" table:style-name="Table475">
        <table:table-column table:style-name="Table475.A"/>
        <table:table-row>
          <table:table-cell table:style-name="Table475.A1" office:value-type="string">
            <text:p text:style-name="P32">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6"><text:tab/>cpt_basic_string == NULL则函数的行为是未定义的，cpt_basic_string指向的容器是经过初始化以后的basic_string容器，否则函数的行为是未定义的。这个最大数量是与系统相关的，不是一个固定的值。</text:p>
      <text:p text:style-name="P26"/>
      <table:table table:name="Table476" table:style-name="Table476">
        <table:table-column table:style-name="Table476.A"/>
        <table:table-row>
          <table:table-cell table:style-name="Table476.A1" office:value-type="string">
            <text:p text:style-name="P32">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6"><text:tab/>cpt_basic_string == NULL则函数的行为是未定义的，cpt_basic_string指向的容器是经过初始化以后的basic_string<text:soft-page-break/>容器，否则函数的行为是未定义的。容量符合前面描述的算法。</text:p>
      <text:p text:style-name="P26"/>
      <table:table table:name="Table477" table:style-name="Table477">
        <table:table-column table:style-name="Table477.A"/>
        <table:table-row>
          <table:table-cell table:style-name="Table477.A1" office:value-type="string">
            <text:p text:style-name="P32">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6"><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6"/>
      <table:table table:name="表格59" table:style-name="表格59">
        <table:table-column table:style-name="表格59.A"/>
        <table:table-row>
          <table:table-cell table:style-name="表格59.A1" office:value-type="string">
            <text:p text:style-name="P32">bool_t basic_string_equal(</text:p>
            <text:p text:style-name="P32"><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6"/>
      <table:table table:name="表格60" table:style-name="表格60">
        <table:table-column table:style-name="表格60.A"/>
        <table:table-row>
          <table:table-cell table:style-name="表格60.A1" office:value-type="string">
            <text:p text:style-name="P32">bool_t basic_string_not_equal(</text:p>
            <text:p text:style-name="P32"><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6"/>
      <table:table table:name="表格61" table:style-name="表格61">
        <table:table-column table:style-name="表格61.A"/>
        <table:table-row>
          <table:table-cell table:style-name="表格61.A1" office:value-type="string">
            <text:p text:style-name="P32">bool_t basic_string_less(</text:p>
            <text:p text:style-name="P32"><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6"/>
      <table:table table:name="表格62" table:style-name="表格62">
        <table:table-column table:style-name="表格62.A"/>
        <table:table-row>
          <table:table-cell table:style-name="表格62.A1" office:value-type="string">
            <text:p text:style-name="P32">bool_t basic_string_less_equal(</text:p>
            <text:p text:style-name="P32"><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6"/>
      <table:table table:name="表格63" table:style-name="表格63">
        <table:table-column table:style-name="表格63.A"/>
        <table:table-row>
          <table:table-cell table:style-name="表格63.A1" office:value-type="string">
            <text:p text:style-name="P32">bool_t basic_string_greater(</text:p>
            <text:p text:style-name="P32"><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6"/>
      <table:table table:name="表格64" table:style-name="表格64">
        <table:table-column table:style-name="表格64.A"/>
        <table:table-row>
          <table:table-cell table:style-name="表格64.A1" office:value-type="string">
            <text:p text:style-name="P32">bool_t basic_string_greater_equal(</text:p>
            <text:p text:style-name="P32"><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6"/>
      <table:table table:name="表格65" table:style-name="表格65">
        <table:table-column table:style-name="表格65.A"/>
        <table:table-row>
          <table:table-cell table:style-name="表格65.A1" office:value-type="string">
            <text:p text:style-name="P32">bool_t basic_string_equal_cstr(</text:p>
            <text:p text:style-name="P32"><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6"/>
      <table:table table:name="Table478" table:style-name="Table478">
        <table:table-column table:style-name="Table478.A"/>
        <table:table-row>
          <table:table-cell table:style-name="Table478.A1" office:value-type="string">
            <text:p text:style-name="P32">bool_t basic_string_not_equal_cstr(</text:p>
            <text:p text:style-name="P32"><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79" table:style-name="Table479">
        <table:table-column table:style-name="Table479.A"/>
        <table:table-row>
          <table:table-cell table:style-name="Table479.A1" office:value-type="string">
            <text:p text:style-name="P32">bool_t basic_string_less_cstr(</text:p>
            <text:p text:style-name="P32"><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6"/>
      <table:table table:name="Table480" table:style-name="Table480">
        <table:table-column table:style-name="Table480.A"/>
        <table:table-row>
          <table:table-cell table:style-name="Table480.A1" office:value-type="string">
            <text:p text:style-name="P32">bool_t basic_string_less_equal_cstr(</text:p>
            <text:p text:style-name="P32"><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6"/>
      <table:table table:name="Table481" table:style-name="Table481">
        <table:table-column table:style-name="Table481.A"/>
        <text:soft-page-break/>
        <table:table-row>
          <table:table-cell table:style-name="Table481.A1" office:value-type="string">
            <text:p text:style-name="P32">bool_t basic_string_greater_cstr(</text:p>
            <text:p text:style-name="P32"><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6"/>
      <table:table table:name="Table482" table:style-name="Table482">
        <table:table-column table:style-name="Table482.A"/>
        <table:table-row>
          <table:table-cell table:style-name="Table482.A1" office:value-type="string">
            <text:p text:style-name="P32">bool_t basic_string_greater_equal_cstr(</text:p>
            <text:p text:style-name="P32"><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6"/>
      <table:table table:name="Table483" table:style-name="Table483">
        <table:table-column table:style-name="Table483.A"/>
        <table:table-row>
          <table:table-cell table:style-name="Table483.A1" office:value-type="string">
            <text:p text:style-name="P32">int basic_string_compare(</text:p>
            <text:p text:style-name="P32"><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6"/>
      <table:table table:name="Table484" table:style-name="Table484">
        <table:table-column table:style-name="Table484.A"/>
        <table:table-row>
          <table:table-cell table:style-name="Table484.A1" office:value-type="string">
            <text:p text:style-name="P32">int basic_string_compare_substring_string(</text:p>
            <text:p text:style-name="P32"><text:s text:c="4"/>const basic_string_t* cpt_first, size_t t_pos, size_t t_len,</text:p>
            <text:p text:style-name="P32"><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5" table:style-name="Table485">
        <table:table-column table:style-name="Table485.A"/>
        <table:table-row>
          <table:table-cell table:style-name="Table485.A1" office:value-type="string">
            <text:p text:style-name="P32">int basic_string_compare_substring_substring(</text:p>
            <text:p text:style-name="P32"><text:s text:c="4"/>const basic_string_t* cpt_first, size_t t_firstpos, size_t t_firstlen,</text:p>
            <text:p text:style-name="P32"><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6"/>
      <table:table table:name="Table486" table:style-name="Table486">
        <table:table-column table:style-name="Table486.A"/>
        <table:table-row>
          <table:table-cell table:style-name="Table486.A1" office:value-type="string">
            <text:p text:style-name="P32">int basic_string_compare_cstr(</text:p>
            <text:p text:style-name="P32"><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87" table:style-name="Table487">
        <table:table-column table:style-name="Table487.A"/>
        <table:table-row>
          <table:table-cell table:style-name="Table487.A1" office:value-type="string">
            <text:p text:style-name="P32">int basic_string_compare_substring_cstr(</text:p>
            <text:p text:style-name="P32"><text:s text:c="4"/>const basic_string_t* cpt_basic_string, size_t t_pos, size_t t_len,</text:p>
            <text:p text:style-name="P32"><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8" table:style-name="Table488">
        <table:table-column table:style-name="Table488.A"/>
        <table:table-row>
          <table:table-cell table:style-name="Table488.A1" office:value-type="string">
            <text:p text:style-name="P32">int basic_string_compare_substring_subcstr(</text:p>
            <text:p text:style-name="P32"><text:s text:c="4"/>const basic_string_t* cpt_basic_string, size_t t_pos, size_t t_len,</text:p>
            <text:p text:style-name="P32"><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6"/>
      <table:table table:name="表格66" table:style-name="表格66">
        <table:table-column table:style-name="表格66.A"/>
        <table:table-row>
          <table:table-cell table:style-name="表格66.A1" office:value-type="string">
            <text:p text:style-name="P32">basic_string_t* basic_string_substr(</text:p>
            <text:p text:style-name="P32"><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6"><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6"/>
      <table:table table:name="表格67" table:style-name="表格67">
        <table:table-column table:style-name="表格67.A"/>
        <table:table-row>
          <table:table-cell table:style-name="表格67.A1" office:value-type="string">
            <text:p text:style-name="P32">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6"><text:tab/>pt_dest == NULL或者cpt_src == NULL则函数的行为是未定义的，pt_dest和cpt_src必须是已经初始化的，否则函数的行为是未定义的。pt_dest和cpt_src包含的数据类型必须是相同的，否则函数的行为是未定义的。</text:p>
      <text:p text:style-name="P21"/>
      <table:table table:name="表格68" table:style-name="表格68">
        <table:table-column table:style-name="表格68.A"/>
        <text:soft-page-break/>
        <table:table-row>
          <table:table-cell table:style-name="表格68.A1" office:value-type="string">
            <text:p text:style-name="P32">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6"/>
      <table:table table:name="表格69" table:style-name="表格69">
        <table:table-column table:style-name="表格69.A"/>
        <table:table-row>
          <table:table-cell table:style-name="表格69.A1" office:value-type="string">
            <text:p text:style-name="P32">void basic_string_connect_cstr(</text:p>
            <text:p text:style-name="P32"><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6"><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6"/>
      <table:table table:name="表格70" table:style-name="表格70">
        <table:table-column table:style-name="表格70.A"/>
        <table:table-row>
          <table:table-cell table:style-name="表格70.A1" office:value-type="string">
            <text:p text:style-name="P32">size_t basic_string_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1" table:style-name="表格71">
        <table:table-column table:style-name="表格71.A"/>
        <table:table-row>
          <table:table-cell table:style-name="表格71.A1" office:value-type="string">
            <text:p text:style-name="P32">size_t basic_string_find_cstr(</text:p>
            <text:p text:style-name="P32"><text:soft-page-break/><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2" table:style-name="表格72">
        <table:table-column table:style-name="表格72.A"/>
        <table:table-row>
          <table:table-cell table:style-name="表格72.A1" office:value-type="string">
            <text:p text:style-name="P32">size_t basic_string_find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Table489" table:style-name="Table489">
        <table:table-column table:style-name="Table489.A"/>
        <table:table-row>
          <table:table-cell table:style-name="Table489.A1" office:value-type="string">
            <text:p text:style-name="P32">size_t basic_string_find_elem(</text:p>
            <text:p text:style-name="P32"><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Table490" table:style-name="Table490">
        <table:table-column table:style-name="Table490.A"/>
        <table:table-row>
          <table:table-cell table:style-name="Table490.A1" office:value-type="string">
            <text:p text:style-name="P32">size_t basic_string_r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73" table:style-name="表格73">
        <table:table-column table:style-name="表格73.A"/>
        <table:table-row>
          <table:table-cell table:style-name="表格73.A1" office:value-type="string">
            <text:p text:style-name="P32">size_t basic_string_rfind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Table491" table:style-name="Table491">
        <table:table-column table:style-name="Table491.A"/>
        <table:table-row>
          <table:table-cell table:style-name="Table491.A1" office:value-type="string">
            <text:p text:style-name="P32">size_t basic_string_rfind_subcstr(</text:p>
            <text:p text:style-name="P32"><text:soft-page-break/><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2" table:style-name="Table492">
        <table:table-column table:style-name="Table492.A"/>
        <table:table-row>
          <table:table-cell table:style-name="Table492.A1" office:value-type="string">
            <text:p text:style-name="P32">size_t basic_string_rfind_elem(</text:p>
            <text:p text:style-name="P32"><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Table493" table:style-name="Table493">
        <table:table-column table:style-name="Table493.A"/>
        <table:table-row>
          <table:table-cell table:style-name="Table493.A1" office:value-type="string">
            <text:p text:style-name="P32">size_t basic_string_find_firs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Table494" table:style-name="Table494">
        <table:table-column table:style-name="Table494.A"/>
        <table:table-row>
          <table:table-cell table:style-name="Table494.A1" office:value-type="string">
            <text:p text:style-name="P32">size_t basic_string_find_fir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Table495" table:style-name="Table495">
        <table:table-column table:style-name="Table495.A"/>
        <table:table-row>
          <table:table-cell table:style-name="Table495.A1" office:value-type="string">
            <text:p text:style-name="P32">size_t basic_string_find_fir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5" table:style-name="表格75">
        <table:table-column table:style-name="表格75.A"/>
        <table:table-row>
          <table:table-cell table:style-name="表格75.A1" office:value-type="string">
            <text:p text:style-name="P32">size_t basic_string_find_first_of_elem(</text:p>
            <text:p text:style-name="P32"><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4" table:style-name="表格74">
        <table:table-column table:style-name="表格74.A"/>
        <table:table-row>
          <table:table-cell table:style-name="表格74.A1" office:value-type="string">
            <text:p text:style-name="P32">size_t basic_string_find_fir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6" table:style-name="表格76">
        <table:table-column table:style-name="表格76.A"/>
        <table:table-row>
          <table:table-cell table:style-name="表格76.A1" office:value-type="string">
            <text:p text:style-name="P32">size_t basic_string_find_fir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7" table:style-name="表格77">
        <table:table-column table:style-name="表格77.A"/>
        <table:table-row>
          <table:table-cell table:style-name="表格77.A1" office:value-type="string">
            <text:p text:style-name="P32">size_t basic_string_find_fir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8" table:style-name="表格78">
        <table:table-column table:style-name="表格78.A"/>
        <table:table-row>
          <table:table-cell table:style-name="表格78.A1" office:value-type="string">
            <text:p text:style-name="P32">size_t basic_string_find_first_not_of_elem(</text:p>
            <text:p text:style-name="P32"><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9" table:style-name="表格79">
        <table:table-column table:style-name="表格79.A"/>
        <table:table-row>
          <table:table-cell table:style-name="表格79.A1" office:value-type="string">
            <text:p text:style-name="P32">size_t basic_string_find_last_of(</text:p>
            <text:p text:style-name="P32"><text:s text:c="4"/>const basic_string_t* cpt_basic_string, const basic_string_t* cpt_find,</text:p>
            <text:p text:style-name="P32"><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0" table:style-name="表格80">
        <table:table-column table:style-name="表格80.A"/>
        <table:table-row>
          <table:table-cell table:style-name="表格80.A1" office:value-type="string">
            <text:p text:style-name="P32">size_t basic_string_find_la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1" table:style-name="表格81">
        <table:table-column table:style-name="表格81.A"/>
        <table:table-row>
          <table:table-cell table:style-name="表格81.A1" office:value-type="string">
            <text:p text:style-name="P32">size_t basic_string_find_la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表格82" table:style-name="表格82">
        <table:table-column table:style-name="表格82.A"/>
        <table:table-row>
          <table:table-cell table:style-name="表格82.A1" office:value-type="string">
            <text:p text:style-name="P32">size_t basic_string_find_las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表格83" table:style-name="表格83">
        <table:table-column table:style-name="表格83.A"/>
        <table:table-row>
          <table:table-cell table:style-name="表格83.A1" office:value-type="string">
            <text:p text:style-name="P32">size_t basic_string_find_la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4" table:style-name="表格84">
        <table:table-column table:style-name="表格84.A"/>
        <table:table-row>
          <table:table-cell table:style-name="表格84.A1" office:value-type="string">
            <text:p text:style-name="P32">size_t basic_string_find_la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5" table:style-name="表格85">
        <table:table-column table:style-name="表格85.A"/>
        <table:table-row>
          <table:table-cell table:style-name="表格85.A1" office:value-type="string">
            <text:p text:style-name="P32">size_t basic_string_find_la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6" table:style-name="Table496">
        <table:table-column table:style-name="Table496.A"/>
        <table:table-row>
          <table:table-cell table:style-name="Table496.A1" office:value-type="string">
            <text:p text:style-name="P32">size_t basic_string_find_last_no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6"/>
      <table:table table:name="Table497" table:style-name="Table497">
        <table:table-column table:style-name="Table497.A"/>
        <table:table-row>
          <table:table-cell table:style-name="Table497.A1" office:value-type="string">
            <text:p text:style-name="P32">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6"><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6"/>
      <table:table table:name="Table498" table:style-name="Table498">
        <table:table-column table:style-name="Table498.A"/>
        <table:table-row>
          <table:table-cell table:style-name="Table498.A1" office:value-type="string">
            <text:p text:style-name="P32">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6"><text:tab/>cpt_basic_string == NULL则函数的行为是未定义的，cpt_basic_string指向的容器是经过初始化以后的basic_string容器，否则函数的行为是未定义的。</text:p>
      <text:p text:style-name="P26"/>
      <table:table table:name="Table499" table:style-name="Table499">
        <table:table-column table:style-name="Table499.A"/>
        <table:table-row>
          <table:table-cell table:style-name="Table499.A1" office:value-type="string">
            <text:p text:style-name="P32">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text:p>
      <text:p text:style-name="P26"/>
      <table:table table:name="Table500" table:style-name="Table500">
        <table:table-column table:style-name="Table500.A"/>
        <table:table-row>
          <table:table-cell table:style-name="Table500.A1" office:value-type="string">
            <text:p text:style-name="P32">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6"><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6"/>
      <table:table table:name="Table501" table:style-name="Table501">
        <table:table-column table:style-name="Table501.A"/>
        <table:table-row>
          <table:table-cell table:style-name="Table501.A1" office:value-type="string">
            <text:p text:style-name="P32">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6"/>
      <table:table table:name="Table502" table:style-name="Table502">
        <table:table-column table:style-name="Table502.A"/>
        <table:table-row>
          <table:table-cell table:style-name="Table502.A1" office:value-type="string">
            <text:p text:style-name="P32">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6"/>
      <table:table table:name="Table503" table:style-name="Table503">
        <table:table-column table:style-name="Table503.A"/>
        <table:table-row>
          <table:table-cell table:style-name="Table503.A1" office:value-type="string">
            <text:p text:style-name="P32">void basic_string_assign_substring(</text:p>
            <text:p text:style-name="P32"><text:s text:c="4"/>basic_string_t* pt_dest, const basic_string_t* cpt_src,</text:p>
            <text:p text:style-name="P32"><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05" table:style-name="Table505">
        <table:table-column table:style-name="Table505.A"/>
        <table:table-row>
          <table:table-cell table:style-name="Table505.A1" office:value-type="string">
            <text:p text:style-name="P32">void basic_string_assign_cstr(</text:p>
            <text:p text:style-name="P32"><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06" table:style-name="Table506">
        <table:table-column table:style-name="Table506.A"/>
        <table:table-row>
          <table:table-cell table:style-name="Table506.A1" office:value-type="string">
            <text:p text:style-name="P32">void basic_string_assign_subcstr(</text:p>
            <text:p text:style-name="P32"><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Table504" table:style-name="Table504">
        <table:table-column table:style-name="Table504.A"/>
        <table:table-row>
          <table:table-cell table:style-name="Table504.A1" office:value-type="string">
            <text:p text:style-name="P32">void<text:span text:style-name="T38">　</text:span><text:span text:style-name="T37">basic_string</text:span>_assign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07" table:style-name="Table507">
        <table:table-column table:style-name="Table507.A"/>
        <table:table-row>
          <table:table-cell table:style-name="Table507.A1" office:value-type="string">
            <text:p text:style-name="P32">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6"/>
      <table:table table:name="Table508" table:style-name="Table508">
        <table:table-column table:style-name="Table508.A"/>
        <table:table-row>
          <table:table-cell table:style-name="Table508.A1" office:value-type="string">
            <text:p text:style-name="P32">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6"/>
      <table:table table:name="Table509" table:style-name="Table509">
        <table:table-column table:style-name="Table509.A"/>
        <table:table-row>
          <table:table-cell table:style-name="Table509.A1" office:value-type="string">
            <text:p text:style-name="P32">void basic_string_append_substring(</text:p>
            <text:p text:style-name="P32"><text:s text:c="4"/>basic_string_t* pt_dest, const basic_string_t* cpt_src,</text:p>
            <text:p text:style-name="P32"><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11" table:style-name="Table511">
        <table:table-column table:style-name="Table511.A"/>
        <table:table-row>
          <table:table-cell table:style-name="Table511.A1" office:value-type="string">
            <text:p text:style-name="P32">void basic_string_append_cstr(</text:p>
            <text:p text:style-name="P32"><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12" table:style-name="Table512">
        <table:table-column table:style-name="Table512.A"/>
        <table:table-row>
          <table:table-cell table:style-name="Table512.A1" office:value-type="string">
            <text:p text:style-name="P32">void basic_string_append_subcstr(</text:p>
            <text:p text:style-name="P32"><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text:soft-page-break/></text:p>
      <table:table table:name="Table510" table:style-name="Table510">
        <table:table-column table:style-name="Table510.A"/>
        <table:table-row>
          <table:table-cell table:style-name="Table510.A1" office:value-type="string">
            <text:p text:style-name="P32">void<text:span text:style-name="T38">　</text:span><text:span text:style-name="T37">basic_string</text:span>_append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13" table:style-name="Table513">
        <table:table-column table:style-name="Table513.A"/>
        <table:table-row>
          <table:table-cell table:style-name="Table513.A1" office:value-type="string">
            <text:p text:style-name="P32">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1"/>
      <table:table table:name="Table514" table:style-name="Table514">
        <table:table-column table:style-name="Table514.A"/>
        <table:table-row>
          <table:table-cell table:style-name="Table514.A1" office:value-type="string">
            <text:p text:style-name="P32">basic_string_iterator_t basic_string_insert(</text:p>
            <text:p text:style-name="P32"><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6">注意：</text:p>
      <text:p text:style-name="P26"><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5" table:style-name="Table515">
        <table:table-column table:style-name="Table515.A"/>
        <table:table-row>
          <table:table-cell table:style-name="Table515.A1" office:value-type="string">
            <text:p text:style-name="P32">basic_string_iterator_t basic_string_insert_n(</text:p>
            <text:p text:style-name="P32"><text:s text:c="4"/>basic_string_t* pt_basic_string, basic_string_iterator_t it_pos,</text:p>
            <text:p text:style-name="P32"><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6" table:style-name="Table516">
        <table:table-column table:style-name="Table516.A"/>
        <table:table-row>
          <table:table-cell table:style-name="Table516.A1" office:value-type="string">
            <text:p text:style-name="P32">void basic_string_insert_string(</text:p>
            <text:p text:style-name="P32"><text:s text:c="4"/>basic_string_t* pt_basic_string, size_t t_pos,</text:p>
            <text:p text:style-name="P32"><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6"/>
      <table:table table:name="Table517" table:style-name="Table517">
        <table:table-column table:style-name="Table517.A"/>
        <table:table-row>
          <table:table-cell table:style-name="Table517.A1" office:value-type="string">
            <text:p text:style-name="P32">void basic_string_insert_substring(</text:p>
            <text:p text:style-name="P32"><text:s text:c="4"/>basic_string_t* pt_basic_string, size_t t_pos,</text:p>
            <text:p text:style-name="P32"><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6"/>
      <table:table table:name="Table519" table:style-name="Table519">
        <table:table-column table:style-name="Table519.A"/>
        <table:table-row>
          <table:table-cell table:style-name="Table519.A1" office:value-type="string">
            <text:p text:style-name="P32">void basic_string_insert_cstr(</text:p>
            <text:p text:style-name="P32"><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6"><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6"/>
      <table:table table:name="Table520" table:style-name="Table520">
        <table:table-column table:style-name="Table520.A"/>
        <table:table-row>
          <table:table-cell table:style-name="Table520.A1" office:value-type="string">
            <text:p text:style-name="P32">void basic_string_insert_subcstr(</text:p>
            <text:p text:style-name="P32"><text:s text:c="4"/>basic_string_t* pt_basic_string, size_t t_pos,</text:p>
            <text:p text:style-name="P32"><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6"/>
      <table:table table:name="Table518" table:style-name="Table518">
        <table:table-column table:style-name="Table518.A"/>
        <table:table-row>
          <table:table-cell table:style-name="Table518.A1" office:value-type="string">
            <text:p text:style-name="P32">void<text:span text:style-name="T38">　</text:span><text:span text:style-name="T37">basic_string</text:span>_insert_range(</text:p>
            <text:p text:style-name="P32"><text:s text:c="4"/>basic_string_t* pt_basic_string, basic_string_iterator_t it_pos,</text:p>
            <text:p text:style-name="P32"><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表格86" table:style-name="表格86">
        <table:table-column table:style-name="表格86.A"/>
        <table:table-row>
          <table:table-cell table:style-name="表格86.A1" office:value-type="string">
            <text:p text:style-name="P32">void basic_string_insert_elem(</text:p>
            <text:p text:style-name="P32"><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1"/>
      <table:table table:name="表格87" table:style-name="表格87">
        <table:table-column table:style-name="表格87.A"/>
        <table:table-row>
          <table:table-cell table:style-name="表格87.A1" office:value-type="string">
            <text:p text:style-name="P32">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表格88" table:style-name="表格88">
        <table:table-column table:style-name="表格88.A"/>
        <table:table-row>
          <table:table-cell table:style-name="表格88.A1" office:value-type="string">
            <text:p text:style-name="P32">void basic_string_resize(</text:p>
            <text:p text:style-name="P32"><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1"/>
      <table:table table:name="表格89" table:style-name="表格89">
        <table:table-column table:style-name="表格89.A"/>
        <table:table-row>
          <table:table-cell table:style-name="表格89.A1" office:value-type="string">
            <text:p text:style-name="P32">basic_string_iterator_t basic_string_erase(</text:p>
            <text:p text:style-name="P32"><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6"><text:tab/>如果 pt_basic_string == NULL或者basic_string是未初始化的basic_string则函数的行为是未定义的。it_pos是属于basic_string的有效的迭代器，否则函数的行为是未定义的。</text:p>
      <text:p text:style-name="P26"/>
      <table:table table:name="表格90" table:style-name="表格90">
        <table:table-column table:style-name="表格90.A"/>
        <table:table-row>
          <table:table-cell table:style-name="表格90.A1" office:value-type="string">
            <text:p text:style-name="P32"><text:span text:style-name="T38">b</text:span><text:span text:style-name="T37">asic_string_iterator_t</text:span><text:span text:style-name="T38">　</text:span><text:span text:style-name="T37">basic_string</text:span>_erase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6"><text:tab/>pt_basic_string == NULL则函数的行为是未定义的，pt_basic_string指向的容器是经过初始化以后的basic_string容器，否则函数的行为是未定义的。[it_begin, it_end)是有效的范围，否则函数的行为是未定义的。</text:p>
      <text:p text:style-name="P26"/>
      <table:table table:name="表格91" table:style-name="表格91">
        <table:table-column table:style-name="表格91.A"/>
        <table:table-row>
          <table:table-cell table:style-name="表格91.A1" office:value-type="string">
            <text:p text:style-name="P32">void basic_string_erase_substring(</text:p>
            <text:p text:style-name="P32"><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6"><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6"/>
      <table:table table:name="Table521" table:style-name="Table521">
        <table:table-column table:style-name="Table521.A"/>
        <table:table-row>
          <table:table-cell table:style-name="Table521.A1" office:value-type="string">
            <text:p text:style-name="P32">void basic_string_replace(</text:p>
            <text:p text:style-name="P32"><text:s text:c="4"/>basic_string_t* pt_basic_string, size_t t_pos, size_t t_len,</text:p>
            <text:p text:style-name="P32"><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6"><text:soft-page-break/></text:p>
      <table:table table:name="Table522" table:style-name="Table522">
        <table:table-column table:style-name="Table522.A"/>
        <table:table-row>
          <table:table-cell table:style-name="Table522.A1" office:value-type="string">
            <text:p text:style-name="P32">void basic_string_replace_substring(</text:p>
            <text:p text:style-name="P32"><text:s text:c="4"/>basic_string_t* pt_basic_string, size_t t_pos, size_t t_len,</text:p>
            <text:p text:style-name="P32"><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6"/>
      <table:table table:name="Table523" table:style-name="Table523">
        <table:table-column table:style-name="Table523.A"/>
        <table:table-row>
          <table:table-cell table:style-name="Table523.A1" office:value-type="string">
            <text:p text:style-name="P32">void basic_string_replace_cstr(</text:p>
            <text:p text:style-name="P32"><text:s text:c="4"/>basic_string_t* pt_basic_string, size_t t_pos, size_t t_len,</text:p>
            <text:p text:style-name="P32"><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6"/>
      <table:table table:name="Table524" table:style-name="Table524">
        <table:table-column table:style-name="Table524.A"/>
        <table:table-row>
          <table:table-cell table:style-name="Table524.A1" office:value-type="string">
            <text:p text:style-name="P32">void basic_string_replace_subcstr(</text:p>
            <text:p text:style-name="P32"><text:soft-page-break/><text:s text:c="4"/>basic_string_t* pt_basic_string, size_t t_pos, size_t t_len,</text:p>
            <text:p text:style-name="P32"><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1"/>
      <table:table table:name="Table525" table:style-name="Table525">
        <table:table-column table:style-name="Table525.A"/>
        <table:table-row>
          <table:table-cell table:style-name="Table525.A1" office:value-type="string">
            <text:p text:style-name="P32">void basic_string_replace_elem(</text:p>
            <text:p text:style-name="P32"><text:s text:c="4"/>basic_string_t* pt_basic_string, size_t t_pos, size_t t_len,</text:p>
            <text:p text:style-name="P32"><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6"/>
      <table:table table:name="Table526" table:style-name="Table526">
        <table:table-column table:style-name="Table526.A"/>
        <table:table-row>
          <table:table-cell table:style-name="Table526.A1" office:value-type="string">
            <text:p text:style-name="P32">void basic_string_range_replace(</text:p>
            <text:p text:style-name="P32"><text:s text:c="4"/>basic_string_t* pt_basic_string, basic_string_iterator_t it_begin,</text:p>
            <text:p text:style-name="P32"><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6"/>
      <table:table table:name="Table527" table:style-name="Table527">
        <table:table-column table:style-name="Table527.A"/>
        <table:table-row>
          <table:table-cell table:style-name="Table527.A1" office:value-type="string">
            <text:p text:style-name="P32">void basic_string_range_replace_substring(</text:p>
            <text:p text:style-name="P32"><text:s text:c="4"/>basic_string_t* pt_basic_string, basic_string_iterator_t it_begin,</text:p>
            <text:p text:style-name="P32"><text:s text:c="4"/>basic_string_iterator_t it_end, const basic_string_t* cpt_replace,</text:p>
            <text:p text:style-name="P32"><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6"/>
      <table:table table:name="Table528" table:style-name="Table528">
        <table:table-column table:style-name="Table528.A"/>
        <table:table-row>
          <table:table-cell table:style-name="Table528.A1" office:value-type="string">
            <text:p text:style-name="P32">void basic_string_range_replace_cstr(</text:p>
            <text:p text:style-name="P32"><text:s text:c="4"/>basic_string_t* pt_basic_string, basic_string_iterator_t it_begin,</text:p>
            <text:p text:style-name="P32"><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6"/>
      <table:table table:name="表格92" table:style-name="表格92">
        <table:table-column table:style-name="表格92.A"/>
        <table:table-row>
          <table:table-cell table:style-name="表格92.A1" office:value-type="string">
            <text:p text:style-name="P32">void basic_string_range_replace_subcstr(</text:p>
            <text:p text:style-name="P32"><text:s text:c="4"/>basic_string_t* pt_basic_string, basic_string_iterator_t it_begin,</text:p>
            <text:p text:style-name="P32"><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1"/>
      <table:table table:name="表格93" table:style-name="表格93">
        <table:table-column table:style-name="表格93.A"/>
        <table:table-row>
          <table:table-cell table:style-name="表格93.A1" office:value-type="string">
            <text:p text:style-name="P32">void basic_string_range_replace_elem(</text:p>
            <text:p text:style-name="P32"><text:s text:c="4"/>basic_string_t* pt_basic_string, basic_string_iterator_t it_begin,</text:p>
            <text:p text:style-name="P32"><text:s text:c="4"/>basic_string_iterator_t it_end, 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6"/>
      <table:table table:name="表格94" table:style-name="表格94">
        <table:table-column table:style-name="表格94.A"/>
        <table:table-row>
          <table:table-cell table:style-name="表格94.A1" office:value-type="string">
            <text:p text:style-name="P32">void basic_string_replace_range(</text:p>
            <text:p text:style-name="P32"><text:s text:c="4"/>basic_string_t* pt_basic_string,</text:p>
            <text:p text:style-name="P32"><text:s text:c="4"/>basic_string_iterator_t it_begin, basic_string_iterator_t it_end,</text:p>
            <text:p text:style-name="P32"><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6"><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6"/>
      <text:list xml:id="list30400644"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ext:soft-page-break/>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6"><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30395510" text:continue-numbering="true" text:style-name="WW8Num13">
        <text:list-item>
          <text:list>
            <text:list-item>
              <text:h text:style-name="P55"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text:soft-page-break/></text:p>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2">basic_string_iterator_t _basic_string_insert_n_varg(</text:p>
            <text:p text:style-name="P32"><text:soft-page-break/><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2">void _basic_string_replace_elem_varg(</text:p>
            <text:p text:style-name="P32"><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2">void _basic_string_init_elem_auxiliary(</text:p>
            <text:p text:style-name="P32"><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list xml:id="list30389052" text:continue-numbering="true" text:style-name="WW8Num13">
        <text:list-item>
          <text:h text:style-name="P50" text:outline-level="1"><text:soft-page-break/>string<text:span text:style-name="T20">容器</text:span></text:h>
        </text:list-item>
      </text:list>
      <text:p text:style-name="P21"><text:tab/>string容器是字符串的概念，它的底层使用basic_string实现，string与其他容器不同，它内部保存的只是char类型而不保存其他类型的数据。</text:p>
      <text:p text:style-name="P21"/>
      <text:list xml:id="list30406451" text:continue-numbering="true" text:style-name="WW8Num13">
        <text:list-item>
          <text:list>
            <text:list-item>
              <text:h text:style-name="P52" text:outline-level="2"><text:span text:style-name="T6">string</text:span>容器的机制</text:h>
            </text:list-item>
          </text:list>
        </text:list-item>
      </text:list>
      <text:p text:style-name="P21"><text:tab/>string容器的机制与basic_string很相似，但是还是有不同的地方，string内部要保存以\0结尾的字符串。例如要将字符串<text:span text:style-name="T39">”abc”</text:span>保存到string中，实际在底层的basic_string中保存的是abc\0，这样在对string进行操作的函数的内部实现中始终要注意有\0的存在。</text:p>
      <text:p text:style-name="P21"><text:tab/>在使用字符串时有些问题，当字符串中包含'\0'的时候会被截断，如”abc\0xxxxx”会被自动截断成”abc”，这与STL的行为不一致。</text:p>
      <text:p text:style-name="P21"><text:tab/>同时string还提供了一些I/O操作。</text:p>
      <text:list xml:id="list30416094" text:continue-numbering="true" text:style-name="WW8Num13">
        <text:list-item>
          <text:list>
            <text:list-item>
              <text:h text:style-name="P52" text:outline-level="2"><text:span text:style-name="T6">string</text:span><text:span text:style-name="T23">迭代</text:span>器</text:h>
            </text:list-item>
          </text:list>
        </text:list-item>
      </text:list>
      <text:p text:style-name="P21"><text:tab/>直接使用basic_string的迭代器作为string的迭代器。</text:p>
      <text:list xml:id="list30411291" text:continue-numbering="true" text:style-name="WW8Num13">
        <text:list-item>
          <text:list>
            <text:list-item>
              <text:h text:style-name="P52" text:outline-level="2"><text:span text:style-name="T6">string</text:span>代码结构</text:h>
            </text:list-item>
          </text:list>
        </text:list-item>
      </text:list>
      <text:p text:style-name="P21"><text:tab/>string直接使用basic_string作为底层实现</text:p>
      <table:table table:name="表格95" table:style-name="表格95">
        <table:table-column table:style-name="表格95.A"/>
        <table:table-row>
          <table:table-cell table:style-name="表格95.A1" office:value-type="string">
            <text:p text:style-name="P32">typedef basic_string_t string_t;</text:p>
          </table:table-cell>
        </table:table-row>
      </table:table>
      <text:p text:style-name="P21"/>
      <text:list xml:id="list30396116" text:continue-numbering="true" text:style-name="WW8Num13">
        <text:list-item>
          <text:list>
            <text:list-item>
              <text:h text:style-name="P55" text:outline-level="2">外部接口</text:h>
            </text:list-item>
          </text:list>
        </text:list-item>
      </text:list>
      <text:p text:style-name="P21"><text:tab/>string外部接口：</text:p>
      <table:table table:name="表格99" table:style-name="表格99">
        <table:table-column table:style-name="表格99.A"/>
        <table:table-column table:style-name="表格99.B"/>
        <table:table-row>
          <table:table-cell table:style-name="表格99.A1" office:value-type="string">
            <text:p text:style-name="Table_20_Contents">create_string</text:p>
          </table:table-cell>
          <table:table-cell table:style-name="表格99.B1" office:value-type="string">
            <text:p text:style-name="Table_20_Contents">创建string容器。</text:p>
          </table:table-cell>
        </table:table-row>
        <table:table-row>
          <table:table-cell table:style-name="表格99.A2" office:value-type="string">
            <text:p text:style-name="Table_20_Contents">string_init</text:p>
          </table:table-cell>
          <table:table-cell table:style-name="表格99.B2" office:value-type="string">
            <text:p text:style-name="Table_20_Contents">初始化一个空的string容器。</text:p>
          </table:table-cell>
        </table:table-row>
        <table:table-row>
          <table:table-cell table:style-name="表格99.A2" office:value-type="string">
            <text:p text:style-name="Table_20_Contents">string_init_char</text:p>
          </table:table-cell>
          <table:table-cell table:style-name="表格99.B2" office:value-type="string">
            <text:p text:style-name="Table_20_Contents">使用指定的字符初始化string容器。</text:p>
          </table:table-cell>
        </table:table-row>
        <table:table-row>
          <table:table-cell table:style-name="表格99.A2" office:value-type="string">
            <text:p text:style-name="P37">string_init_cstr</text:p>
          </table:table-cell>
          <table:table-cell table:style-name="表格99.B2" office:value-type="string">
            <text:p text:style-name="Table_20_Contents">使用指定的字符串初始化string容器。</text:p>
          </table:table-cell>
        </table:table-row>
        <text:soft-page-break/>
        <table:table-row>
          <table:table-cell table:style-name="表格99.A2" office:value-type="string">
            <text:p text:style-name="Table_20_Contents">string_init_subcstr</text:p>
          </table:table-cell>
          <table:table-cell table:style-name="表格99.B2" office:value-type="string">
            <text:p text:style-name="Table_20_Contents">使用指定的子字符串初始化string容器。</text:p>
          </table:table-cell>
        </table:table-row>
        <table:table-row>
          <table:table-cell table:style-name="表格99.A2" office:value-type="string">
            <text:p text:style-name="Table_20_Contents">string_init_copy</text:p>
          </table:table-cell>
          <table:table-cell table:style-name="表格99.B2" office:value-type="string">
            <text:p text:style-name="Table_20_Contents">使用指定的string来初始化string容器。</text:p>
          </table:table-cell>
        </table:table-row>
        <table:table-row>
          <table:table-cell table:style-name="表格99.A2" office:value-type="string">
            <text:p text:style-name="Table_20_Contents">string_init_copy_substring</text:p>
          </table:table-cell>
          <table:table-cell table:style-name="表格99.B2" office:value-type="string">
            <text:p text:style-name="Table_20_Contents">使用指定的子string来初始化string容器。</text:p>
          </table:table-cell>
        </table:table-row>
        <table:table-row>
          <table:table-cell table:style-name="表格99.A2" office:value-type="string">
            <text:p text:style-name="Table_20_Contents">string_init_copy_range</text:p>
          </table:table-cell>
          <table:table-cell table:style-name="表格99.B2" office:value-type="string">
            <text:p text:style-name="Table_20_Contents">使用指定的string范围初始化string容器。</text:p>
          </table:table-cell>
        </table:table-row>
        <table:table-row>
          <table:table-cell table:style-name="表格99.A2" office:value-type="string">
            <text:p text:style-name="Table_20_Contents">string_destroy</text:p>
          </table:table-cell>
          <table:table-cell table:style-name="表格99.B2" office:value-type="string">
            <text:p text:style-name="Table_20_Contents">销毁一个string容器。</text:p>
          </table:table-cell>
        </table:table-row>
        <table:table-row>
          <table:table-cell table:style-name="表格99.A2" office:value-type="string">
            <text:p text:style-name="Table_20_Contents">string_c_str</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data</text:p>
          </table:table-cell>
          <table:table-cell table:style-name="表格99.B2" office:value-type="string">
            <text:p text:style-name="Table_20_Contents">返回指向string容器中保存字符的指针。</text:p>
          </table:table-cell>
        </table:table-row>
        <table:table-row>
          <table:table-cell table:style-name="表格99.A2" office:value-type="string">
            <text:p text:style-name="Table_20_Contents">string_copy</text:p>
          </table:table-cell>
          <table:table-cell table:style-name="表格99.B2" office:value-type="string">
            <text:p text:style-name="Table_20_Contents">将string容器中保存的字符拷贝到指定的缓冲区中。</text:p>
          </table:table-cell>
        </table:table-row>
        <table:table-row>
          <table:table-cell table:style-name="表格99.A2" office:value-type="string">
            <text:p text:style-name="Table_20_Contents">string_size</text:p>
          </table:table-cell>
          <table:table-cell table:style-name="表格99.B2" office:value-type="string">
            <text:p text:style-name="Table_20_Contents">返回string容器中保存的字符的个数。</text:p>
          </table:table-cell>
        </table:table-row>
        <table:table-row>
          <table:table-cell table:style-name="表格99.A2" office:value-type="string">
            <text:p text:style-name="Table_20_Contents">string_length</text:p>
          </table:table-cell>
          <table:table-cell table:style-name="表格99.B2" office:value-type="string">
            <text:p text:style-name="Table_20_Contents">返回string容器中保存的字符的长度。</text:p>
          </table:table-cell>
        </table:table-row>
        <table:table-row>
          <table:table-cell table:style-name="表格99.A2" office:value-type="string">
            <text:p text:style-name="Table_20_Contents">string_empty</text:p>
          </table:table-cell>
          <table:table-cell table:style-name="表格99.B2" office:value-type="string">
            <text:p text:style-name="Table_20_Contents">测试string容器是否为空。</text:p>
          </table:table-cell>
        </table:table-row>
        <table:table-row>
          <table:table-cell table:style-name="表格99.A2" office:value-type="string">
            <text:p text:style-name="Table_20_Contents">string_max_size</text:p>
          </table:table-cell>
          <table:table-cell table:style-name="表格99.B2" office:value-type="string">
            <text:p text:style-name="Table_20_Contents">返回string容器能够保存的字符的数量。</text:p>
          </table:table-cell>
        </table:table-row>
        <table:table-row>
          <table:table-cell table:style-name="表格99.A2" office:value-type="string">
            <text:p text:style-name="Table_20_Contents">string_capacity</text:p>
          </table:table-cell>
          <table:table-cell table:style-name="表格99.B2" office:value-type="string">
            <text:p text:style-name="Table_20_Contents">返回string容器的容量。</text:p>
          </table:table-cell>
        </table:table-row>
        <table:table-row>
          <table:table-cell table:style-name="表格99.A2" office:value-type="string">
            <text:p text:style-name="Table_20_Contents">string_at</text:p>
          </table:table-cell>
          <table:table-cell table:style-name="表格99.B2" office:value-type="string">
            <text:p text:style-name="Table_20_Contents">通过下标访问string容器中的字符。</text:p>
          </table:table-cell>
        </table:table-row>
        <table:table-row>
          <table:table-cell table:style-name="表格99.A2" office:value-type="string">
            <text:p text:style-name="Table_20_Contents">string_equal</text:p>
          </table:table-cell>
          <table:table-cell table:style-name="表格99.B2" office:value-type="string">
            <text:p text:style-name="Table_20_Contents">测试两个string容器是否相等。</text:p>
          </table:table-cell>
        </table:table-row>
        <table:table-row>
          <table:table-cell table:style-name="表格99.A2" office:value-type="string">
            <text:p text:style-name="Table_20_Contents">string_not_equal</text:p>
          </table:table-cell>
          <table:table-cell table:style-name="表格99.B2" office:value-type="string">
            <text:p text:style-name="Table_20_Contents">测试两个string容器是否不等。</text:p>
          </table:table-cell>
        </table:table-row>
        <table:table-row>
          <table:table-cell table:style-name="表格99.A2" office:value-type="string">
            <text:p text:style-name="Table_20_Contents">string_less</text:p>
          </table:table-cell>
          <table:table-cell table:style-name="表格99.B2" office:value-type="string">
            <text:p text:style-name="Table_20_Contents">测试第一个string容器是否小于第二个string容器。</text:p>
          </table:table-cell>
        </table:table-row>
        <table:table-row>
          <table:table-cell table:style-name="表格99.A2" office:value-type="string">
            <text:p text:style-name="Table_20_Contents">string_less_equal</text:p>
          </table:table-cell>
          <table:table-cell table:style-name="表格99.B2" office:value-type="string">
            <text:p text:style-name="Table_20_Contents">测试第一个string容器是否小于等于第二个string容器。</text:p>
          </table:table-cell>
        </table:table-row>
        <table:table-row>
          <table:table-cell table:style-name="表格99.A2" office:value-type="string">
            <text:p text:style-name="Table_20_Contents">string_greater</text:p>
          </table:table-cell>
          <table:table-cell table:style-name="表格99.B2" office:value-type="string">
            <text:p text:style-name="Table_20_Contents">测试第一个string容器是否大于第二个string容器。</text:p>
          </table:table-cell>
        </table:table-row>
        <table:table-row>
          <table:table-cell table:style-name="表格99.A2" office:value-type="string">
            <text:p text:style-name="Table_20_Contents">string_greater_equal</text:p>
          </table:table-cell>
          <table:table-cell table:style-name="表格99.B2" office:value-type="string">
            <text:p text:style-name="Table_20_Contents">测试第一个string容器是否大于等于第二个string容器。</text:p>
          </table:table-cell>
        </table:table-row>
        <table:table-row>
          <table:table-cell table:style-name="表格99.A2" office:value-type="string">
            <text:p text:style-name="Table_20_Contents">string_equal_cstr</text:p>
          </table:table-cell>
          <table:table-cell table:style-name="表格99.B2" office:value-type="string">
            <text:p text:style-name="Table_20_Contents">测试string容器和字符串是否相等。</text:p>
          </table:table-cell>
        </table:table-row>
        <table:table-row>
          <table:table-cell table:style-name="表格99.A2" office:value-type="string">
            <text:p text:style-name="Table_20_Contents">string_not_equal_cstr</text:p>
          </table:table-cell>
          <table:table-cell table:style-name="表格99.B2" office:value-type="string">
            <text:p text:style-name="Table_20_Contents">测试string容器和字符串是否不等。</text:p>
          </table:table-cell>
        </table:table-row>
        <table:table-row>
          <table:table-cell table:style-name="表格99.A2" office:value-type="string">
            <text:p text:style-name="Table_20_Contents">string_less_cstr</text:p>
          </table:table-cell>
          <table:table-cell table:style-name="表格99.B2" office:value-type="string">
            <text:p text:style-name="Table_20_Contents">测试string容器是否小于字符串。</text:p>
          </table:table-cell>
        </table:table-row>
        <table:table-row>
          <table:table-cell table:style-name="表格99.A2" office:value-type="string">
            <text:p text:style-name="Table_20_Contents">string_less_equal_cstr</text:p>
          </table:table-cell>
          <table:table-cell table:style-name="表格99.B2" office:value-type="string">
            <text:p text:style-name="Table_20_Contents">测试string容器是否小于等于字符串。</text:p>
          </table:table-cell>
        </table:table-row>
        <table:table-row>
          <table:table-cell table:style-name="表格99.A2" office:value-type="string">
            <text:p text:style-name="Table_20_Contents">string_greater_cstr</text:p>
          </table:table-cell>
          <table:table-cell table:style-name="表格99.B2" office:value-type="string">
            <text:p text:style-name="Table_20_Contents">测试string容器是否大于字符串。</text:p>
          </table:table-cell>
        </table:table-row>
        <table:table-row>
          <table:table-cell table:style-name="表格99.A2" office:value-type="string">
            <text:p text:style-name="Table_20_Contents">string_greater_equal_cstr</text:p>
          </table:table-cell>
          <table:table-cell table:style-name="表格99.B2" office:value-type="string">
            <text:p text:style-name="Table_20_Contents">测试string容器是否大于等于字符串。</text:p>
          </table:table-cell>
        </table:table-row>
        <table:table-row>
          <table:table-cell table:style-name="表格99.A2" office:value-type="string">
            <text:p text:style-name="P37">string_compare</text:p>
          </table:table-cell>
          <table:table-cell table:style-name="表格99.B2" office:value-type="string">
            <text:p text:style-name="P36">返回两个string容器比较的结果。</text:p>
          </table:table-cell>
        </table:table-row>
        <table:table-row>
          <table:table-cell table:style-name="表格99.A2" office:value-type="string">
            <text:p text:style-name="Table_20_Contents">string_compare_substring_string</text:p>
          </table:table-cell>
          <table:table-cell table:style-name="表格99.B2" office:value-type="string">
            <text:p text:style-name="Table_20_Contents">返回子string容器与另一个string容器比较的结果。</text:p>
          </table:table-cell>
        </table:table-row>
        <table:table-row>
          <table:table-cell table:style-name="表格99.A2" office:value-type="string">
            <text:p text:style-name="Table_20_Contents">string_compare_substring_substring</text:p>
          </table:table-cell>
          <table:table-cell table:style-name="表格99.B2" office:value-type="string">
            <text:p text:style-name="Table_20_Contents">返回两个子string容器的比较结果。</text:p>
          </table:table-cell>
        </table:table-row>
        <table:table-row>
          <table:table-cell table:style-name="表格99.A2" office:value-type="string">
            <text:p text:style-name="Table_20_Contents">string_compare_cstr</text:p>
          </table:table-cell>
          <table:table-cell table:style-name="表格99.B2" office:value-type="string">
            <text:p text:style-name="Table_20_Contents">返回string容器与字符串的比较结果。</text:p>
          </table:table-cell>
        </table:table-row>
        <table:table-row>
          <table:table-cell table:style-name="表格99.A2" office:value-type="string">
            <text:p text:style-name="Table_20_Contents">string_compare_substring_cstr</text:p>
          </table:table-cell>
          <table:table-cell table:style-name="表格99.B2" office:value-type="string">
            <text:p text:style-name="Table_20_Contents">返回子string容器与字符串的比较结果。</text:p>
          </table:table-cell>
        </table:table-row>
        <table:table-row>
          <table:table-cell table:style-name="表格99.A2" office:value-type="string">
            <text:p text:style-name="Table_20_Contents">string_compare_substring_subcstr</text:p>
          </table:table-cell>
          <table:table-cell table:style-name="表格99.B2" office:value-type="string">
            <text:p text:style-name="Table_20_Contents">返回子string容器与子字符串的比较结果。</text:p>
          </table:table-cell>
        </table:table-row>
        <text:soft-page-break/>
        <table:table-row>
          <table:table-cell table:style-name="表格99.A2" office:value-type="string">
            <text:p text:style-name="Table_20_Contents">string_substr</text:p>
          </table:table-cell>
          <table:table-cell table:style-name="表格99.B2" office:value-type="string">
            <text:p text:style-name="Table_20_Contents">返回指定的子string容器。</text:p>
          </table:table-cell>
        </table:table-row>
        <table:table-row>
          <table:table-cell table:style-name="表格99.A2" office:value-type="string">
            <text:p text:style-name="Table_20_Contents">string_connect</text:p>
          </table:table-cell>
          <table:table-cell table:style-name="表格99.B2" office:value-type="string">
            <text:p text:style-name="Table_20_Contents">将两个string容器链接。</text:p>
          </table:table-cell>
        </table:table-row>
        <table:table-row>
          <table:table-cell table:style-name="表格99.A2" office:value-type="string">
            <text:p text:style-name="Table_20_Contents">string_connect_char</text:p>
          </table:table-cell>
          <table:table-cell table:style-name="表格99.B2" office:value-type="string">
            <text:p text:style-name="Table_20_Contents">将string容器与指定的字符连接。</text:p>
          </table:table-cell>
        </table:table-row>
        <table:table-row>
          <table:table-cell table:style-name="表格99.A2" office:value-type="string">
            <text:p text:style-name="Table_20_Contents">string_connect_cstr</text:p>
          </table:table-cell>
          <table:table-cell table:style-name="表格99.B2" office:value-type="string">
            <text:p text:style-name="Table_20_Contents">将string容器与字符串链接。</text:p>
          </table:table-cell>
        </table:table-row>
        <table:table-row>
          <table:table-cell table:style-name="表格99.A2" office:value-type="string">
            <text:p text:style-name="Table_20_Contents">string_find</text:p>
          </table:table-cell>
          <table:table-cell table:style-name="表格99.B2" office:value-type="string">
            <text:p text:style-name="Table_20_Contents">在string容器中查找指定的string。</text:p>
          </table:table-cell>
        </table:table-row>
        <table:table-row>
          <table:table-cell table:style-name="表格99.A2" office:value-type="string">
            <text:p text:style-name="Table_20_Contents">string_find_cstr</text:p>
          </table:table-cell>
          <table:table-cell table:style-name="表格99.B2" office:value-type="string">
            <text:p text:style-name="Table_20_Contents">在string容器中查找指定的字符串。</text:p>
          </table:table-cell>
        </table:table-row>
        <table:table-row>
          <table:table-cell table:style-name="表格99.A2" office:value-type="string">
            <text:p text:style-name="Table_20_Contents">string_find_subcstr</text:p>
          </table:table-cell>
          <table:table-cell table:style-name="表格99.B2" office:value-type="string">
            <text:p text:style-name="Table_20_Contents">在string容器中查找指定的子字符串。</text:p>
          </table:table-cell>
        </table:table-row>
        <table:table-row>
          <table:table-cell table:style-name="表格99.A2" office:value-type="string">
            <text:p text:style-name="Table_20_Contents">string_find_char</text:p>
          </table:table-cell>
          <table:table-cell table:style-name="表格99.B2" office:value-type="string">
            <text:p text:style-name="Table_20_Contents">在string容器中查找指定的字符。</text:p>
          </table:table-cell>
        </table:table-row>
        <table:table-row>
          <table:table-cell table:style-name="表格99.A2" office:value-type="string">
            <text:p text:style-name="Table_20_Contents">string_rfind</text:p>
          </table:table-cell>
          <table:table-cell table:style-name="表格99.B2" office:value-type="string">
            <text:p text:style-name="Table_20_Contents">在string容器中反向查找指定的string。</text:p>
          </table:table-cell>
        </table:table-row>
        <table:table-row>
          <table:table-cell table:style-name="表格99.A2" office:value-type="string">
            <text:p text:style-name="Table_20_Contents">string_rfind_cstr</text:p>
          </table:table-cell>
          <table:table-cell table:style-name="表格99.B2" office:value-type="string">
            <text:p text:style-name="Table_20_Contents">在string容器中反向查找字符串。</text:p>
          </table:table-cell>
        </table:table-row>
        <table:table-row>
          <table:table-cell table:style-name="表格99.A2" office:value-type="string">
            <text:p text:style-name="Table_20_Contents">string_rfind_subcstr</text:p>
          </table:table-cell>
          <table:table-cell table:style-name="表格99.B2" office:value-type="string">
            <text:p text:style-name="Table_20_Contents">在string容器中反向查找子字符串。</text:p>
          </table:table-cell>
        </table:table-row>
        <table:table-row>
          <table:table-cell table:style-name="表格99.A2" office:value-type="string">
            <text:p text:style-name="Table_20_Contents">string_rfind_char</text:p>
          </table:table-cell>
          <table:table-cell table:style-name="表格99.B2" office:value-type="string">
            <text:p text:style-name="Table_20_Contents">在string容器中反向查找指定的字符。</text:p>
          </table:table-cell>
        </table:table-row>
        <table:table-row>
          <table:table-cell table:style-name="表格99.A2" office:value-type="string">
            <text:p text:style-name="Table_20_Contents">string_find_first_of</text:p>
          </table:table-cell>
          <table:table-cell table:style-name="表格99.B2" office:value-type="string">
            <text:p text:style-name="Table_20_Contents">在string容器中查找第一个在指定的string容器出现的字符。</text:p>
          </table:table-cell>
        </table:table-row>
        <table:table-row>
          <table:table-cell table:style-name="表格99.A2" office:value-type="string">
            <text:p text:style-name="Table_20_Contents">string_find_first_of_cstr</text:p>
          </table:table-cell>
          <table:table-cell table:style-name="表格99.B2" office:value-type="string">
            <text:p text:style-name="Table_20_Contents">在string容器中查找第一个在字符串中出现的字符。</text:p>
          </table:table-cell>
        </table:table-row>
        <table:table-row>
          <table:table-cell table:style-name="表格99.A2" office:value-type="string">
            <text:p text:style-name="Table_20_Contents">string_find_first_of_subcstr</text:p>
          </table:table-cell>
          <table:table-cell table:style-name="表格99.B2" office:value-type="string">
            <text:p text:style-name="Table_20_Contents">在string容器中查找第一个在子字符串中出现的字符。</text:p>
          </table:table-cell>
        </table:table-row>
        <table:table-row>
          <table:table-cell table:style-name="表格99.A2" office:value-type="string">
            <text:p text:style-name="Table_20_Contents">string_find_first_of_char</text:p>
          </table:table-cell>
          <table:table-cell table:style-name="表格99.B2" office:value-type="string">
            <text:p text:style-name="Table_20_Contents">在string容器中查找第一个出现的指定字符。</text:p>
          </table:table-cell>
        </table:table-row>
        <table:table-row>
          <table:table-cell table:style-name="表格99.A2" office:value-type="string">
            <text:p text:style-name="Table_20_Contents">string_find_first_not_of</text:p>
          </table:table-cell>
          <table:table-cell table:style-name="表格99.B2" office:value-type="string">
            <text:p text:style-name="Table_20_Contents">在string容器中查找第一个不出现在指定string容器中的字符。</text:p>
          </table:table-cell>
        </table:table-row>
        <table:table-row>
          <table:table-cell table:style-name="表格99.A2" office:value-type="string">
            <text:p text:style-name="Table_20_Contents">string_find_first_not_of_cstr</text:p>
          </table:table-cell>
          <table:table-cell table:style-name="表格99.B2" office:value-type="string">
            <text:p text:style-name="Table_20_Contents">在string容器中查找第一个不出现在字符串中的字符。</text:p>
          </table:table-cell>
        </table:table-row>
        <table:table-row>
          <table:table-cell table:style-name="表格99.A2" office:value-type="string">
            <text:p text:style-name="Table_20_Contents">string_find_first_not_of_subcstr</text:p>
          </table:table-cell>
          <table:table-cell table:style-name="表格99.B2" office:value-type="string">
            <text:p text:style-name="Table_20_Contents">在string容器中查找第一个不出现在子字符串中的字符。</text:p>
          </table:table-cell>
        </table:table-row>
        <table:table-row>
          <table:table-cell table:style-name="表格99.A2" office:value-type="string">
            <text:p text:style-name="Table_20_Contents">string_find_first_not_of_char</text:p>
          </table:table-cell>
          <table:table-cell table:style-name="表格99.B2" office:value-type="string">
            <text:p text:style-name="Table_20_Contents">在string容器中查找第一个不是指定字符的字符。</text:p>
          </table:table-cell>
        </table:table-row>
        <table:table-row>
          <table:table-cell table:style-name="表格99.A2" office:value-type="string">
            <text:p text:style-name="Table_20_Contents">string_find_last_of</text:p>
          </table:table-cell>
          <table:table-cell table:style-name="表格99.B2" office:value-type="string">
            <text:p text:style-name="Table_20_Contents">在string容器中查找最后一个出现在指定string容器中的字符。</text:p>
          </table:table-cell>
        </table:table-row>
        <table:table-row>
          <table:table-cell table:style-name="表格99.A2" office:value-type="string">
            <text:p text:style-name="Table_20_Contents">string_find_last_of_cstr</text:p>
          </table:table-cell>
          <table:table-cell table:style-name="表格99.B2" office:value-type="string">
            <text:p text:style-name="Table_20_Contents">在string容器中查找最后一个出现在字符串中的字符。</text:p>
          </table:table-cell>
        </table:table-row>
        <table:table-row>
          <table:table-cell table:style-name="表格99.A2" office:value-type="string">
            <text:p text:style-name="Table_20_Contents">string_find_last_of_subcstr</text:p>
          </table:table-cell>
          <table:table-cell table:style-name="表格99.B2" office:value-type="string">
            <text:p text:style-name="Table_20_Contents">在string容器中查找最后一个出现在子字符串中的字符。</text:p>
          </table:table-cell>
        </table:table-row>
        <table:table-row>
          <table:table-cell table:style-name="表格99.A2" office:value-type="string">
            <text:p text:style-name="Table_20_Contents">string_find_last_of_char</text:p>
          </table:table-cell>
          <table:table-cell table:style-name="表格99.B2" office:value-type="string">
            <text:p text:style-name="Table_20_Contents">在string容器中查找最后一个出现的指定字符。</text:p>
          </table:table-cell>
        </table:table-row>
        <table:table-row>
          <table:table-cell table:style-name="表格99.A2" office:value-type="string">
            <text:p text:style-name="Table_20_Contents">string_find_last_not_of</text:p>
          </table:table-cell>
          <table:table-cell table:style-name="表格99.B2" office:value-type="string">
            <text:p text:style-name="Table_20_Contents">在string容器中查找最后一个不出现在指定string容器中的字符。</text:p>
          </table:table-cell>
        </table:table-row>
        <table:table-row>
          <table:table-cell table:style-name="表格99.A2" office:value-type="string">
            <text:p text:style-name="Table_20_Contents">string_find_last_not_of_cstr</text:p>
          </table:table-cell>
          <table:table-cell table:style-name="表格99.B2" office:value-type="string">
            <text:p text:style-name="Table_20_Contents">在string容器中查找最后一个不出现在字符串中的字符。</text:p>
          </table:table-cell>
        </table:table-row>
        <table:table-row>
          <table:table-cell table:style-name="表格99.A2" office:value-type="string">
            <text:p text:style-name="Table_20_Contents">string_find_last_not_of_subcstr</text:p>
          </table:table-cell>
          <table:table-cell table:style-name="表格99.B2" office:value-type="string">
            <text:p text:style-name="Table_20_Contents">在string容器中查找最后一个不出现在子字符串中的字符。</text:p>
          </table:table-cell>
        </table:table-row>
        <table:table-row>
          <table:table-cell table:style-name="表格99.A2" office:value-type="string">
            <text:p text:style-name="Table_20_Contents">string_find_last_not_of_char</text:p>
          </table:table-cell>
          <table:table-cell table:style-name="表格99.B2" office:value-type="string">
            <text:p text:style-name="Table_20_Contents">在string容器中查找最后一个不是指定字符的字符。</text:p>
          </table:table-cell>
        </table:table-row>
        <table:table-row>
          <table:table-cell table:style-name="表格99.A2" office:value-type="string">
            <text:p text:style-name="Table_20_Contents">string_begin</text:p>
          </table:table-cell>
          <table:table-cell table:style-name="表格99.B2" office:value-type="string">
            <text:p text:style-name="Table_20_Contents">返回指向string容器开头的迭代器。</text:p>
          </table:table-cell>
        </table:table-row>
        <table:table-row>
          <table:table-cell table:style-name="表格99.A2" office:value-type="string">
            <text:p text:style-name="Table_20_Contents">string_end</text:p>
          </table:table-cell>
          <table:table-cell table:style-name="表格99.B2" office:value-type="string">
            <text:p text:style-name="Table_20_Contents">返回指向string容器末尾的迭代器。</text:p>
          </table:table-cell>
        </table:table-row>
        <table:table-row>
          <table:table-cell table:style-name="表格99.A2" office:value-type="string">
            <text:p text:style-name="Table_20_Contents">string_clear</text:p>
          </table:table-cell>
          <table:table-cell table:style-name="表格99.B2" office:value-type="string">
            <text:p text:style-name="Table_20_Contents">清空string容器。</text:p>
          </table:table-cell>
        </table:table-row>
        <table:table-row>
          <table:table-cell table:style-name="表格99.A2" office:value-type="string">
            <text:p text:style-name="Table_20_Contents">string_swap</text:p>
          </table:table-cell>
          <table:table-cell table:style-name="表格99.B2" office:value-type="string">
            <text:p text:style-name="Table_20_Contents">交换两个string容器的内容。</text:p>
          </table:table-cell>
        </table:table-row>
        <text:soft-page-break/>
        <table:table-row>
          <table:table-cell table:style-name="表格99.A2" office:value-type="string">
            <text:p text:style-name="Table_20_Contents">string_reserve</text:p>
          </table:table-cell>
          <table:table-cell table:style-name="表格99.B2" office:value-type="string">
            <text:p text:style-name="Table_20_Contents">重新设置string容器的容量。</text:p>
          </table:table-cell>
        </table:table-row>
        <table:table-row>
          <table:table-cell table:style-name="表格99.A2" office:value-type="string">
            <text:p text:style-name="Table_20_Contents">string_assign</text:p>
          </table:table-cell>
          <table:table-cell table:style-name="表格99.B2" office:value-type="string">
            <text:p text:style-name="Table_20_Contents">使用指定的string容器为string容器赋值。</text:p>
          </table:table-cell>
        </table:table-row>
        <table:table-row>
          <table:table-cell table:style-name="表格99.A2" office:value-type="string">
            <text:p text:style-name="Table_20_Contents">string_assign_substring</text:p>
          </table:table-cell>
          <table:table-cell table:style-name="表格99.B2" office:value-type="string">
            <text:p text:style-name="Table_20_Contents">使用指定的子string为string容器赋值。</text:p>
          </table:table-cell>
        </table:table-row>
        <table:table-row>
          <table:table-cell table:style-name="表格99.A2" office:value-type="string">
            <text:p text:style-name="Table_20_Contents">string_assign_cstr</text:p>
          </table:table-cell>
          <table:table-cell table:style-name="表格99.B2" office:value-type="string">
            <text:p text:style-name="Table_20_Contents">使用指定的字符串为string容器赋值。</text:p>
          </table:table-cell>
        </table:table-row>
        <table:table-row>
          <table:table-cell table:style-name="表格99.A2" office:value-type="string">
            <text:p text:style-name="Table_20_Contents">string_assign_subcstr</text:p>
          </table:table-cell>
          <table:table-cell table:style-name="表格99.B2" office:value-type="string">
            <text:p text:style-name="Table_20_Contents">使用指定的子字符串为string容器赋值。</text:p>
          </table:table-cell>
        </table:table-row>
        <table:table-row>
          <table:table-cell table:style-name="表格99.A2" office:value-type="string">
            <text:p text:style-name="Table_20_Contents">string_assign_range</text:p>
          </table:table-cell>
          <table:table-cell table:style-name="表格99.B2" office:value-type="string">
            <text:p text:style-name="Table_20_Contents">使用指定的字符区间为string容器赋值。</text:p>
          </table:table-cell>
        </table:table-row>
        <table:table-row>
          <table:table-cell table:style-name="表格99.A2" office:value-type="string">
            <text:p text:style-name="Table_20_Contents">string_assign_char</text:p>
          </table:table-cell>
          <table:table-cell table:style-name="表格99.B2" office:value-type="string">
            <text:p text:style-name="Table_20_Contents">使用指定的字符为string容器赋值。</text:p>
          </table:table-cell>
        </table:table-row>
        <table:table-row>
          <table:table-cell table:style-name="表格99.A2" office:value-type="string">
            <text:p text:style-name="Table_20_Contents">string_append</text:p>
          </table:table-cell>
          <table:table-cell table:style-name="表格99.B2" office:value-type="string">
            <text:p text:style-name="Table_20_Contents">向string容器末尾添加指定的string容器。</text:p>
          </table:table-cell>
        </table:table-row>
        <table:table-row>
          <table:table-cell table:style-name="表格99.A2" office:value-type="string">
            <text:p text:style-name="Table_20_Contents">string_append_substring</text:p>
          </table:table-cell>
          <table:table-cell table:style-name="表格99.B2" office:value-type="string">
            <text:p text:style-name="Table_20_Contents">向string容器末尾添加指定的子string。</text:p>
          </table:table-cell>
        </table:table-row>
        <table:table-row>
          <table:table-cell table:style-name="表格99.A2" office:value-type="string">
            <text:p text:style-name="Table_20_Contents">string_append_cstr</text:p>
          </table:table-cell>
          <table:table-cell table:style-name="表格99.B2" office:value-type="string">
            <text:p text:style-name="Table_20_Contents">向string容器末尾添加指定的字符串。</text:p>
          </table:table-cell>
        </table:table-row>
        <table:table-row>
          <table:table-cell table:style-name="表格99.A2" office:value-type="string">
            <text:p text:style-name="Table_20_Contents">string_append_subcstr</text:p>
          </table:table-cell>
          <table:table-cell table:style-name="表格99.B2" office:value-type="string">
            <text:p text:style-name="Table_20_Contents">向string容器末尾添加指定的子字符串。</text:p>
          </table:table-cell>
        </table:table-row>
        <table:table-row>
          <table:table-cell table:style-name="表格99.A2" office:value-type="string">
            <text:p text:style-name="Table_20_Contents">string_append_range</text:p>
          </table:table-cell>
          <table:table-cell table:style-name="表格99.B2" office:value-type="string">
            <text:p text:style-name="Table_20_Contents">向string容器末尾添加指定的字符区间。</text:p>
          </table:table-cell>
        </table:table-row>
        <table:table-row>
          <table:table-cell table:style-name="表格99.A2" office:value-type="string">
            <text:p text:style-name="Table_20_Contents">string_append_char</text:p>
          </table:table-cell>
          <table:table-cell table:style-name="表格99.B2" office:value-type="string">
            <text:p text:style-name="Table_20_Contents">向string容器末尾添加指定的字符。</text:p>
          </table:table-cell>
        </table:table-row>
        <table:table-row>
          <table:table-cell table:style-name="表格99.A2" office:value-type="string">
            <text:p text:style-name="Table_20_Contents">string_insert</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insert_n</text:p>
          </table:table-cell>
          <table:table-cell table:style-name="表格99.B2" office:value-type="string">
            <text:p text:style-name="Table_20_Contents">向string容器中插入多个指定字符。</text:p>
          </table:table-cell>
        </table:table-row>
        <table:table-row>
          <table:table-cell table:style-name="表格99.A2" office:value-type="string">
            <text:p text:style-name="Table_20_Contents">string_insert_string</text:p>
          </table:table-cell>
          <table:table-cell table:style-name="表格99.B2" office:value-type="string">
            <text:p text:style-name="Table_20_Contents">向string容器中插入指定的string容器。</text:p>
          </table:table-cell>
        </table:table-row>
        <table:table-row>
          <table:table-cell table:style-name="表格99.A2" office:value-type="string">
            <text:p text:style-name="Table_20_Contents">string_insert_substring</text:p>
          </table:table-cell>
          <table:table-cell table:style-name="表格99.B2" office:value-type="string">
            <text:p text:style-name="Table_20_Contents">向string容器中插入指定的子string。</text:p>
          </table:table-cell>
        </table:table-row>
        <table:table-row>
          <table:table-cell table:style-name="表格99.A2" office:value-type="string">
            <text:p text:style-name="Table_20_Contents">string_insert_cstr</text:p>
          </table:table-cell>
          <table:table-cell table:style-name="表格99.B2" office:value-type="string">
            <text:p text:style-name="Table_20_Contents">向string容器中插入指定的字符串。</text:p>
          </table:table-cell>
        </table:table-row>
        <table:table-row>
          <table:table-cell table:style-name="表格99.A2" office:value-type="string">
            <text:p text:style-name="Table_20_Contents">string_insert_subcstr</text:p>
          </table:table-cell>
          <table:table-cell table:style-name="表格99.B2" office:value-type="string">
            <text:p text:style-name="Table_20_Contents">向string容器中插入指定的子字符串。</text:p>
          </table:table-cell>
        </table:table-row>
        <table:table-row>
          <table:table-cell table:style-name="表格99.A2" office:value-type="string">
            <text:p text:style-name="Table_20_Contents">string_insert_range</text:p>
          </table:table-cell>
          <table:table-cell table:style-name="表格99.B2" office:value-type="string">
            <text:p text:style-name="Table_20_Contents">向string容器中插入指定的字符区间。</text:p>
          </table:table-cell>
        </table:table-row>
        <table:table-row>
          <table:table-cell table:style-name="表格99.A2" office:value-type="string">
            <text:p text:style-name="Table_20_Contents">string_insert_char</text:p>
          </table:table-cell>
          <table:table-cell table:style-name="表格99.B2" office:value-type="string">
            <text:p text:style-name="Table_20_Contents">向string容器中插入指定字符。</text:p>
          </table:table-cell>
        </table:table-row>
        <table:table-row>
          <table:table-cell table:style-name="表格99.A2" office:value-type="string">
            <text:p text:style-name="Table_20_Contents">string_push_back</text:p>
          </table:table-cell>
          <table:table-cell table:style-name="表格99.B2" office:value-type="string">
            <text:p text:style-name="Table_20_Contents">向string容器末尾添加指定字符。</text:p>
          </table:table-cell>
        </table:table-row>
        <table:table-row>
          <table:table-cell table:style-name="表格99.A2" office:value-type="string">
            <text:p text:style-name="Table_20_Contents">string_resize</text:p>
          </table:table-cell>
          <table:table-cell table:style-name="表格99.B2" office:value-type="string">
            <text:p text:style-name="Table_20_Contents">重新设置string容器中字符的个数。</text:p>
          </table:table-cell>
        </table:table-row>
        <table:table-row>
          <table:table-cell table:style-name="表格99.A2" office:value-type="string">
            <text:p text:style-name="Table_20_Contents">string_erase</text:p>
          </table:table-cell>
          <table:table-cell table:style-name="表格99.B2" office:value-type="string">
            <text:p text:style-name="Table_20_Contents">删除string容器中指定位置的字符。</text:p>
          </table:table-cell>
        </table:table-row>
        <table:table-row>
          <table:table-cell table:style-name="表格99.A2" office:value-type="string">
            <text:p text:style-name="Table_20_Contents">string_erase_range</text:p>
          </table:table-cell>
          <table:table-cell table:style-name="表格99.B2" office:value-type="string">
            <text:p text:style-name="Table_20_Contents">删除string容器中指定的字符区间。</text:p>
          </table:table-cell>
        </table:table-row>
        <table:table-row>
          <table:table-cell table:style-name="表格99.A2" office:value-type="string">
            <text:p text:style-name="Table_20_Contents">string_erase_substring</text:p>
          </table:table-cell>
          <table:table-cell table:style-name="表格99.B2" office:value-type="string">
            <text:p text:style-name="Table_20_Contents">删除string容器中的子字符串。</text:p>
          </table:table-cell>
        </table:table-row>
        <table:table-row>
          <table:table-cell table:style-name="表格99.A2" office:value-type="string">
            <text:p text:style-name="Table_20_Contents">string_replace</text:p>
          </table:table-cell>
          <table:table-cell table:style-name="表格99.B2" office:value-type="string">
            <text:p text:style-name="Table_20_Contents">将string容器中的子字符串替换成指定的string。</text:p>
          </table:table-cell>
        </table:table-row>
        <table:table-row>
          <table:table-cell table:style-name="表格99.A2" office:value-type="string">
            <text:p text:style-name="Table_20_Contents">string_replace_substring</text:p>
          </table:table-cell>
          <table:table-cell table:style-name="表格99.B2" office:value-type="string">
            <text:p text:style-name="Table_20_Contents">将string容器中的子字符串替换成指定的子string。</text:p>
          </table:table-cell>
        </table:table-row>
        <table:table-row>
          <table:table-cell table:style-name="表格99.A2" office:value-type="string">
            <text:p text:style-name="Table_20_Contents">string_replace_cstr</text:p>
          </table:table-cell>
          <table:table-cell table:style-name="表格99.B2" office:value-type="string">
            <text:p text:style-name="Table_20_Contents">将string容器中的子字符串替换成指定的字符串。</text:p>
          </table:table-cell>
        </table:table-row>
        <table:table-row>
          <table:table-cell table:style-name="表格99.A2" office:value-type="string">
            <text:p text:style-name="Table_20_Contents">string_replace_subcstr</text:p>
          </table:table-cell>
          <table:table-cell table:style-name="表格99.B2" office:value-type="string">
            <text:p text:style-name="Table_20_Contents">将string容器中的子字符串替换成指定的子字符串。</text:p>
          </table:table-cell>
        </table:table-row>
        <table:table-row>
          <table:table-cell table:style-name="表格99.A2" office:value-type="string">
            <text:p text:style-name="Table_20_Contents">string_replace_char</text:p>
          </table:table-cell>
          <table:table-cell table:style-name="表格99.B2" office:value-type="string">
            <text:p text:style-name="Table_20_Contents">将string容器中的子字符串替换成指定的字符。</text:p>
          </table:table-cell>
        </table:table-row>
        <table:table-row>
          <table:table-cell table:style-name="表格99.A2" office:value-type="string">
            <text:p text:style-name="Table_20_Contents">string_range_replace</text:p>
          </table:table-cell>
          <table:table-cell table:style-name="表格99.B2" office:value-type="string">
            <text:p text:style-name="Table_20_Contents">将string容器中的字符区间替换成string。</text:p>
          </table:table-cell>
        </table:table-row>
        <text:soft-page-break/>
        <table:table-row>
          <table:table-cell table:style-name="表格99.A2" office:value-type="string">
            <text:p text:style-name="Table_20_Contents">string_range_replace_substring</text:p>
          </table:table-cell>
          <table:table-cell table:style-name="表格99.B2" office:value-type="string">
            <text:p text:style-name="Table_20_Contents">将string容器中的字符区间替换成子string。</text:p>
          </table:table-cell>
        </table:table-row>
        <table:table-row>
          <table:table-cell table:style-name="表格99.A2" office:value-type="string">
            <text:p text:style-name="Table_20_Contents">string_range_replace_cstr</text:p>
          </table:table-cell>
          <table:table-cell table:style-name="表格99.B2" office:value-type="string">
            <text:p text:style-name="Table_20_Contents">将string容器中的字符区间替换成字符串。</text:p>
          </table:table-cell>
        </table:table-row>
        <table:table-row>
          <table:table-cell table:style-name="表格99.A2" office:value-type="string">
            <text:p text:style-name="Table_20_Contents">string_range_replace_subcstr</text:p>
          </table:table-cell>
          <table:table-cell table:style-name="表格99.B2" office:value-type="string">
            <text:p text:style-name="Table_20_Contents">将string容器中的字符区间替换成子字符区间。</text:p>
          </table:table-cell>
        </table:table-row>
        <table:table-row>
          <table:table-cell table:style-name="表格99.A2" office:value-type="string">
            <text:p text:style-name="Table_20_Contents">string_range_replace_char</text:p>
          </table:table-cell>
          <table:table-cell table:style-name="表格99.B2" office:value-type="string">
            <text:p text:style-name="Table_20_Contents">将string容器中的字符区间替换成指定的字符。</text:p>
          </table:table-cell>
        </table:table-row>
        <table:table-row>
          <table:table-cell table:style-name="表格99.A2" office:value-type="string">
            <text:p text:style-name="Table_20_Contents">string_replace_range</text:p>
          </table:table-cell>
          <table:table-cell table:style-name="表格99.B2" office:value-type="string">
            <text:p text:style-name="Table_20_Contents">将string容器中的字符区间替换成指定的字符区间。</text:p>
          </table:table-cell>
        </table:table-row>
        <table:table-row>
          <table:table-cell table:style-name="表格99.A2" office:value-type="string">
            <text:p text:style-name="Table_20_Contents">string_output</text:p>
          </table:table-cell>
          <table:table-cell table:style-name="表格99.B2" office:value-type="string">
            <text:p text:style-name="Table_20_Contents">将string容器中的字符串输出到指定的流中。</text:p>
          </table:table-cell>
        </table:table-row>
        <table:table-row>
          <table:table-cell table:style-name="表格99.A2" office:value-type="string">
            <text:p text:style-name="Table_20_Contents">string_input</text:p>
          </table:table-cell>
          <table:table-cell table:style-name="表格99.B2" office:value-type="string">
            <text:p text:style-name="Table_20_Contents">从指定的流中读取字符串到string容器。</text:p>
          </table:table-cell>
        </table:table-row>
        <table:table-row>
          <table:table-cell table:style-name="表格99.A2" office:value-type="string">
            <text:p text:style-name="Table_20_Contents">string_getline</text:p>
          </table:table-cell>
          <table:table-cell table:style-name="表格99.B2" office:value-type="string">
            <text:p text:style-name="Table_20_Contents">从指定的流中读取一行并保存到string容器中。</text:p>
          </table:table-cell>
        </table:table-row>
        <table:table-row>
          <table:table-cell table:style-name="表格99.A2" office:value-type="string">
            <text:p text:style-name="Table_20_Contents">string_getline_delimiter</text:p>
          </table:table-cell>
          <table:table-cell table:style-name="表格99.B2" office:value-type="string">
            <text:p text:style-name="Table_20_Contents">从指定的流中读取一行并保存到string容器中，用户指定行标识符。</text:p>
          </table:table-cell>
        </table:table-row>
      </table:table>
      <text:p text:style-name="P21"/>
      <text:p text:style-name="P21">接口原型：</text:p>
      <table:table table:name="表格100" table:style-name="表格100">
        <table:table-column table:style-name="表格100.A"/>
        <table:table-row>
          <table:table-cell table:style-name="表格100.A1" office:value-type="string">
            <text:p text:style-name="P32">string_t* create_string(void);</text:p>
          </table:table-cell>
        </table:table-row>
      </table:table>
      <text:p text:style-name="P11">描述：</text:p>
      <text:p text:style-name="P11"><text:tab/>创建一个保存指定类型的string容器。</text:p>
      <text:p text:style-name="P11">参数：</text:p>
      <text:p text:style-name="P11"><text:tab/>无。</text:p>
      <text:p text:style-name="P11">返回值：</text:p>
      <text:p text:style-name="P11"><text:tab/>指向string_t容器的指针。创建失败返回NULL。</text:p>
      <text:p text:style-name="P11">注意：</text:p>
      <text:p text:style-name="P26"><text:tab/>创建的string容器中保存的数据是char类型。</text:p>
      <text:p text:style-name="P26"/>
      <table:table table:name="表格101" table:style-name="表格101">
        <table:table-column table:style-name="表格101.A"/>
        <table:table-row>
          <table:table-cell table:style-name="表格101.A1" office:value-type="string">
            <text:p text:style-name="P32">void string_init(string_t* pstr_string);</text:p>
          </table:table-cell>
        </table:table-row>
      </table:table>
      <text:p text:style-name="P11">描述：</text:p>
      <text:p text:style-name="P11"><text:tab/>初始化一个空的string容器。</text:p>
      <text:p text:style-name="P11">参数：</text:p>
      <text:p text:style-name="P11"><text:tab/>pstr_string<text:tab/><text:tab/>指向被初始化的string容器的指针。</text:p>
      <text:p text:style-name="P11">返回值：</text:p>
      <text:p text:style-name="P11"><text:tab/>无。</text:p>
      <text:p text:style-name="P11">注意：</text:p>
      <text:p text:style-name="P26"><text:tab/>被初始化的容器一定是使用create_string创建的容器，否则函数的行为是未定义的。pstr_string == NULL，函数的行为是未定义的。使用string_init初始化之后的string容器，string_size() == 0。</text:p>
      <text:p text:style-name="P26"/>
      <table:table table:name="表格102" table:style-name="表格102">
        <table:table-column table:style-name="表格102.A"/>
        <table:table-row>
          <table:table-cell table:style-name="表格102.A1" office:value-type="string">
            <text:p text:style-name="P32">void string_init_char(string_t* pstr_string, size_t t_count, c_char);</text:p>
          </table:table-cell>
        </table:table-row>
      </table:table>
      <text:p text:style-name="P11">描述：</text:p>
      <text:p text:style-name="P11"><text:tab/>使用用户指定的字符初始化string容器。</text:p>
      <text:p text:style-name="P11">参数：</text:p>
      <text:p text:style-name="P11"><text:tab/>pstr_string<text:tab/><text:tab/>指向被初始化的string容器的指针。</text:p>
      <text:p text:style-name="P11"><text:tab/>t_count<text:tab/><text:tab/><text:tab/>初始化后包含的字符的个数。</text:p>
      <text:p text:style-name="P11"><text:tab/>c_char<text:tab/><text:tab/><text:tab/>指定的字符。</text:p>
      <text:p text:style-name="P11"><text:soft-page-break/>返回值：</text:p>
      <text:p text:style-name="P11"><text:tab/>无。</text:p>
      <text:p text:style-name="P11">注意：</text:p>
      <text:p text:style-name="P26"><text:tab/>如果pstr_string == NULL则函数的行为是未定义的。string容器必须是使用create_string创建的否则函数的行为是未定义的。使用string_init_char初始化之后的string容器，string_size() == t_count。</text:p>
      <text:p text:style-name="P26"/>
      <table:table table:name="表格103" table:style-name="表格103">
        <table:table-column table:style-name="表格103.A"/>
        <table:table-row>
          <table:table-cell table:style-name="表格103.A1" office:value-type="string">
            <text:p text:style-name="P32">void string_init_cstr(string_t* pstr_string, const char* s_cstr);</text:p>
          </table:table-cell>
        </table:table-row>
      </table:table>
      <text:p text:style-name="P11">描述：</text:p>
      <text:p text:style-name="P11"><text:tab/>使用指定的字符串初始化string容器。</text:p>
      <text:p text:style-name="P11">参数：</text:p>
      <text:p text:style-name="P11"><text:tab/>pstr_string<text:tab/>指向被初始化的string容器的指针。</text:p>
      <text:p text:style-name="P11"><text:tab/>s_cstr<text:tab/><text:tab/>指定的字符串。</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字符串使用内存\0表示结束，初始化之后string_size()等于实际字符串的长度。</text:p>
      <text:p text:style-name="P26"/>
      <table:table table:name="表格104" table:style-name="表格104">
        <table:table-column table:style-name="表格104.A"/>
        <table:table-row>
          <table:table-cell table:style-name="表格104.A1" office:value-type="string">
            <text:p text:style-name="P32">void string_init_subcstr(string_t* pstr_string, const char* s_cstr, size_t t_len);</text:p>
          </table:table-cell>
        </table:table-row>
      </table:table>
      <text:p text:style-name="P11">描述：</text:p>
      <text:p text:style-name="P11"><text:tab/>使用指定的子字符串初始化string容器。</text:p>
      <text:p text:style-name="P11">参数：</text:p>
      <text:p text:style-name="P11"><text:tab/>pstr_string<text:tab/><text:tab/>指向被初始化的string容器的指针。</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string容器必须是使用create_string创建的否则函数的行为是未定义的。如果t_len等于NPOS或者超过了字符串的长度则使用整个字符串进行初始化。</text:p>
      <text:p text:style-name="P26"/>
      <table:table table:name="表格105" table:style-name="表格105">
        <table:table-column table:style-name="表格105.A"/>
        <table:table-row>
          <table:table-cell table:style-name="表格105.A1" office:value-type="string">
            <text:p text:style-name="P32">void string_init_copy(string_t* pstr_dest, const string_t* cpstr_src);</text:p>
          </table:table-cell>
        </table:table-row>
      </table:table>
      <text:p text:style-name="P11">描述：</text:p>
      <text:p text:style-name="P11"><text:tab/>使用一个既存的string容器来初始化string容器。</text:p>
      <text:p text:style-name="P11">参数：</text:p>
      <text:p text:style-name="P11"><text:tab/>pstr_dest<text:tab/><text:tab/>指向被初始化的容器的指针。</text:p>
      <text:p text:style-name="P11"><text:tab/>cpstr_src<text:tab/><text:tab/>指向既存容器的指针。</text:p>
      <text:p text:style-name="P11">返回值：</text:p>
      <text:p text:style-name="P11"><text:tab/>无。</text:p>
      <text:p text:style-name="P11">注意：</text:p>
      <text:p text:style-name="P26"><text:tab/>被初始化的容器一定是使用create_string创建的容器，否则函数的行为是未定义的。cpstr_src指向的是已经初始化的string容器，否则函数的行为是未定义的。pstr_dest == NULL或者cpstr_src == NULL，函数的行为是未定义的。初始<text:soft-page-break/>化之后string_size(pstr_dest) == string_size(cpstr_src); <text:s/>。</text:p>
      <text:p text:style-name="P26"/>
      <table:table table:name="表格106" table:style-name="表格106">
        <table:table-column table:style-name="表格106.A"/>
        <table:table-row>
          <table:table-cell table:style-name="表格106.A1" office:value-type="string">
            <text:p text:style-name="P32">void string_init_copy_substring(</text:p>
            <text:p text:style-name="P32"><text:s text:c="4"/>string_t* pstr_dest, const string_t* cpstr_src, size_t t_pos, size_t t_len);</text:p>
          </table:table-cell>
        </table:table-row>
      </table:table>
      <text:p text:style-name="P11">描述：</text:p>
      <text:p text:style-name="P11"><text:tab/>使用指定的子string来初始化string容器。</text:p>
      <text:p text:style-name="P11">参数：</text:p>
      <text:p text:style-name="P11"><text:tab/>pstr_dest<text:tab/><text:tab/>指向被初始化的容器的指针。</text:p>
      <text:p text:style-name="P11"><text:tab/>cpstr_src<text:tab/><text:tab/>指向既存容器的指针。</text:p>
      <text:p text:style-name="P11"><text:tab/>t_pos<text:tab/><text:tab/>子字符串开始的位置。</text:p>
      <text:p text:style-name="P11"><text:tab/>t_len<text:tab/><text:tab/>子字符串长度。</text:p>
      <text:p text:style-name="P11">返回值：</text:p>
      <text:p text:style-name="P11"><text:tab/>无。</text:p>
      <text:p text:style-name="P11">注意：</text:p>
      <text:p text:style-name="P26"><text:tab/>被初始化的容器一定是使用create_string创建的容器，否则函数的行为是未定义的。cpstr_src指向的是已经初始化的string容器，否则函数的行为是未定义的。pstr_dest == NULL或者cpstr_src == NULL，函数的行为是未定义的。t_pos必须是属于源字符串的有效位置，否则函数的行为是未定义的，如果t_len == NPOS或者t_pos + t_len &gt;= 元字符串的长度，那么使用从t_pos开始的所有的子字符串。</text:p>
      <text:p text:style-name="P26"/>
      <table:table table:name="表格107" table:style-name="表格107">
        <table:table-column table:style-name="表格107.A"/>
        <table:table-row>
          <table:table-cell table:style-name="表格107.A1" office:value-type="string">
            <text:p text:style-name="P32">void string_init_copy_range(string_t* pstr_string,</text:p>
            <text:p text:style-name="P32"><text:s text:c="4"/>string_iterator_t it_begin, string_iterator_t it_end);</text:p>
          </table:table-cell>
        </table:table-row>
      </table:table>
      <text:p text:style-name="P11">描述：</text:p>
      <text:p text:style-name="P11"><text:tab/>使用指定的string范围初始化string容器。</text:p>
      <text:p text:style-name="P11">参数：</text:p>
      <text:p text:style-name="P11"><text:tab/>pstr_string<text:tab/><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string创建的容器，否则函数的行为是未定义的。[it_begin, it_end)属于一个已经初始化的string容器的有效的数据区间，否则函数的行为是未定义的。pstr_string == NULL函数的行为是未定义的。初始化之后string_size(pstr_string) == iterator_distance(it_begin, it_end); 。</text:p>
      <text:p text:style-name="P26"/>
      <table:table table:name="表格108" table:style-name="表格108">
        <table:table-column table:style-name="表格108.A"/>
        <table:table-row>
          <table:table-cell table:style-name="表格108.A1" office:value-type="string">
            <text:p text:style-name="P32">void string_destroy(string_t* pstr_string);</text:p>
          </table:table-cell>
        </table:table-row>
      </table:table>
      <text:p text:style-name="P11">描述：</text:p>
      <text:p text:style-name="P11"><text:tab/>销毁创建的string容器。</text:p>
      <text:p text:style-name="P11">参数：</text:p>
      <text:p text:style-name="P11"><text:tab/>pstr_string<text:tab/><text:tab/>指向被销毁的容器的指针。</text:p>
      <text:p text:style-name="P11">返回值：</text:p>
      <text:p text:style-name="P11"><text:tab/>无。</text:p>
      <text:p text:style-name="P11">注意：</text:p>
      <text:p text:style-name="P26"><text:soft-page-break/><text:tab/>被销毁的容器一定已经初始化或者是使用create_string创建的容器，否则函数的行为是未定义的。销毁后的容器不能够在用于其他的接口，否则接口的函数行为是未定义的。创建之后没有经过初始化的容器也要进行销毁。</text:p>
      <text:p text:style-name="P26"/>
      <table:table table:name="Table529" table:style-name="Table529">
        <table:table-column table:style-name="Table529.A"/>
        <table:table-row>
          <table:table-cell table:style-name="Table529.A1" office:value-type="string">
            <text:p text:style-name="P32">const char* string_c_str(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6"><text:tab/>如果cpstr_string == NULL或者string容器一定已经初始化的容器，否则函数的行为是未定义的。当string为空时返回空串。</text:p>
      <text:p text:style-name="P26"/>
      <table:table table:name="Table530" table:style-name="Table530">
        <table:table-column table:style-name="Table530.A"/>
        <table:table-row>
          <table:table-cell table:style-name="Table530.A1" office:value-type="string">
            <text:p text:style-name="P32">const char* string_data(const string_t* cpstr_string);</text:p>
          </table:table-cell>
        </table:table-row>
      </table:table>
      <text:p text:style-name="P11">描述：</text:p>
      <text:p text:style-name="P11"><text:tab/>返回指向string容器中保存字符的指针。</text:p>
      <text:p text:style-name="P11">参数：</text:p>
      <text:p text:style-name="P11"><text:tab/>cpstr_string<text:tab/><text:tab/>string容器。</text:p>
      <text:p text:style-name="P11">返回值：</text:p>
      <text:p text:style-name="P11"><text:tab/>返回指向string中保存的字符串的指针。</text:p>
      <text:p text:style-name="P11">注意：</text:p>
      <text:p text:style-name="P26"><text:tab/>如果cpstr_string == NULL或者string容器一定已经初始化的容器，否则函数的行为是未定义的。当string为空时函数的行为是未定义的。</text:p>
      <text:p text:style-name="P26"/>
      <table:table table:name="Table531" table:style-name="Table531">
        <table:table-column table:style-name="Table531.A"/>
        <table:table-row>
          <table:table-cell table:style-name="Table531.A1" office:value-type="string">
            <text:p text:style-name="P32">size_t string_copy(</text:p>
            <text:p text:style-name="P32"><text:s text:c="4"/>const string_t* cpstr_string, char* s_buffer, size_t t_len, size_t t_pos);</text:p>
          </table:table-cell>
        </table:table-row>
      </table:table>
      <text:p text:style-name="P11">描述：</text:p>
      <text:p text:style-name="P11"><text:tab/>将string容器中保存的字符拷贝到指定的缓冲区中。</text:p>
      <text:p text:style-name="P11">参数：</text:p>
      <text:p text:style-name="P11"><text:tab/>cpstr_string<text:tab/><text:tab/><text:tab/>string容器。</text:p>
      <text:p text:style-name="P11"><text:tab/>pv_buffer<text:tab/><text:tab/><text:tab/><text:tab/>目的缓冲区。</text:p>
      <text:p text:style-name="P11"><text:tab/>t_len<text:tab/><text:tab/><text:tab/><text:tab/>拷贝的字符串的长度。</text:p>
      <text:p text:style-name="P11"><text:tab/>t_pos<text:tab/><text:tab/><text:tab/><text:tab/>子串的位置。</text:p>
      <text:p text:style-name="P11">返回值：</text:p>
      <text:p text:style-name="P11"><text:tab/>实际拷贝的子串的长度。</text:p>
      <text:p text:style-name="P11">注意：</text:p>
      <text:p text:style-name="P26"><text:tab/>如果cpstr_string == NULL或者string容器一定已经初始化的容器，否则函数的行为是未定义的。如果s_buffer == NULL那么函数的行为是未定义的。t_pos是属于string的有效的位置，否则函数的行为是未定义的。实际拷贝的长度是min(t_len, string_size() - t_pos)。</text:p>
      <text:p text:style-name="P26"/>
      <table:table table:name="Table532" table:style-name="Table532">
        <table:table-column table:style-name="Table532.A"/>
        <table:table-row>
          <table:table-cell table:style-name="Table532.A1" office:value-type="string">
            <text:p text:style-name="P32">size_t string_size(const string_t* cpstr_string);</text:p>
          </table:table-cell>
        </table:table-row>
      </table:table>
      <text:p text:style-name="P11"><text:soft-page-break/>描述：</text:p>
      <text:p text:style-name="P11"><text:tab/>返回string容器中保存的字符的个数。</text:p>
      <text:p text:style-name="P11">参数：</text:p>
      <text:p text:style-name="P11"><text:tab/>cpstr_string<text:tab/><text:tab/>string容器。</text:p>
      <text:p text:style-name="P11">返回值：</text:p>
      <text:p text:style-name="P11"><text:tab/>string容器中包含的字符的个数。</text:p>
      <text:p text:style-name="P11">注意：</text:p>
      <text:p text:style-name="P26"><text:tab/>如果cpstr_string == NULL或者string容器一定已经初始化的容器，否则函数的行为是未定义的。</text:p>
      <text:p text:style-name="P26"/>
      <table:table table:name="Table533" table:style-name="Table533">
        <table:table-column table:style-name="Table533.A"/>
        <table:table-row>
          <table:table-cell table:style-name="Table533.A1" office:value-type="string">
            <text:p text:style-name="P32">size_t string_length(const string_t* cpstr_string);</text:p>
          </table:table-cell>
        </table:table-row>
      </table:table>
      <text:p text:style-name="P11">描述：</text:p>
      <text:p text:style-name="P11"><text:tab/>返回string容器中保存的字符的长度。</text:p>
      <text:p text:style-name="P11">参数：</text:p>
      <text:p text:style-name="P11"><text:tab/>cpstr_string<text:tab/><text:tab/>string容器。</text:p>
      <text:p text:style-name="P11">返回值：</text:p>
      <text:p text:style-name="P11"><text:tab/>string容器中包含的字符串的长度。</text:p>
      <text:p text:style-name="P11">注意：</text:p>
      <text:p text:style-name="P26"><text:tab/>如果cpstr_string == NULL或者string容器一定已经初始化的容器，否则函数的行为是未定义的。这个函数与string_size()相同。</text:p>
      <text:p text:style-name="P26"/>
      <table:table table:name="Table534" table:style-name="Table534">
        <table:table-column table:style-name="Table534.A"/>
        <table:table-row>
          <table:table-cell table:style-name="Table534.A1" office:value-type="string">
            <text:p text:style-name="P32">bool_t string_empty(const string_t* cpstr_string);</text:p>
          </table:table-cell>
        </table:table-row>
      </table:table>
      <text:p text:style-name="P11">描述：</text:p>
      <text:p text:style-name="P11"><text:tab/>测试string容器是否为空。</text:p>
      <text:p text:style-name="P11">参数：</text:p>
      <text:p text:style-name="P11"><text:tab/>cpstr_string<text:tab/><text:tab/>string容器。</text:p>
      <text:p text:style-name="P11">返回值：</text:p>
      <text:p text:style-name="P11"><text:tab/>如果string为空则返回true，否则返回false。</text:p>
      <text:p text:style-name="P11">注意：</text:p>
      <text:p text:style-name="P26"><text:tab/>如果cpstr_string == NULL或者string容器一定已经初始化的容器，否则函数的行为是未定义的。</text:p>
      <text:p text:style-name="P26"/>
      <table:table table:name="Table535" table:style-name="Table535">
        <table:table-column table:style-name="Table535.A"/>
        <table:table-row>
          <table:table-cell table:style-name="Table535.A1" office:value-type="string">
            <text:p text:style-name="P32">size_t string_max_size(const string_t* cpstr_string);</text:p>
          </table:table-cell>
        </table:table-row>
      </table:table>
      <text:p text:style-name="P11">描述：</text:p>
      <text:p text:style-name="P11"><text:tab/>返回string容器能够保存的字符的数量。</text:p>
      <text:p text:style-name="P11">参数：</text:p>
      <text:p text:style-name="P11"><text:tab/>cpstr_string<text:tab/><text:tab/>string容器。</text:p>
      <text:p text:style-name="P11">返回值：</text:p>
      <text:p text:style-name="P11"><text:tab/>返回string容器中能够保存字符的最大数量的可能值。</text:p>
      <text:p text:style-name="P11">注意：</text:p>
      <text:p text:style-name="P26"><text:tab/>cpstr_string == NULL则函数的行为是未定义的，cpstr_string指向的容器是经过初始化以后的string容器，否则函数的行为是未定义的。这个最大数量是与系统相关的，不是一个固定的值。</text:p>
      <text:p text:style-name="P26"/>
      <table:table table:name="Table536" table:style-name="Table536">
        <table:table-column table:style-name="Table536.A"/>
        <table:table-row>
          <table:table-cell table:style-name="Table536.A1" office:value-type="string">
            <text:p text:style-name="P32">size_t string_capacity(const string_t* cpstr_string);</text:p>
          </table:table-cell>
        </table:table-row>
      </table:table>
      <text:p text:style-name="P11"><text:soft-page-break/>描述：</text:p>
      <text:p text:style-name="P11"><text:tab/>返回string容器的容量。</text:p>
      <text:p text:style-name="P11">参数：</text:p>
      <text:p text:style-name="P11"><text:tab/>cpstr_string<text:tab/><text:tab/>string容器。</text:p>
      <text:p text:style-name="P11">返回值：</text:p>
      <text:p text:style-name="P11"><text:tab/>返回string容器的容量。</text:p>
      <text:p text:style-name="P11">注意：</text:p>
      <text:p text:style-name="P26"><text:tab/>cpstr_string == NULL则函数的行为是未定义的，cpstr_string指向的容器是经过初始化以后的string容器，否则函数的行为是未定义的。容量符合前面描述的算法。</text:p>
      <text:p text:style-name="P26"/>
      <table:table table:name="Table537" table:style-name="Table537">
        <table:table-column table:style-name="Table537.A"/>
        <table:table-row>
          <table:table-cell table:style-name="Table537.A1" office:value-type="string">
            <text:p text:style-name="P32">char* string_at(const string_t* cpstr_string, size_t t_pos);</text:p>
          </table:table-cell>
        </table:table-row>
      </table:table>
      <text:p text:style-name="P11">描述：</text:p>
      <text:p text:style-name="P11"><text:tab/>通过下标随机访问string容器中的字符。</text:p>
      <text:p text:style-name="P11">参数：</text:p>
      <text:p text:style-name="P11"><text:tab/>cpstr_string <text:tab/><text:tab/><text:tab/>指向string容器的指针。</text:p>
      <text:p text:style-name="P11"><text:tab/>t_pos<text:tab/><text:tab/><text:tab/><text:tab/>要访问的字符在容器中的索引。</text:p>
      <text:p text:style-name="P11">返回值：</text:p>
      <text:p text:style-name="P11"><text:tab/>指向被访问的字符的指针。</text:p>
      <text:p text:style-name="P11">注意：</text:p>
      <text:p text:style-name="P26"><text:tab/>cpstr_string == NULL则函数的行为是未定义的，cpstr_string指向的容器是经过初始化以后的string容器，否则函数的行为是未定义的。如果t_pos超过了string容器中字符索引的范围，则函数的行为是未定义的。</text:p>
      <text:p text:style-name="P26"/>
      <table:table table:name="Table538" table:style-name="Table538">
        <table:table-column table:style-name="Table538.A"/>
        <table:table-row>
          <table:table-cell table:style-name="Table538.A1" office:value-type="string">
            <text:p text:style-name="P32">bool_t string_equal(const string_t* cpstr_first, const string_t* cpstr_second);</text:p>
          </table:table-cell>
        </table:table-row>
      </table:table>
      <text:p text:style-name="P11">描述：</text:p>
      <text:p text:style-name="P11"><text:tab/>测试两个容器是否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两个容器相等，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两个容器中的字符个数相等并且对应字符相等则容器相等，如果cpstr_first == cpstr_second则返回true。</text:p>
      <text:p text:style-name="P26"/>
      <table:table table:name="Table539" table:style-name="Table539">
        <table:table-column table:style-name="Table539.A"/>
        <table:table-row>
          <table:table-cell table:style-name="Table539.A1" office:value-type="string">
            <text:p text:style-name="P32">bool_t string_not_equal(const string_t* cpstr_first, const string_t* cpstr_second);</text:p>
          </table:table-cell>
        </table:table-row>
      </table:table>
      <text:p text:style-name="P11">描述：</text:p>
      <text:p text:style-name="P11"><text:tab/>测试两个容器是否不相等。</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soft-page-break/><text:tab/>如果两个容器不相等，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两个容器中的字符个数不等或者对应字符不等则容器不等，如果cpstr_first == cpstr_second则返回false。</text:p>
      <text:p text:style-name="P26"/>
      <table:table table:name="Table540" table:style-name="Table540">
        <table:table-column table:style-name="Table540.A"/>
        <table:table-row>
          <table:table-cell table:style-name="Table540.A1" office:value-type="string">
            <text:p text:style-name="P32">bool_t string_less(const string_t* cpstr_first, const string_t* cpstr_second);</text:p>
          </table:table-cell>
        </table:table-row>
      </table:table>
      <text:p text:style-name="P11">描述：</text:p>
      <text:p text:style-name="P11"><text:tab/>测试第一个string容器是否小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第二个容器中的字符个数则返回true否则返回false，如果cpstr_first == cpstr_second则返回false。</text:p>
      <text:p text:style-name="P26"/>
      <table:table table:name="Table541" table:style-name="Table541">
        <table:table-column table:style-name="Table541.A"/>
        <table:table-row>
          <table:table-cell table:style-name="Table541.A1" office:value-type="string">
            <text:p text:style-name="P32">bool_t string_less_equal(const string_t* cpstr_first, const string_t* cpstr_second);</text:p>
          </table:table-cell>
        </table:table-row>
      </table:table>
      <text:p text:style-name="P11">描述：</text:p>
      <text:p text:style-name="P11"><text:tab/>测试第一个string容器是否小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小于等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小于第二个容器中的对应字符则返回true，如果大于则返回false，如果对应字符都相等则，如果第一个容器中的字符个数小于等于第二个容器中的字符个数则返回true否则返回false，如果cpstr_first == cpstr_second则返回true。</text:p>
      <text:p text:style-name="P26"/>
      <table:table table:name="Table542" table:style-name="Table542">
        <table:table-column table:style-name="Table542.A"/>
        <table:table-row>
          <table:table-cell table:style-name="Table542.A1" office:value-type="string">
            <text:p text:style-name="P32">bool_t string_greater(const string_t* cpstr_first, const string_t* cpstr_second);</text:p>
          </table:table-cell>
        </table:table-row>
      </table:table>
      <text:p text:style-name="P11">描述：</text:p>
      <text:p text:style-name="P11"><text:tab/>测试第一个string容器是否大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第二个string容器，返回true，否则返回false。</text:p>
      <text:p text:style-name="P11"><text:soft-page-break/>注意：</text:p>
      <text:p text:style-name="P26"><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第二个容器中的字符个数则返回true否则返回false，如果cpstr_first == cpstr_second则返回false。</text:p>
      <text:p text:style-name="P26"/>
      <table:table table:name="Table543" table:style-name="Table543">
        <table:table-column table:style-name="Table543.A"/>
        <table:table-row>
          <table:table-cell table:style-name="Table543.A1" office:value-type="string">
            <text:p text:style-name="P32">bool_t string_greater_equal(</text:p>
            <text:p text:style-name="P32"><text:s text:c="4"/>const string_t* cpstr_first, const string_t* cpstr_second);</text:p>
          </table:table-cell>
        </table:table-row>
      </table:table>
      <text:p text:style-name="P11">描述：</text:p>
      <text:p text:style-name="P11"><text:tab/>测试第一个string容器是否大于等于第二个string容器。</text:p>
      <text:p text:style-name="P11">参数：</text:p>
      <text:p text:style-name="P11"><text:tab/>cpstr_first <text:tab/><text:tab/><text:tab/>指向string容器的指针。</text:p>
      <text:p text:style-name="P11"><text:tab/>cpstr_second<text:tab/><text:tab/><text:tab/>指向string容器的指针。</text:p>
      <text:p text:style-name="P11">返回值：</text:p>
      <text:p text:style-name="P11"><text:tab/>如果第一个string容器大于等于第二个string容器，返回true，否则返回false。</text:p>
      <text:p text:style-name="P11">注意：</text:p>
      <text:p text:style-name="P26"><text:tab/>cpstr_first == NULL或者cpstr_second == NULL则函数的行为是未定义的，cpstr_first和cpstr_second指向的容器是经过初始化以后的string容器，否则函数的行为是未定义的。如果第一个容器中的字符大于第二个容器中的对应字符则返回true，如果小于则返回false，如果对应字符都相等则，如果第一个容器中的字符个数大于等于第二个容器中的字符个数则返回true否则返回false，如果cpstr_first == cpstr_second则返回true。</text:p>
      <text:p text:style-name="P26"/>
      <table:table table:name="Table544" table:style-name="Table544">
        <table:table-column table:style-name="Table544.A"/>
        <table:table-row>
          <table:table-cell table:style-name="Table544.A1" office:value-type="string">
            <text:p text:style-name="P32">bool_t string_equal_cstr(const string_t* cpstr_string, const char* s_cstr);</text:p>
          </table:table-cell>
        </table:table-row>
      </table:table>
      <text:p text:style-name="P11">描述：</text:p>
      <text:p text:style-name="P11"><text:tab/>测试string容器和字符串是否相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相等，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容器中的字符与字符串中的对应字符都相等返回true，否则返回false。</text:p>
      <text:p text:style-name="P26"/>
      <table:table table:name="Table545" table:style-name="Table545">
        <table:table-column table:style-name="Table545.A"/>
        <table:table-row>
          <table:table-cell table:style-name="Table545.A1" office:value-type="string">
            <text:p text:style-name="P32">bool_t string_not_equal_cstr(const string_t* cpstr_string, const char* s_cstr);</text:p>
          </table:table-cell>
        </table:table-row>
      </table:table>
      <text:p text:style-name="P11">描述：</text:p>
      <text:p text:style-name="P11"><text:tab/>测试string容器和字符串是否不等。</text:p>
      <text:p text:style-name="P11">参数：</text:p>
      <text:p text:style-name="P11"><text:tab/>cpstr_string <text:tab/><text:tab/>string容器。</text:p>
      <text:p text:style-name="P11"><text:tab/>s_cstr<text:tab/><text:tab/><text:tab/>字符串。</text:p>
      <text:p text:style-name="P11">返回值：</text:p>
      <text:p text:style-name="P11"><text:tab/>如果string中的字符与s_cstr中的字符不等，返回true，否则返回false。</text:p>
      <text:p text:style-name="P11"><text:soft-page-break/>注意：</text:p>
      <text:p text:style-name="P26"><text:tab/>cpstr_string == NULL或者s_cstr == NULL则函数的行为是未定义的，cpstr_string指向的容器是经过初始化以后的string容器，否则函数的行为是未定义的。</text:p>
      <text:p text:style-name="P26"/>
      <table:table table:name="Table546" table:style-name="Table546">
        <table:table-column table:style-name="Table546.A"/>
        <table:table-row>
          <table:table-cell table:style-name="Table546.A1" office:value-type="string">
            <text:p text:style-name="P32">bool_t string_less_cstr(const string_t* cpstr_string, const char* s_cstr);</text:p>
          </table:table-cell>
        </table:table-row>
      </table:table>
      <text:p text:style-name="P11">描述：</text:p>
      <text:p text:style-name="P11"><text:tab/>测试string容器是否小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字符串中的字符个数则返回true否则返回false。</text:p>
      <text:p text:style-name="P26"/>
      <table:table table:name="Table547" table:style-name="Table547">
        <table:table-column table:style-name="Table547.A"/>
        <table:table-row>
          <table:table-cell table:style-name="Table547.A1" office:value-type="string">
            <text:p text:style-name="P32">bool_t string_less_equal_cstr(const string_t* cpstr_string, const char* s_cstr);</text:p>
          </table:table-cell>
        </table:table-row>
      </table:table>
      <text:p text:style-name="P11">描述：</text:p>
      <text:p text:style-name="P11"><text:tab/>测试string容器是否小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小于等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小于字符串中的对应字符则返回true，如果大于则返回false，如果对应字符都相等则，如果string容器中的字符个数小于等于字符串中的字符个数则返回true否则返回false。</text:p>
      <text:p text:style-name="P26"/>
      <table:table table:name="Table548" table:style-name="Table548">
        <table:table-column table:style-name="Table548.A"/>
        <table:table-row>
          <table:table-cell table:style-name="Table548.A1" office:value-type="string">
            <text:p text:style-name="P32">bool_t string_greater_cstr(const string_t* cpstr_string, const char* s_cstr);</text:p>
          </table:table-cell>
        </table:table-row>
      </table:table>
      <text:p text:style-name="P11">描述：</text:p>
      <text:p text:style-name="P11"><text:tab/>测试string容器是否大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大于字符串中的对应字符则返回true，如果小于则返<text:soft-page-break/>回false，如果对应字符都相等则，如果string容器中的字符个数大于字符串中的字符个数则返回true否则返回false。</text:p>
      <text:p text:style-name="P26"/>
      <table:table table:name="Table549" table:style-name="Table549">
        <table:table-column table:style-name="Table549.A"/>
        <table:table-row>
          <table:table-cell table:style-name="Table549.A1" office:value-type="string">
            <text:p text:style-name="P32">bool_t string_greater_equal_cstr(const string_t* cpstr_string, const char* s_cstr);</text:p>
          </table:table-cell>
        </table:table-row>
      </table:table>
      <text:p text:style-name="P11">描述：</text:p>
      <text:p text:style-name="P11"><text:tab/>测试string容器是否大于等于字符串。</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等于s_cstr，返回true，否则返回false。</text:p>
      <text:p text:style-name="P11">注意：</text:p>
      <text:p text:style-name="P26"><text:tab/>cpstr_string == NULL或者s_cstr == NULL则函数的行为是未定义的，cpstr_string指向的容器是经过初始化以后的string容器，否则函数的行为是未定义的。如果string器中的字符大于字符串中的对应字符则返回true，如果小于则返回false，如果对应字符都相等则，如果string容器中的字符个数大于等于字符串中的字符个数则返回true否则返回false。</text:p>
      <text:p text:style-name="P26"/>
      <table:table table:name="Table550" table:style-name="Table550">
        <table:table-column table:style-name="Table550.A"/>
        <table:table-row>
          <table:table-cell table:style-name="Table550.A1" office:value-type="string">
            <text:p text:style-name="P32">int string_compare(const string_t* cpstr_first, const string_t* cpstr_second);</text:p>
          </table:table-cell>
        </table:table-row>
      </table:table>
      <text:p text:style-name="P11">描述：</text:p>
      <text:p text:style-name="P11"><text:tab/><text:span text:style-name="T37">返回两个string容器比较的结果。</text:span></text:p>
      <text:p text:style-name="P11">参数：</text:p>
      <text:p text:style-name="P11"><text:tab/>cpstr_first<text:tab/><text:tab/>第一个string容器。</text:p>
      <text:p text:style-name="P11"><text:tab/>cpstr_second<text:tab/><text:tab/>第二个string容器。</text:p>
      <text:p text:style-name="P11">返回值：</text:p>
      <text:p text:style-name="P11"><text:tab/>如果第一个string容器中的字符大于第二个string容器中的字符，返回值大于0，小于，返回值小于0，相等，返回值等于0。</text:p>
      <text:p text:style-name="P11">注意：</text:p>
      <text:p text:style-name="P26"><text:tab/>cpstr_first == NULL或者cpstr_second == NULL则函数的行为是未定义的，cpstr_first和cpstr_second指向的容器是经过初始化以后的string容器，否则函数的行为是未定义的。如果cpstr_first == cpstr_second则返回0。</text:p>
      <text:p text:style-name="P26"/>
      <table:table table:name="Table551" table:style-name="Table551">
        <table:table-column table:style-name="Table551.A"/>
        <table:table-row>
          <table:table-cell table:style-name="Table551.A1" office:value-type="string">
            <text:p text:style-name="P32">int string_compare_substring_string(</text:p>
            <text:p text:style-name="P32"><text:s text:c="4"/>const string_t* cpstr_first, size_t t_pos, size_t t_len,</text:p>
            <text:p text:style-name="P32"><text:s text:c="4"/>const string_t* cpstr_second);</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pos<text:tab/><text:tab/><text:tab/>子string的开始位置。</text:p>
      <text:p text:style-name="P11"><text:tab/>t_len<text:tab/><text:tab/><text:tab/>子string的长度。</text:p>
      <text:p text:style-name="P11"><text:tab/>cpstr_second<text:tab/><text:tab/>第二个string容器。</text:p>
      <text:p text:style-name="P11">返回值：</text:p>
      <text:p text:style-name="P11"><text:tab/>如果第一个string容器的子串中的字符大于第二个string容器中的字符，返回值大于0，小于，返回值小于0，相等，返回值等于0。</text:p>
      <text:p text:style-name="P11"><text:soft-page-break/>注意：</text:p>
      <text:p text:style-name="P26"><text:tab/>cpstr_first == NULL或者cpstr_second == NULL则函数的行为是未定义的，cpstr_first和cpstr_second指向的容器是经过初始化以后的string容器，否则函数的行为是未定义的。t_pos是属于第一个string容器的有效的下标，否则函数的行为是未定义的，t_len &gt;= string_size() - t_pos时表示使用从t_pos开始的全部子串。</text:p>
      <text:p text:style-name="P26"/>
      <table:table table:name="Table552" table:style-name="Table552">
        <table:table-column table:style-name="Table552.A"/>
        <table:table-row>
          <table:table-cell table:style-name="Table552.A1" office:value-type="string">
            <text:p text:style-name="P32">int string_compare_substring_substring(</text:p>
            <text:p text:style-name="P32"><text:s text:c="4"/>const string_t* cpstr_first, size_t t_firstpos, size_t t_firstlen,</text:p>
            <text:p text:style-name="P32"><text:s text:c="4"/>const string_t* cpstr_second, size_t t_secondpos, size_t t_secondlen);</text:p>
          </table:table-cell>
        </table:table-row>
      </table:table>
      <text:p text:style-name="P11">描述：</text:p>
      <text:p text:style-name="P11"><text:tab/><text:span text:style-name="T37">返回子string容器与另一个string容器比较的结果。</text:span></text:p>
      <text:p text:style-name="P11">参数：</text:p>
      <text:p text:style-name="P11"><text:tab/>cpstr_first<text:tab/><text:tab/>第一个string容器。</text:p>
      <text:p text:style-name="P11"><text:tab/>t_firstpos<text:tab/><text:tab/><text:tab/>子string的开始位置。</text:p>
      <text:p text:style-name="P11"><text:tab/>t_firstlen<text:tab/><text:tab/><text:tab/>子string的长度。</text:p>
      <text:p text:style-name="P11"><text:tab/>cpstr_second<text:tab/><text:tab/>第二个string容器。</text:p>
      <text:p text:style-name="P11"><text:tab/>t_secondpos<text:tab/><text:tab/>子string的开始位置。</text:p>
      <text:p text:style-name="P11"><text:tab/>t_secondlen<text:tab/><text:tab/>子string的长度。</text:p>
      <text:p text:style-name="P11">返回值：</text:p>
      <text:p text:style-name="P11"><text:tab/>如果第一个string容器的子串中的字符大于第二个string容器的子串中的字符，返回值大于0，小于，返回值小于0，相等，返回值等于0。</text:p>
      <text:p text:style-name="P11">注意：</text:p>
      <text:p text:style-name="P26"><text:tab/>cpstr_first == NULL或者cpstr_second == NULL则函数的行为是未定义的，cpstr_first和cpstr_second指向的容器是经过初始化以后的string容器，否则函数的行为是未定义的。t_firstpos是属于第一个string容器的有效的下标，t_secondpos是属于第二个string容器的有效下标，否则函数的行为是未定义的，t_firstlen &gt;= string_size() - t_firstpos时表示使用从t_firstpos开始的全部子串，t_secondlen &gt;= string_size() - t_secondpos时表示使用从t_secondpos开始的全部子串。</text:p>
      <text:p text:style-name="P26"/>
      <table:table table:name="Table553" table:style-name="Table553">
        <table:table-column table:style-name="Table553.A"/>
        <table:table-row>
          <table:table-cell table:style-name="Table553.A1" office:value-type="string">
            <text:p text:style-name="P32">int string_compare_cstr(const string_t* cpstr_string, const char* s_cstr);</text:p>
          </table:table-cell>
        </table:table-row>
      </table:table>
      <text:p text:style-name="P11">描述：</text:p>
      <text:p text:style-name="P11"><text:tab/><text:span text:style-name="T37">返回string容器与字符串的比较结果。</text:span></text:p>
      <text:p text:style-name="P11">参数：</text:p>
      <text:p text:style-name="P11"><text:tab/>cpstr_string <text:tab/><text:tab/>string容器。</text:p>
      <text:p text:style-name="P11"><text:tab/>s_cstr<text:tab/><text:tab/><text:tab/>字符串。</text:p>
      <text:p text:style-name="P11">返回值：</text:p>
      <text:p text:style-name="P11"><text:tab/>如果string容器中的字符大于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ext:p>
      <text:p text:style-name="P26"/>
      <table:table table:name="Table554" table:style-name="Table554">
        <table:table-column table:style-name="Table554.A"/>
        <table:table-row>
          <table:table-cell table:style-name="Table554.A1" office:value-type="string">
            <text:p text:style-name="P32">int string_compare_substring_cstr(</text:p>
            <text:p text:style-name="P32"><text:s text:c="4"/>const string_t* cpstr_string, size_t t_pos, size_t t_len, const char* s_cstr);</text:p>
          </table:table-cell>
        </table:table-row>
      </table:table>
      <text:p text:style-name="P11">描述：</text:p>
      <text:p text:style-name="P11"><text:soft-page-break/><text:tab/><text:span text:style-name="T37">返回子string容器与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返回值：</text:p>
      <text:p text:style-name="P11"><text:tab/>如果string容器子串中的字符大于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ext:p>
      <text:p text:style-name="P26"/>
      <table:table table:name="Table555" table:style-name="Table555">
        <table:table-column table:style-name="Table555.A"/>
        <table:table-row>
          <table:table-cell table:style-name="Table555.A1" office:value-type="string">
            <text:p text:style-name="P32">int string_compare_substring_subcstr(</text:p>
            <text:p text:style-name="P32"><text:s text:c="4"/>const string_t* cpstr_string, size_t t_pos, size_t t_len,</text:p>
            <text:p text:style-name="P32"><text:s text:c="4"/>const char* s_cstr, size_t t_valuelen);</text:p>
          </table:table-cell>
        </table:table-row>
      </table:table>
      <text:p text:style-name="P11">描述：</text:p>
      <text:p text:style-name="P11"><text:tab/><text:span text:style-name="T37">返回子string容器与子字符串的比较结果。</text:span></text:p>
      <text:p text:style-name="P11">参数：</text:p>
      <text:p text:style-name="P11"><text:tab/>cpstr_string <text:tab/><text:tab/>string容器。</text:p>
      <text:p text:style-name="P11"><text:tab/>t_pos<text:tab/><text:tab/><text:tab/>子string的开始位置。</text:p>
      <text:p text:style-name="P11"><text:tab/>t_len<text:tab/><text:tab/><text:tab/>子string的长度。</text:p>
      <text:p text:style-name="P11"><text:tab/>s_cstr<text:tab/><text:tab/><text:tab/>字符串。</text:p>
      <text:p text:style-name="P11"><text:tab/>t_valuelen<text:tab/><text:tab/>子字符串长度。</text:p>
      <text:p text:style-name="P11">返回值：</text:p>
      <text:p text:style-name="P11"><text:tab/>如果string容器子串中的字符大于子字符串中的字符，返回值大于0，小于，返回值小于0，相等，返回值等于0。</text:p>
      <text:p text:style-name="P11">注意：</text:p>
      <text:p text:style-name="P26"><text:tab/>cpstr_string == NULL或者s_cstr == NULL则函数的行为是未定义的，cpstr_string指向的容器是经过初始化以后的string容器，否则函数的行为是未定义的。t_pos是属于第一个string容器的有效的下标，否则函数的行为是未定义的，t_len &gt;= string_size() - t_pos时表示使用从t_pos开始的全部子串。t_valuelen大于等于字符串的长度则使用全部字符串。</text:p>
      <text:p text:style-name="P26"/>
      <table:table table:name="表格109" table:style-name="表格109">
        <table:table-column table:style-name="表格109.A"/>
        <table:table-row>
          <table:table-cell table:style-name="表格109.A1" office:value-type="string">
            <text:p text:style-name="P32">string_t* string_substr(const string_t* cpt_string, size_t t_pos, size_t t_len);</text:p>
          </table:table-cell>
        </table:table-row>
      </table:table>
      <text:p text:style-name="P11">描述：</text:p>
      <text:p text:style-name="P11"><text:tab/><text:span text:style-name="T37">返回指定的子string容器。</text:span></text:p>
      <text:p text:style-name="P11">参数：</text:p>
      <text:p text:style-name="P11"><text:tab/>cpt_string <text:tab/>string容器。</text:p>
      <text:p text:style-name="P11"><text:tab/>t_pos<text:tab/><text:tab/><text:tab/>子string的开始位置。</text:p>
      <text:p text:style-name="P11"><text:tab/>t_len<text:tab/><text:tab/><text:tab/>子string的长度。</text:p>
      <text:p text:style-name="P11">返回值：</text:p>
      <text:p text:style-name="P11"><text:tab/><text:span text:style-name="T37">返回指定的子string容器。</text:span></text:p>
      <text:p text:style-name="P11">注意：</text:p>
      <text:p text:style-name="P26"><text:tab/>cpt_string == NULL则函数的行为是未定义的，cpt_string指向的容器是经过初始化以后的string容器，否则函数的行为是未定义的。t_pos是属于string容器的有效的下标，否则函数的行为是未定义的，t_len &gt;= string_size() - t_pos<text:soft-page-break/>时表示使用从t_pos开始的全部子串。返回的子串是已经初始化的string，用户在使用之后负责使用string_destroy()释放资源。</text:p>
      <text:p text:style-name="P26"/>
      <table:table table:name="表格110" table:style-name="表格110">
        <table:table-column table:style-name="表格110.A"/>
        <table:table-row>
          <table:table-cell table:style-name="表格110.A1" office:value-type="string">
            <text:p text:style-name="P32">void string_connect(string_t* pstr_dest, const string_t* cpstr_src);</text:p>
          </table:table-cell>
        </table:table-row>
      </table:table>
      <text:p text:style-name="P11">描述：</text:p>
      <text:p text:style-name="P11"><text:tab/><text:span text:style-name="T37">将两个string容器链接。</text:span></text:p>
      <text:p text:style-name="P11">参数：</text:p>
      <text:p text:style-name="P11"><text:tab/>pstr_dest <text:tab/><text:tab/>目的string容器。</text:p>
      <text:p text:style-name="P11"><text:tab/>cpstr_src<text:tab/><text:tab/>源string容器。</text:p>
      <text:p text:style-name="P11">返回值：</text:p>
      <text:p text:style-name="P11"><text:tab/><text:span text:style-name="T37">无。</text:span></text:p>
      <text:p text:style-name="P11">注意：</text:p>
      <text:p text:style-name="P26"><text:tab/>pstr_dest == NULL或者cpstr_src == NULL则函数的行为是未定义的，pstr_dest和cpstr_src必须是已经初始化的，否则函数的行为是未定义的。</text:p>
      <text:p text:style-name="P21"/>
      <table:table table:name="表格111" table:style-name="表格111">
        <table:table-column table:style-name="表格111.A"/>
        <table:table-row>
          <table:table-cell table:style-name="表格111.A1" office:value-type="string">
            <text:p text:style-name="P32">void string_connect_char(string_t* pstr_string, char c_char);</text:p>
          </table:table-cell>
        </table:table-row>
      </table:table>
      <text:p text:style-name="P11">描述：</text:p>
      <text:p text:style-name="P11"><text:tab/>将string容器与指定的字符连接。</text:p>
      <text:p text:style-name="P11">参数：</text:p>
      <text:p text:style-name="P11"><text:tab/>pstr_string<text:tab/><text:tab/>string容器。</text:p>
      <text:p text:style-name="P11"><text:tab/>c_char<text:tab/><text:tab/><text:tab/>指定的字符。</text:p>
      <text:p text:style-name="P11">返回值：</text:p>
      <text:p text:style-name="P11"><text:tab/>无。</text:p>
      <text:p text:style-name="P11">注意：</text:p>
      <text:p text:style-name="P26"><text:tab/>如果pstr_string == NULL或者string是为初始化的则函数的行为是未定义的。</text:p>
      <text:p text:style-name="P26"/>
      <table:table table:name="表格112" table:style-name="表格112">
        <table:table-column table:style-name="表格112.A"/>
        <table:table-row>
          <table:table-cell table:style-name="表格112.A1" office:value-type="string">
            <text:p text:style-name="P32">void string_connect_cstr(string_t* pstr_string, const void* s_cstr);</text:p>
          </table:table-cell>
        </table:table-row>
      </table:table>
      <text:p text:style-name="P11">描述：</text:p>
      <text:p text:style-name="P11"><text:tab/><text:span text:style-name="T37">将string容器与指定的字符串连接。</text:span></text:p>
      <text:p text:style-name="P11">参数：</text:p>
      <text:p text:style-name="P11"><text:tab/>pstr_string <text:tab/><text:tab/>目的string容器。</text:p>
      <text:p text:style-name="P11"><text:tab/>s_cstr<text:tab/><text:tab/><text:tab/>源字符串。</text:p>
      <text:p text:style-name="P11">返回值：</text:p>
      <text:p text:style-name="P11"><text:tab/><text:span text:style-name="T37">无。</text:span></text:p>
      <text:p text:style-name="P11">注意：</text:p>
      <text:p text:style-name="P26"><text:tab/>pstr_string == NULL或者cpstr_value_string == NULL则函数的行为是未定义的，pstr_string必须是已经初始化的，否则函数的行为是未定义的。</text:p>
      <text:p text:style-name="P26"/>
      <table:table table:name="表格113" table:style-name="表格113">
        <table:table-column table:style-name="表格113.A"/>
        <table:table-row>
          <table:table-cell table:style-name="表格113.A1" office:value-type="string">
            <text:p text:style-name="P32">size_t string_find(</text:p>
            <text:p text:style-name="P32"><text:s text:c="4"/>const string_t* cpstr_string, const string_t* cpstr_find, size_t t_pos);</text:p>
          </table:table-cell>
        </table:table-row>
      </table:table>
      <text:p text:style-name="P11">描述：</text:p>
      <text:p text:style-name="P11"><text:tab/><text:span text:style-name="T37">在string容器中查找指定的string。</text:span></text:p>
      <text:p text:style-name="P11"><text:soft-page-break/>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14" table:style-name="表格114">
        <table:table-column table:style-name="表格114.A"/>
        <table:table-row>
          <table:table-cell table:style-name="表格114.A1" office:value-type="string">
            <text:p text:style-name="P32">size_t string_find_cstr(</text:p>
            <text:p text:style-name="P32"><text:s text:c="4"/>const string_t* cpstr_string, const char* s_cstr, size_t t_pos);</text:p>
          </table:table-cell>
        </table:table-row>
      </table:table>
      <text:p text:style-name="P11">描述：</text:p>
      <text:p text:style-name="P11"><text:tab/><text:span text:style-name="T37">在string容器中查找指定的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15" table:style-name="表格115">
        <table:table-column table:style-name="表格115.A"/>
        <table:table-row>
          <table:table-cell table:style-name="表格115.A1" office:value-type="string">
            <text:p text:style-name="P32">size_t string_find_subcstr(</text:p>
            <text:p text:style-name="P32"><text:s text:c="4"/>const string_t* cpstr_string, const char* s_cstr, size_t t_pos, size_t t_len);</text:p>
          </table:table-cell>
        </table:table-row>
      </table:table>
      <text:p text:style-name="P11">描述：</text:p>
      <text:p text:style-name="P11"><text:tab/><text:span text:style-name="T37">在string容器中查找指定的子字符串。</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16" table:style-name="表格116">
        <table:table-column table:style-name="表格116.A"/>
        <table:table-row>
          <table:table-cell table:style-name="表格116.A1" office:value-type="string">
            <text:p text:style-name="P32">size_t string_find_char(</text:p>
            <text:p text:style-name="P32"><text:soft-page-break/><text:s text:c="4"/>const string_t* cpstr_string, char c_char, size_t t_pos);</text:p>
          </table:table-cell>
        </table:table-row>
      </table:table>
      <text:p text:style-name="P11">描述：</text:p>
      <text:p text:style-name="P11"><text:tab/><text:span text:style-name="T37">在string容器中查找指定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string的有效位置，否则函数的行为是未定义的。</text:p>
      <text:p text:style-name="P26"/>
      <table:table table:name="表格117" table:style-name="表格117">
        <table:table-column table:style-name="表格117.A"/>
        <table:table-row>
          <table:table-cell table:style-name="表格117.A1" office:value-type="string">
            <text:p text:style-name="P32">size_t string_rfind(</text:p>
            <text:p text:style-name="P32"><text:s text:c="4"/>const string_t* cpstr_string, const string_t* cpstr_find, size_t t_pos);</text:p>
          </table:table-cell>
        </table:table-row>
      </table:table>
      <text:p text:style-name="P11">描述：</text:p>
      <text:p text:style-name="P11"><text:tab/><text:span text:style-name="T37">在string容器中反向查找指定的string。</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18" table:style-name="表格118">
        <table:table-column table:style-name="表格118.A"/>
        <table:table-row>
          <table:table-cell table:style-name="表格118.A1" office:value-type="string">
            <text:p text:style-name="P32">size_t string_rfind_cstr(</text:p>
            <text:p text:style-name="P32"><text:s text:c="4"/>const string_t* cpstr_string, const char* s_cstr, size_t t_pos);</text:p>
          </table:table-cell>
        </table:table-row>
      </table:table>
      <text:p text:style-name="P11">描述：</text:p>
      <text:p text:style-name="P11"><text:tab/><text:span text:style-name="T37">在string容器中反向查找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text:soft-page-break/></text:p>
      <table:table table:name="表格119" table:style-name="表格119">
        <table:table-column table:style-name="表格119.A"/>
        <table:table-row>
          <table:table-cell table:style-name="表格119.A1" office:value-type="string">
            <text:p text:style-name="P32">size_t string_rfind_subcstr(</text:p>
            <text:p text:style-name="P32"><text:s text:c="4"/>const string_t* cpstr_string, const char* s_cstr, size_t t_pos, size_t t_len);</text:p>
          </table:table-cell>
        </table:table-row>
      </table:table>
      <text:p text:style-name="P11">描述：</text:p>
      <text:p text:style-name="P11"><text:tab/><text:span text:style-name="T37">在string容器中反向查找子字符串。</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6"/>
      <table:table table:name="表格120" table:style-name="表格120">
        <table:table-column table:style-name="表格120.A"/>
        <table:table-row>
          <table:table-cell table:style-name="表格120.A1" office:value-type="string">
            <text:p text:style-name="P32">size_t string_rfind_char(</text:p>
            <text:p text:style-name="P32"><text:s text:c="4"/>const string_t* cpstr_string, char c_char, size_t t_pos);</text:p>
          </table:table-cell>
        </table:table-row>
      </table:table>
      <text:p text:style-name="P11">描述：</text:p>
      <text:p text:style-name="P11"><text:tab/><text:span text:style-name="T37">在string容器中反向查找指定的字符。</text:span></text:p>
      <text:p text:style-name="P11">参数：</text:p>
      <text:p text:style-name="P11"><text:tab/>cpstr_string <text:tab/><text:tab/><text:tab/>string容器。</text:p>
      <text:p text:style-name="P11"><text:tab/>elem<text:tab/><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21" table:style-name="表格121">
        <table:table-column table:style-name="表格121.A"/>
        <table:table-row>
          <table:table-cell table:style-name="表格121.A1" office:value-type="string">
            <text:p text:style-name="P32">size_t string_find_first_of(</text:p>
            <text:p text:style-name="P32"><text:s text:c="4"/>const string_t* cpstr_string, const string_t* cpstr_find, size_t t_pos);</text:p>
          </table:table-cell>
        </table:table-row>
      </table:table>
      <text:p text:style-name="P11">描述：</text:p>
      <text:p text:style-name="P11"><text:tab/><text:span text:style-name="T37">在string容器中查找第一个在指定的string容器出现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22" table:style-name="表格122">
        <table:table-column table:style-name="表格122.A"/>
        <table:table-row>
          <table:table-cell table:style-name="表格122.A1" office:value-type="string">
            <text:p text:style-name="P32">size_t string_find_first_of_cstr(</text:p>
            <text:p text:style-name="P32"><text:s text:c="4"/>const string_t* cpstr_string, const char* s_cstr, size_t t_pos);</text:p>
          </table:table-cell>
        </table:table-row>
      </table:table>
      <text:p text:style-name="P11">描述：</text:p>
      <text:p text:style-name="P11"><text:tab/><text:span text:style-name="T37">在string容器中查找第一个在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23" table:style-name="表格123">
        <table:table-column table:style-name="表格123.A"/>
        <table:table-row>
          <table:table-cell table:style-name="表格123.A1" office:value-type="string">
            <text:p text:style-name="P32">size_t string_find_firs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第一个在子字符串中出现的字符。</text:span></text:p>
      <text:p text:style-name="P11">参数：</text:p>
      <text:p text:style-name="P11"><text:tab/>cpstr_string <text:tab/><text:tab/>string容器。</text:p>
      <text:p text:style-name="P11"><text:tab/>s_cstr<text:tab/><text:tab/><text:tab/>要查找的字符串。</text:p>
      <text:p text:style-name="P11"><text:tab/>t_pos<text:tab/><text:tab/><text:tab/>查找开始的位置。</text:p>
      <text:p text:style-name="P11"><text:tab/>t_len<text:tab/><text:tab/><text:tab/>要查找的字符串的长度。</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24" table:style-name="表格124">
        <table:table-column table:style-name="表格124.A"/>
        <table:table-row>
          <table:table-cell table:style-name="表格124.A1" office:value-type="string">
            <text:p text:style-name="P32">size_t string_find_first_of_char(</text:p>
            <text:p text:style-name="P32"><text:s text:c="4"/>const string_t* cpstr_string, char c_char, size_t t_pos);</text:p>
          </table:table-cell>
        </table:table-row>
      </table:table>
      <text:p text:style-name="P11">描述：</text:p>
      <text:p text:style-name="P11"><text:tab/><text:span text:style-name="T37">在string容器中查找第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text:soft-page-break/>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string的有效位置，否则函数的行为是未定义的。</text:p>
      <text:p text:style-name="P26"/>
      <table:table table:name="表格125" table:style-name="表格125">
        <table:table-column table:style-name="表格125.A"/>
        <table:table-row>
          <table:table-cell table:style-name="表格125.A1" office:value-type="string">
            <text:p text:style-name="P32">size_t string_find_first_not_of(</text:p>
            <text:p text:style-name="P32"><text:s text:c="4"/>const string_t* cpstr_string, const string_t* cpstr_find, size_t t_pos);</text:p>
          </table:table-cell>
        </table:table-row>
      </table:table>
      <text:p text:style-name="P11">描述：</text:p>
      <text:p text:style-name="P11"><text:tab/><text:span text:style-name="T37">在string容器中查找第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t_pos是属于cpstr_string的有效位置，否则函数的行为是未定义的。如果cpstr_find为空，则返回索引值。</text:p>
      <text:p text:style-name="P26"/>
      <table:table table:name="表格126" table:style-name="表格126">
        <table:table-column table:style-name="表格126.A"/>
        <table:table-row>
          <table:table-cell table:style-name="表格126.A1" office:value-type="string">
            <text:p text:style-name="P32">size_t string_find_first_not_of_cstr(</text:p>
            <text:p text:style-name="P32"><text:s text:c="4"/>const string_t* cpstr_string, const char* s_cstr, size_t t_pos);</text:p>
          </table:table-cell>
        </table:table-row>
      </table:table>
      <text:p text:style-name="P11">描述：</text:p>
      <text:p text:style-name="P11"><text:tab/><text:span text:style-name="T37">在string容器中查找第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则返回索引值。</text:p>
      <text:p text:style-name="P26"/>
      <table:table table:name="表格127" table:style-name="表格127">
        <table:table-column table:style-name="表格127.A"/>
        <table:table-row>
          <table:table-cell table:style-name="表格127.A1" office:value-type="string">
            <text:p text:style-name="P32">size_t string_find_first_no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第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soft-page-break/><text:tab/>t_pos<text:tab/><text:tab/><text:tab/><text:tab/>查找开始的位置。</text:p>
      <text:p text:style-name="P11"><text:tab/>t_len<text:tab/><text:tab/><text:tab/><text:tab/>要查找的字符串的长度。</text:p>
      <text:p text:style-name="P11">返回值：</text:p>
      <text:p text:style-name="P11"><text:tab/>查找到的字符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t_pos是属于cpstr_string的有效位置，否则函数的行为是未定义的。如果s_cstr为空或者t_len == 0，则返回索引值。如果t_len &gt; 字符串的长度，则使用整个字符串。</text:p>
      <text:p text:style-name="P26"/>
      <table:table table:name="表格128" table:style-name="表格128">
        <table:table-column table:style-name="表格128.A"/>
        <table:table-row>
          <table:table-cell table:style-name="表格128.A1" office:value-type="string">
            <text:p text:style-name="P32">size_t string_find_first_not_of_char(</text:p>
            <text:p text:style-name="P32"><text:s text:c="4"/>const string_t* cpstr_string, char c_char, size_t t_pos);</text:p>
          </table:table-cell>
        </table:table-row>
      </table:table>
      <text:p text:style-name="P11">描述：</text:p>
      <text:p text:style-name="P11"><text:tab/><text:span text:style-name="T37">在string容器中查找第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t_pos是属于cpstr_basic_string的有效位置，否则函数的行为是未定义的。</text:p>
      <text:p text:style-name="P26"/>
      <table:table table:name="表格129" table:style-name="表格129">
        <table:table-column table:style-name="表格129.A"/>
        <table:table-row>
          <table:table-cell table:style-name="表格129.A1" office:value-type="string">
            <text:p text:style-name="P32">size_t string_find_last_of(</text:p>
            <text:p text:style-name="P32"><text:s text:c="4"/>const string_t* cpstr_string, const string_t* cpstr_find, size_t t_pos);</text:p>
          </table:table-cell>
        </table:table-row>
      </table:table>
      <text:p text:style-name="P11">描述：</text:p>
      <text:p text:style-name="P11"><text:tab/><text:span text:style-name="T37">在string容器中查找最后一个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30" table:style-name="表格130">
        <table:table-column table:style-name="表格130.A"/>
        <table:table-row>
          <table:table-cell table:style-name="表格130.A1" office:value-type="string">
            <text:p text:style-name="P32">size_t string_find_last_of_cstr(</text:p>
            <text:p text:style-name="P32"><text:s text:c="4"/>const string_t* cpstr_string, const char* s_cstr, size_t t_pos);</text:p>
          </table:table-cell>
        </table:table-row>
      </table:table>
      <text:p text:style-name="P11">描述：</text:p>
      <text:p text:style-name="P11"><text:tab/><text:span text:style-name="T37">在string容器中查找最后一个出现在字符串中的字符。</text:span></text:p>
      <text:p text:style-name="P11"><text:soft-page-break/>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
      <table:table table:name="表格131" table:style-name="表格131">
        <table:table-column table:style-name="表格131.A"/>
        <table:table-row>
          <table:table-cell table:style-name="表格131.A1" office:value-type="string">
            <text:p text:style-name="P32">size_t string_find_las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最后一个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或者t_len == 0，则返回索引值。如果t_len &gt; 字符串的长度，则使用整个字符串。</text:p>
      <text:p text:style-name="P26"/>
      <table:table table:name="表格132" table:style-name="表格132">
        <table:table-column table:style-name="表格132.A"/>
        <table:table-row>
          <table:table-cell table:style-name="表格132.A1" office:value-type="string">
            <text:p text:style-name="P32">size_t string_find_last_of_char(</text:p>
            <text:p text:style-name="P32"><text:s text:c="4"/>const string_t* cpstr_string, char c_char, size_t t_pos);</text:p>
          </table:table-cell>
        </table:table-row>
      </table:table>
      <text:p text:style-name="P11">描述：</text:p>
      <text:p text:style-name="P11"><text:tab/><text:span text:style-name="T37">在string容器中查找最后一个出现的指定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33" table:style-name="表格133">
        <table:table-column table:style-name="表格133.A"/>
        <table:table-row>
          <table:table-cell table:style-name="表格133.A1" office:value-type="string">
            <text:p text:style-name="P32">size_t string_find_last_not_of(</text:p>
            <text:p text:style-name="P32"><text:soft-page-break/><text:s text:c="4"/>const string_t* cpstr_string, const string_t* cpstr_find, size_t t_pos);</text:p>
          </table:table-cell>
        </table:table-row>
      </table:table>
      <text:p text:style-name="P11">描述：</text:p>
      <text:p text:style-name="P11"><text:tab/><text:span text:style-name="T37">在string容器中查找最后一个不出现在指定string容器中的字符</text:span></text:p>
      <text:p text:style-name="P11">参数：</text:p>
      <text:p text:style-name="P11"><text:tab/>cpstr_string <text:tab/><text:tab/><text:tab/>string容器。</text:p>
      <text:p text:style-name="P11"><text:tab/>cpstr_find<text:tab/><text:tab/><text:tab/>要查找的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cpstr_find == NULL则函数的行为是未定义的，cpstr_string和cpstr_find必须是已经初始化的，否则函数的行为是未定义的。如果t_pos &gt;= string_size(cpstr_string)则从string的最后一个字符开始查找。如果cpstr_find为空，则返回索引值。</text:p>
      <text:p text:style-name="P26"/>
      <table:table table:name="表格134" table:style-name="表格134">
        <table:table-column table:style-name="表格134.A"/>
        <table:table-row>
          <table:table-cell table:style-name="表格134.A1" office:value-type="string">
            <text:p text:style-name="P32">size_t string_find_last_not_of_cstr(</text:p>
            <text:p text:style-name="P32"><text:s text:c="4"/>const string_t* cpstr_string, const char* s_cstr, size_t t_pos);</text:p>
          </table:table-cell>
        </table:table-row>
      </table:table>
      <text:p text:style-name="P11">描述：</text:p>
      <text:p text:style-name="P11"><text:tab/><text:span text:style-name="T37">在string容器中查找最后一个不出现在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的行为是未定义的。如果t_pos &gt;= string_size(cpstr_string)则从string的最后一个字符开始查找。如果s_cstr为空，则返回索引值。</text:p>
      <text:p text:style-name="P26"/>
      <table:table table:name="表格135" table:style-name="表格135">
        <table:table-column table:style-name="表格135.A"/>
        <table:table-row>
          <table:table-cell table:style-name="表格135.A1" office:value-type="string">
            <text:p text:style-name="P32">size_t string_find_last_not_of_subcstr(</text:p>
            <text:p text:style-name="P32"><text:s text:c="4"/>const string_t* cpstr_string, const char* s_cstr, size_t t_pos, size_t t_len);</text:p>
          </table:table-cell>
        </table:table-row>
      </table:table>
      <text:p text:style-name="P11">描述：</text:p>
      <text:p text:style-name="P11"><text:tab/><text:span text:style-name="T37">在string容器中查找最后一个不出现在子字符串中的字符。</text:span></text:p>
      <text:p text:style-name="P11">参数：</text:p>
      <text:p text:style-name="P11"><text:tab/>cpstr_string <text:tab/><text:tab/><text:tab/>string容器。</text:p>
      <text:p text:style-name="P11"><text:tab/>s_cstr<text:tab/><text:tab/><text:tab/><text:tab/>要查找的字符串。</text:p>
      <text:p text:style-name="P11"><text:tab/>t_pos<text:tab/><text:tab/><text:tab/><text:tab/>查找开始的位置。</text:p>
      <text:p text:style-name="P11"><text:tab/>t_len<text:tab/><text:tab/><text:tab/><text:tab/>要查找的字符串的长度。</text:p>
      <text:p text:style-name="P11">返回值：</text:p>
      <text:p text:style-name="P11"><text:tab/>查找到的字符串的索引，如果查找失败返回NPOS<text:span text:style-name="T37">。</text:span></text:p>
      <text:p text:style-name="P11">注意：</text:p>
      <text:p text:style-name="P26"><text:tab/>cpstr_string == NULL或者s_cstr == NULL则函数的行为是未定义的，cpstr_string必须是已经初始化的，否则函数<text:soft-page-break/>的行为是未定义的。如果t_pos &gt;= string_size(cpstr_string)则从string的最后一个字符开始查找。如果s_cstr为空或者t_len == 0，则返回索引值。如果t_len &gt; 字符串的长度，则使用整个字符串。</text:p>
      <text:p text:style-name="P26"/>
      <table:table table:name="表格136" table:style-name="表格136">
        <table:table-column table:style-name="表格136.A"/>
        <table:table-row>
          <table:table-cell table:style-name="表格136.A1" office:value-type="string">
            <text:p text:style-name="P32">size_t string_find_last_not_of_char(</text:p>
            <text:p text:style-name="P32"><text:s text:c="4"/>const string_t* cpstr_string, char c_char, size_t t_pos);</text:p>
          </table:table-cell>
        </table:table-row>
      </table:table>
      <text:p text:style-name="P11">描述：</text:p>
      <text:p text:style-name="P11"><text:tab/><text:span text:style-name="T37">在string容器中查找最后一个不是指定字符的字符。</text:span></text:p>
      <text:p text:style-name="P11">参数：</text:p>
      <text:p text:style-name="P11"><text:tab/>cpstr_string <text:tab/><text:tab/><text:tab/>string容器。</text:p>
      <text:p text:style-name="P11"><text:tab/>c_char<text:tab/><text:tab/><text:tab/><text:tab/>要查找的字符。</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str_string == NULL则函数的行为是未定义的，cpstr_string必须是已经初始化的，否则函数的行为是未定义的。如果t_pos &gt;= string_size(cpstr_string)，从最后一个字符开始查找。</text:p>
      <text:p text:style-name="P26"/>
      <table:table table:name="表格137" table:style-name="表格137">
        <table:table-column table:style-name="表格137.A"/>
        <table:table-row>
          <table:table-cell table:style-name="表格137.A1" office:value-type="string">
            <text:p text:style-name="P32">string_iterator_t string_begin(const string_t* cpstr_string);</text:p>
          </table:table-cell>
        </table:table-row>
      </table:table>
      <text:p text:style-name="P11">描述：</text:p>
      <text:p text:style-name="P11"><text:tab/>返回指向string容器开头的迭代器。</text:p>
      <text:p text:style-name="P11">参数：</text:p>
      <text:p text:style-name="P11"><text:tab/>cpstr_string <text:tab/><text:tab/>string容器。</text:p>
      <text:p text:style-name="P11">返回值：</text:p>
      <text:p text:style-name="P11"><text:tab/>返回指向string容器开头的迭代器。</text:p>
      <text:p text:style-name="P11">注意：</text:p>
      <text:p text:style-name="P26"><text:tab/>cpstr_string == NULL则函数的行为是未定义的，cpstr_string 指向的容器是经过初始化以后的string容器，否则函数的行为是未定义的。如果cpstr_string 为空，则返回值与string_end(cpstr_string)相等。</text:p>
      <text:p text:style-name="P26"/>
      <table:table table:name="表格138" table:style-name="表格138">
        <table:table-column table:style-name="表格138.A"/>
        <table:table-row>
          <table:table-cell table:style-name="表格138.A1" office:value-type="string">
            <text:p text:style-name="P32">string_iterator_t string_end(const string_t* cpstr_string);</text:p>
          </table:table-cell>
        </table:table-row>
      </table:table>
      <text:p text:style-name="P11">描述：</text:p>
      <text:p text:style-name="P11"><text:tab/>返回指向string容器末尾的迭代器。</text:p>
      <text:p text:style-name="P11">参数：</text:p>
      <text:p text:style-name="P11"><text:tab/>cpstr_string <text:tab/><text:tab/>string容器。</text:p>
      <text:p text:style-name="P11">返回值：</text:p>
      <text:p text:style-name="P11"><text:tab/>返回指向string容器末尾的迭代器。</text:p>
      <text:p text:style-name="P11">注意：</text:p>
      <text:p text:style-name="P26"><text:tab/>cpstr_string == NULL则函数的行为是未定义的，cpstr_string指向的容器是经过初始化以后的string容器，否则函数的行为是未定义的。</text:p>
      <text:p text:style-name="P26"/>
      <table:table table:name="表格139" table:style-name="表格139">
        <table:table-column table:style-name="表格139.A"/>
        <table:table-row>
          <table:table-cell table:style-name="表格139.A1" office:value-type="string">
            <text:p text:style-name="P32">void string_clear(string_t* pstr_string);</text:p>
          </table:table-cell>
        </table:table-row>
      </table:table>
      <text:p text:style-name="P11">描述：</text:p>
      <text:p text:style-name="P11"><text:tab/>清空string容器。</text:p>
      <text:p text:style-name="P11"><text:soft-page-break/>参数：</text:p>
      <text:p text:style-name="P11"><text:tab/>pstr_string <text:tab/><text:tab/>string容器。</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6"/>
      <table:table table:name="表格140" table:style-name="表格140">
        <table:table-column table:style-name="表格140.A"/>
        <table:table-row>
          <table:table-cell table:style-name="表格140.A1" office:value-type="string">
            <text:p text:style-name="P32">void string_swap(string_t* pstr_first, string_t* pstr_second);</text:p>
          </table:table-cell>
        </table:table-row>
      </table:table>
      <text:p text:style-name="P11">描述：</text:p>
      <text:p text:style-name="P11"><text:tab/>交换两个string容器的内容。</text:p>
      <text:p text:style-name="P11">参数：</text:p>
      <text:p text:style-name="P11"><text:tab/>pstr_first <text:tab/><text:tab/><text:tab/>string容器。</text:p>
      <text:p text:style-name="P11"><text:tab/>pstr_second<text:tab/><text:tab/>string容器。</text:p>
      <text:p text:style-name="P11">返回值：</text:p>
      <text:p text:style-name="P11"><text:tab/>无。</text:p>
      <text:p text:style-name="P11">注意：</text:p>
      <text:p text:style-name="P26"><text:tab/>pstr_first == NULL或者pstr_second == NULL则函数的行为是未定义的，pstr_first和pstr_second指向的容器是经过初始化以后的string容器，否则函数的行为是未定义的。如果string_equal(pstr_first, pstr_second)这函数不执行任何动作。</text:p>
      <text:p text:style-name="P26"/>
      <table:table table:name="表格141" table:style-name="表格141">
        <table:table-column table:style-name="表格141.A"/>
        <table:table-row>
          <table:table-cell table:style-name="表格141.A1" office:value-type="string">
            <text:p text:style-name="P32">void string_reserve(string_t* pstr_string, size_t t_reservesize);</text:p>
          </table:table-cell>
        </table:table-row>
      </table:table>
      <text:p text:style-name="P11">描述：</text:p>
      <text:p text:style-name="P11"><text:tab/>重新设置string容器的容量。</text:p>
      <text:p text:style-name="P11">参数：</text:p>
      <text:p text:style-name="P11"><text:tab/>pstr_string <text:tab/><text:tab/>string容器。</text:p>
      <text:p text:style-name="P11"><text:tab/>t_reservesize<text:tab/><text:tab/>修改后的容量。</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t_reservesize &gt; string_capacity()则函数执行后，string容器的容量扩充到t_reservesize。否则函数执行后string的容量不变。string的容量只能增大不能够减小。</text:p>
      <text:p text:style-name="P26"/>
      <table:table table:name="表格142" table:style-name="表格142">
        <table:table-column table:style-name="表格142.A"/>
        <table:table-row>
          <table:table-cell table:style-name="表格142.A1" office:value-type="string">
            <text:p text:style-name="P32">void string_assign(string_t* pstr_dest, const string_t* cpstr_src);</text:p>
          </table:table-cell>
        </table:table-row>
      </table:table>
      <text:p text:style-name="P11">描述：</text:p>
      <text:p text:style-name="P11"><text:tab/>使用指定的string容器为string容器赋值。</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text:soft-page-break/>注意：</text:p>
      <text:p text:style-name="P26"><text:tab/>pstr_dest == NULL或者cpstr_src == NULL则函数的行为是未定义的，pstr_dest和cpstr_src指向的容器是经过初始化以后的string容器，否则函数的行为是未定义的。赋值以后两个容器的string_size()相等但是string_capacity()不一定相等。如果string_equal(pstr_dest, cpstr_src)函数不执行任何操作。</text:p>
      <text:p text:style-name="P26"/>
      <table:table table:name="表格143" table:style-name="表格143">
        <table:table-column table:style-name="表格143.A"/>
        <table:table-row>
          <table:table-cell table:style-name="表格143.A1" office:value-type="string">
            <text:p text:style-name="P32">void string_assign_substring(</text:p>
            <text:p text:style-name="P32"><text:s text:c="4"/>string_t* pstr_dest, const string_t* cpstr_src, size_t t_pos, size_t t_len);</text:p>
          </table:table-cell>
        </table:table-row>
      </table:table>
      <text:p text:style-name="P11">描述：</text:p>
      <text:p text:style-name="P11"><text:tab/>使用指定的子string为string容器赋值。</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144" table:style-name="表格144">
        <table:table-column table:style-name="表格144.A"/>
        <table:table-row>
          <table:table-cell table:style-name="表格144.A1" office:value-type="string">
            <text:p text:style-name="P32">void string_assign_cstr(string_t* pstr_string, const char* s_cstr);</text:p>
          </table:table-cell>
        </table:table-row>
      </table:table>
      <text:p text:style-name="P11">描述：</text:p>
      <text:p text:style-name="P11"><text:tab/>使用指定的字符串为string容器赋值。</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ext:p>
      <text:p text:style-name="P26"/>
      <table:table table:name="表格145" table:style-name="表格145">
        <table:table-column table:style-name="表格145.A"/>
        <table:table-row>
          <table:table-cell table:style-name="表格145.A1" office:value-type="string">
            <text:p text:style-name="P32">void string_assign_subcstr(string_t* pstr_string, const char* s_cstr, size_t t_len);</text:p>
          </table:table-cell>
        </table:table-row>
      </table:table>
      <text:p text:style-name="P11">描述：</text:p>
      <text:p text:style-name="P11"><text:tab/>使用指定的子字符串为string容器赋值。</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text:soft-page-break/>注意：</text:p>
      <text:p text:style-name="P26"><text:tab/>如果pstr_string == NULL或者s_cstr == NULL则函数的行为是未定义的。pstr_string指向的容器是经过初始化以后的string容器，否则函数的行为是未定义的。如果t_len等于NPOS或者超过了字符串的长度则使用整个字符串进行初始化。</text:p>
      <text:p text:style-name="P26"/>
      <table:table table:name="表格146" table:style-name="表格146">
        <table:table-column table:style-name="表格146.A"/>
        <table:table-row>
          <table:table-cell table:style-name="表格146.A1" office:value-type="string">
            <text:p text:style-name="P32">void<text:span text:style-name="T38">　</text:span><text:span text:style-name="T37">string</text:span>_assign_range(</text:p>
            <text:p text:style-name="P32"><text:s text:c="4"/>string_t* pstr_string, string_iterator_t it_begin, string_iterator_t it_end)</text:p>
          </table:table-cell>
        </table:table-row>
      </table:table>
      <text:p text:style-name="P11">描述：</text:p>
      <text:p text:style-name="P11"><text:tab/>使用指定的字符区间为string容器赋值。</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it_begin, it_end)属于pstr_string则函数的行为是未定义的。</text:p>
      <text:p text:style-name="P26"/>
      <table:table table:name="表格147" table:style-name="表格147">
        <table:table-column table:style-name="表格147.A"/>
        <table:table-row>
          <table:table-cell table:style-name="表格147.A1" office:value-type="string">
            <text:p text:style-name="P32">void string_assign_char(string_t* pstr_string, size_t t_count, char c_char)</text:p>
          </table:table-cell>
        </table:table-row>
      </table:table>
      <text:p text:style-name="P11">描述：</text:p>
      <text:p text:style-name="P11"><text:tab/>使用指定的字符为string容器赋值。</text:p>
      <text:p text:style-name="P11">参数：</text:p>
      <text:p text:style-name="P11"><text:tab/>pvec_vector <text:tab/><text:tab/>目的string容器。</text:p>
      <text:p text:style-name="P11"><text:tab/>t_count<text:tab/><text:tab/><text:tab/>赋值的字符的个数。</text:p>
      <text:p text:style-name="P11"><text:tab/>c_char<text:tab/><text:tab/><text:tab/>赋值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6"/>
      <table:table table:name="表格148" table:style-name="表格148">
        <table:table-column table:style-name="表格148.A"/>
        <table:table-row>
          <table:table-cell table:style-name="表格148.A1" office:value-type="string">
            <text:p text:style-name="P32">void string_append(string_t* pstr_dest, const string_t* cpstr_src);</text:p>
          </table:table-cell>
        </table:table-row>
      </table:table>
      <text:p text:style-name="P11">描述：</text:p>
      <text:p text:style-name="P11"><text:tab/>向string容器末尾添加指定的string容器。</text:p>
      <text:p text:style-name="P11">参数：</text:p>
      <text:p text:style-name="P11"><text:tab/>pstr_dest <text:tab/><text:tab/><text:tab/>目的string容器。</text:p>
      <text:p text:style-name="P11"><text:tab/>cpstr_rsrc<text:tab/><text:tab/><text:tab/>源string容器。</text:p>
      <text:p text:style-name="P11">返回值：</text:p>
      <text:p text:style-name="P11"><text:tab/>无。</text:p>
      <text:p text:style-name="P11">注意：</text:p>
      <text:p text:style-name="P26"><text:tab/>pstr_dest == NULL或者cpstr_src == NULL则函数的行为是未定义的，pstr_dest和cpstr_src指向的容器是经过初始<text:soft-page-break/>化以后的string容器，否则函数的行为是未定义的。</text:p>
      <text:p text:style-name="P26"/>
      <table:table table:name="表格149" table:style-name="表格149">
        <table:table-column table:style-name="表格149.A"/>
        <table:table-row>
          <table:table-cell table:style-name="表格149.A1" office:value-type="string">
            <text:p text:style-name="P32">void string_append_substring(</text:p>
            <text:p text:style-name="P32"><text:s text:c="4"/>string_t* pstr_dest, const string_t* cpstr_src, size_t t_pos, size_t t_len);</text:p>
          </table:table-cell>
        </table:table-row>
      </table:table>
      <text:p text:style-name="P11">描述：</text:p>
      <text:p text:style-name="P11"><text:tab/>向string容器末尾添加指定的子string。</text:p>
      <text:p text:style-name="P11">参数：</text:p>
      <text:p text:style-name="P11"><text:tab/>pstr_dest <text:tab/><text:tab/><text:tab/>目的string容器。</text:p>
      <text:p text:style-name="P11"><text:tab/>cpstr_rsrc<text:tab/><text:tab/><text:tab/>源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str_dest == NULL或者cpstr_src == NULL则函数的行为是未定义的，pstr_dest和cpstr_src指向的容器是经过初始化以后的string容器，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150" table:style-name="表格150">
        <table:table-column table:style-name="表格150.A"/>
        <table:table-row>
          <table:table-cell table:style-name="表格150.A1" office:value-type="string">
            <text:p text:style-name="P32">void string_append_cstr(string_t* pstr_string, const char* s_cstr);</text:p>
          </table:table-cell>
        </table:table-row>
      </table:table>
      <text:p text:style-name="P11">描述：</text:p>
      <text:p text:style-name="P11"><text:tab/>向string容器末尾添加指定的字符串。</text:p>
      <text:p text:style-name="P11">参数：</text:p>
      <text:p text:style-name="P11"><text:tab/>pstr_string<text:tab/><text:tab/>string容器。</text:p>
      <text:p text:style-name="P11"><text:tab/>s_cstr<text:tab/><text:tab/><text:tab/>指定的字符串。</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ext:p>
      <text:p text:style-name="P26"/>
      <table:table table:name="表格151" table:style-name="表格151">
        <table:table-column table:style-name="表格151.A"/>
        <table:table-row>
          <table:table-cell table:style-name="表格151.A1" office:value-type="string">
            <text:p text:style-name="P32">void string_append_subcstr(string_t* pstr_string, const char* s_cstr, size_t t_len);</text:p>
          </table:table-cell>
        </table:table-row>
      </table:table>
      <text:p text:style-name="P11">描述：</text:p>
      <text:p text:style-name="P11"><text:tab/>向string容器末尾添加指定的子字符串。</text:p>
      <text:p text:style-name="P11">参数：</text:p>
      <text:p text:style-name="P11"><text:tab/>pstr_string<text:tab/><text:tab/>string容器。</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如果t_len等于NPOS或者超过了字符串的长度则使用整个字符串进行初<text:soft-page-break/>始化。</text:p>
      <text:p text:style-name="P26"/>
      <table:table table:name="表格152" table:style-name="表格152">
        <table:table-column table:style-name="表格152.A"/>
        <table:table-row>
          <table:table-cell table:style-name="表格152.A1" office:value-type="string">
            <text:p text:style-name="P32">void<text:span text:style-name="T38">　</text:span><text:span text:style-name="T37">string</text:span>_append_range(</text:p>
            <text:p text:style-name="P32"><text:s text:c="4"/>string_t* pstr_string, string_iterator_t it_begin, string_iterator_t it_end)</text:p>
          </table:table-cell>
        </table:table-row>
      </table:table>
      <text:p text:style-name="P11">描述：</text:p>
      <text:p text:style-name="P11"><text:tab/>向string容器末尾添加指定的字符区间。</text:p>
      <text:p text:style-name="P11">参数：</text:p>
      <text:p text:style-name="P11"><text:tab/>pstr_string <text:tab/><text:tab/>目的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如果[it_begin, it_end)属于pstr_string则函数的行为是未定义的。</text:p>
      <text:p text:style-name="P26"/>
      <table:table table:name="表格153" table:style-name="表格153">
        <table:table-column table:style-name="表格153.A"/>
        <table:table-row>
          <table:table-cell table:style-name="表格153.A1" office:value-type="string">
            <text:p text:style-name="P32">void string_append_char(string_t* pstr_string, size_t t_count, char c_char)</text:p>
          </table:table-cell>
        </table:table-row>
      </table:table>
      <text:p text:style-name="P11">描述：</text:p>
      <text:p text:style-name="P11"><text:tab/>向string容器末尾添加指定的字符。</text:p>
      <text:p text:style-name="P11">参数：</text:p>
      <text:p text:style-name="P11"><text:tab/>pstr_string <text:tab/><text:tab/>目的string容器。</text:p>
      <text:p text:style-name="P11"><text:tab/>t_count<text:tab/><text:tab/><text:tab/>赋值的字符的个数。</text:p>
      <text:p text:style-name="P11"><text:tab/>elem<text:tab/><text:tab/><text:tab/><text:tab/>赋值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text:p>
      <text:p text:style-name="P21"/>
      <table:table table:name="表格154" table:style-name="表格154">
        <table:table-column table:style-name="表格154.A"/>
        <table:table-row>
          <table:table-cell table:style-name="表格154.A1" office:value-type="string">
            <text:p text:style-name="P32">string_iterator_t string_insert(</text:p>
            <text:p text:style-name="P32"><text:s text:c="4"/>string_t* pstr_string, string_iterator_t it_pos, char c_char);</text:p>
          </table:table-cell>
        </table:table-row>
      </table:table>
      <text:p text:style-name="P11">描述：</text:p>
      <text:p text:style-name="P11"><text:tab/>向string容器中插入指定字符。</text:p>
      <text:p text:style-name="P11">参数：</text:p>
      <text:p text:style-name="P11"><text:tab/>pstr_string<text:tab/><text:tab/>string容器。</text:p>
      <text:p text:style-name="P11"><text:tab/>it_pos<text:tab/><text:tab/><text:tab/>插入字符的位置。</text:p>
      <text:p text:style-name="P11"><text:tab/>c_char<text:tab/><text:tab/><text:tab/>用户指定的字符。</text:p>
      <text:p text:style-name="P11">返回值：</text:p>
      <text:p text:style-name="P11"><text:tab/>返回引用被插入的第一个字符的迭代器。</text:p>
      <text:p text:style-name="P26">注意：</text:p>
      <text:p text:style-name="P26"><text:tab/>如果pstr_string == NULL或者string是未初始化的string则函数的行为是未定义的。it_pos必须是属于string容器的有效位置，否则函数的行为是未定义的。</text:p>
      <text:p text:style-name="P26"><text:soft-page-break/></text:p>
      <table:table table:name="表格155" table:style-name="表格155">
        <table:table-column table:style-name="表格155.A"/>
        <table:table-row>
          <table:table-cell table:style-name="表格155.A1" office:value-type="string">
            <text:p text:style-name="P32">string_iterator_t string_insert_n(</text:p>
            <text:p text:style-name="P32"><text:s text:c="4"/>string_t* pstr_string, string_iterator_t it_pos, size_t t_count, char c_char);</text:p>
          </table:table-cell>
        </table:table-row>
      </table:table>
      <text:p text:style-name="P11">描述：</text:p>
      <text:p text:style-name="P11"><text:tab/>向string容器的指定位置插入多个字符。</text:p>
      <text:p text:style-name="P11">参数：</text:p>
      <text:p text:style-name="P11"><text:tab/>pstr_string<text:tab/><text:tab/>string容器。</text:p>
      <text:p text:style-name="P11"><text:tab/>it_pos<text:tab/><text:tab/><text:tab/>插入字符的位置。</text:p>
      <text:p text:style-name="P11"><text:tab/>t_count<text:tab/><text:tab/><text:tab/>字符个数。</text:p>
      <text:p text:style-name="P11"><text:tab/>c_char<text:tab/><text:tab/><text:tab/>用户指定的字符。</text:p>
      <text:p text:style-name="P11">返回值：</text:p>
      <text:p text:style-name="P11"><text:tab/>返回引用被插入的第一个字符的迭代器。</text:p>
      <text:p text:style-name="P26">注意：</text:p>
      <text:p text:style-name="P26"><text:tab/>如果pstr_string == NULL或者string是未初始化的string则函数的行为是未定义的。it_pos必须是属于string容器的有效位置，否则函数的行为是未定义的。</text:p>
      <text:p text:style-name="P26"/>
      <table:table table:name="表格156" table:style-name="表格156">
        <table:table-column table:style-name="表格156.A"/>
        <table:table-row>
          <table:table-cell table:style-name="表格156.A1" office:value-type="string">
            <text:p text:style-name="P32">void string_insert_string(</text:p>
            <text:p text:style-name="P32"><text:s text:c="4"/>string_t* pstr_string, size_t t_pos, const string_t* cpstr_insert);</text:p>
          </table:table-cell>
        </table:table-row>
      </table:table>
      <text:p text:style-name="P11">描述：</text:p>
      <text:p text:style-name="P11"><text:tab/><text:span text:style-name="T37">向string容器中插入指定的string容器。</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返回值：</text:p>
      <text:p text:style-name="P11"><text:tab/><text:span text:style-name="T37">无。</text:span></text:p>
      <text:p text:style-name="P11">注意：</text:p>
      <text:p text:style-name="P26"><text:tab/>pstr_string == NULL或者cpstr_insert == NULL则函数的行为是未定义的，pstr_string和cpstr_insert必须是已经初始化的，否则函数的行为是未定义的。t_pos是属于pstr_string的有效位置，否则函数的行为是未定义的。如果pstr_string == cpstr_insert，则函数的行为是未定义的。</text:p>
      <text:p text:style-name="P26"/>
      <table:table table:name="表格157" table:style-name="表格157">
        <table:table-column table:style-name="表格157.A"/>
        <table:table-row>
          <table:table-cell table:style-name="表格157.A1" office:value-type="string">
            <text:p text:style-name="P32">void string_insert_substring(</text:p>
            <text:p text:style-name="P32"><text:s text:c="4"/>string_t* pstr_string, size_t t_pos,</text:p>
            <text:p text:style-name="P32"><text:s text:c="4"/>const string_t* cpstr_insert, size_t t_startpos, t_len);</text:p>
          </table:table-cell>
        </table:table-row>
      </table:table>
      <text:p text:style-name="P11">描述：</text:p>
      <text:p text:style-name="P11"><text:tab/><text:span text:style-name="T37">向string容器中插入指定的子string。</text:span></text:p>
      <text:p text:style-name="P11">参数：</text:p>
      <text:p text:style-name="P11"><text:tab/>cpstr_string <text:tab/><text:tab/><text:tab/>string容器。</text:p>
      <text:p text:style-name="P11"><text:tab/>t_pos<text:tab/><text:tab/><text:tab/><text:tab/>插入的位置。</text:p>
      <text:p text:style-name="P11"><text:tab/>cpstr_insert<text:tab/><text:tab/><text:tab/>要插入的string容器。</text:p>
      <text:p text:style-name="P11"><text:tab/>t_startpos<text:tab/><text:tab/><text:tab/><text:tab/>子string的开始位置。</text:p>
      <text:p text:style-name="P11"><text:tab/>t_len<text:tab/><text:tab/><text:tab/><text:tab/>子string的长度。</text:p>
      <text:p text:style-name="P11"><text:soft-page-break/>返回值：</text:p>
      <text:p text:style-name="P11"><text:tab/><text:span text:style-name="T37">无。</text:span></text:p>
      <text:p text:style-name="P11">注意：</text:p>
      <text:p text:style-name="P26"><text:tab/>pstr_string == NULL或者cpstr_insert == NULL则函数的行为是未定义的，pstr_string和cpstr_insert必须是已经初始化的，否则函数的行为是未定义的。t_pos是属于pstr_string的有效位置，否则函数的行为是未定义的。t_startpos是属于cpstr_insert的有效位置，否则函数的行为是未定义的。如果t_len == NPOS或者t_len + t_startpos 大于等于cpstr_insert的长度，则使用从t_startpos开始的全部cpstr_insert子串。如果pstr_string == cpstr_insert，则函数的行为是未定义的。</text:p>
      <text:p text:style-name="P26"/>
      <table:table table:name="表格158" table:style-name="表格158">
        <table:table-column table:style-name="表格158.A"/>
        <table:table-row>
          <table:table-cell table:style-name="表格158.A1" office:value-type="string">
            <text:p text:style-name="P32">void string_insert_cstr(string_t* pstr_string, size_t t_pos, const char* s_cstr);</text:p>
          </table:table-cell>
        </table:table-row>
      </table:table>
      <text:p text:style-name="P11">描述：</text:p>
      <text:p text:style-name="P11"><text:tab/><text:span text:style-name="T37">向string容器中插入指定的字符串。</text:span></text:p>
      <text:p text:style-name="P11">参数：</text:p>
      <text:p text:style-name="P11"><text:tab/>cpstr_string <text:tab/><text:tab/><text:tab/>string容器。</text:p>
      <text:p text:style-name="P11"><text:tab/>t_pos<text:tab/><text:tab/><text:tab/><text:tab/>插入的位置。</text:p>
      <text:p text:style-name="P11"><text:tab/>s_cstr<text:tab/><text:tab/><text:tab/><text:tab/>要插入的字符串。</text:p>
      <text:p text:style-name="P11">返回值：</text:p>
      <text:p text:style-name="P11"><text:tab/><text:span text:style-name="T37">无。</text:span></text:p>
      <text:p text:style-name="P11">注意：</text:p>
      <text:p text:style-name="P26"><text:tab/>pstr_string == NULL或者s_cstr == NULL则函数的行为是未定义的，pstr_string必须是已经初始化的，否则函数的行为是未定义的。t_pos是属于pstr_string的有效位置，否则函数的行为是未定义的。</text:p>
      <text:p text:style-name="P26"/>
      <table:table table:name="表格159" table:style-name="表格159">
        <table:table-column table:style-name="表格159.A"/>
        <table:table-row>
          <table:table-cell table:style-name="表格159.A1" office:value-type="string">
            <text:p text:style-name="P32">void string_insert_subcstr(</text:p>
            <text:p text:style-name="P32"><text:s text:c="4"/>string_t* pstr_string, size_t t_pos, const char* s_cstr, size_t t_len);</text:p>
          </table:table-cell>
        </table:table-row>
      </table:table>
      <text:p text:style-name="P11">描述：</text:p>
      <text:p text:style-name="P11"><text:tab/>向string容器中插入指定的子字符串。</text:p>
      <text:p text:style-name="P11">参数：</text:p>
      <text:p text:style-name="P11"><text:tab/>pstr_string<text:tab/><text:tab/>string容器。</text:p>
      <text:p text:style-name="P11"><text:tab/>t_pos<text:tab/><text:tab/><text:tab/>插入的位置。</text:p>
      <text:p text:style-name="P11"><text:tab/>s_cstr<text:tab/><text:tab/><text:tab/>指定的字符串。</text:p>
      <text:p text:style-name="P11"><text:tab/>t_len<text:tab/><text:tab/><text:tab/>子串的长度。</text:p>
      <text:p text:style-name="P11">返回值：</text:p>
      <text:p text:style-name="P11"><text:tab/>无。</text:p>
      <text:p text:style-name="P11">注意：</text:p>
      <text:p text:style-name="P26"><text:tab/>如果pstr_string == NULL或者s_cstr == NULL则函数的行为是未定义的。pstr_string指向的容器是经过初始化以后的string容器，否则函数的行为是未定义的。t_pos是属于pstr_string的有效位置，否则函数的行为是未定义的。如果t_len等于NPOS或者超过了字符串的长度则使用整个字符串进行初始化。</text:p>
      <text:p text:style-name="P26"/>
      <table:table table:name="表格160" table:style-name="表格160">
        <table:table-column table:style-name="表格160.A"/>
        <table:table-row>
          <table:table-cell table:style-name="表格160.A1" office:value-type="string">
            <text:p text:style-name="P32">void<text:span text:style-name="T38">　</text:span><text:span text:style-name="T37">string</text:span>_insert_range(</text:p>
            <text:p text:style-name="P32"><text:s text:c="4"/>string_t* pstr_string, string_iterator_t it_pos,</text:p>
            <text:p text:style-name="P32"><text:s text:c="4"/>string_iterator_t it_begin, string_iterator_t it_end)</text:p>
          </table:table-cell>
        </table:table-row>
      </table:table>
      <text:p text:style-name="P11">描述：</text:p>
      <text:p text:style-name="P11"><text:soft-page-break/><text:tab/>向string容器中插入指定的字符区间。</text:p>
      <text:p text:style-name="P11">参数：</text:p>
      <text:p text:style-name="P11"><text:tab/>pstr_string <text:tab/><text:tab/>目的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it_pos是属于pstr_string并且是有效的迭代器，否则函数的行为是未定义的。[it_begin, it_end)是有效的范围，否则函数的行为是未定义的。如果[it_begin, it_end)属于pstr_string则函数的行为是未定义的。</text:p>
      <text:p text:style-name="P26"/>
      <table:table table:name="表格161" table:style-name="表格161">
        <table:table-column table:style-name="表格161.A"/>
        <table:table-row>
          <table:table-cell table:style-name="表格161.A1" office:value-type="string">
            <text:p text:style-name="P32">void string_insert_char(</text:p>
            <text:p text:style-name="P32"><text:s text:c="4"/>string_t* pstr_string, size_t t_pos, size_t t_count, char c_char)</text:p>
          </table:table-cell>
        </table:table-row>
      </table:table>
      <text:p text:style-name="P11">描述：</text:p>
      <text:p text:style-name="P11"><text:tab/>向string容器中插入指定字符。<text:tab/></text:p>
      <text:p text:style-name="P11">参数：</text:p>
      <text:p text:style-name="P11"><text:tab/>pstr_string <text:tab/><text:tab/>目的string容器。</text:p>
      <text:p text:style-name="P11"><text:tab/>it_pos<text:tab/><text:tab/><text:tab/>插入的位置。</text:p>
      <text:p text:style-name="P11"><text:tab/>t_count<text:tab/><text:tab/><text:tab/>插入的字符的个数。</text:p>
      <text:p text:style-name="P11"><text:tab/>c_char<text:tab/><text:tab/><text:tab/>插入的字符。</text:p>
      <text:p text:style-name="P11">返回值：</text:p>
      <text:p text:style-name="P11"><text:tab/>无。</text:p>
      <text:p text:style-name="P11">注意：</text:p>
      <text:p text:style-name="P26"><text:tab/>pstr_string == NULL则函数的行为是未定义的，pstr_string指向的容器是经过初始化以后的string容器，否则函数的行为是未定义的。it_pos是属于pstr_string并且是有效的迭代器，否则函数的行为是未定义的。</text:p>
      <text:p text:style-name="P21"/>
      <table:table table:name="表格162" table:style-name="表格162">
        <table:table-column table:style-name="表格162.A"/>
        <table:table-row>
          <table:table-cell table:style-name="表格162.A1" office:value-type="string">
            <text:p text:style-name="P32">void string_push_back(string_t* pstr_string, char c_char);</text:p>
          </table:table-cell>
        </table:table-row>
      </table:table>
      <text:p text:style-name="P11">描述：</text:p>
      <text:p text:style-name="P11"><text:tab/>向string容器末尾添加指定数据。</text:p>
      <text:p text:style-name="P11">参数：</text:p>
      <text:p text:style-name="P11"><text:tab/>pstr_string<text:tab/><text:tab/><text:tab/>string容器。</text:p>
      <text:p text:style-name="P11"><text:tab/>c_char<text:tab/><text:tab/><text:tab/><text:tab/>指定的数据。</text:p>
      <text:p text:style-name="P11">返回值：</text:p>
      <text:p text:style-name="P11"><text:tab/>无。</text:p>
      <text:p text:style-name="P11">注意：</text:p>
      <text:p text:style-name="P26"><text:tab/>如果pstr_string == NULL或者string是为初始化的则函数的行为是未定义的。</text:p>
      <text:p text:style-name="P21"/>
      <table:table table:name="表格163" table:style-name="表格163">
        <table:table-column table:style-name="表格163.A"/>
        <table:table-row>
          <table:table-cell table:style-name="表格163.A1" office:value-type="string">
            <text:p text:style-name="P32">void string_resize(string_t* pt_string, size_t t_resize, char c_char);</text:p>
          </table:table-cell>
        </table:table-row>
      </table:table>
      <text:p text:style-name="P11">描述：</text:p>
      <text:p text:style-name="P11"><text:tab/>重新设置string容器中数据的个数。</text:p>
      <text:p text:style-name="P11"><text:soft-page-break/>参数：</text:p>
      <text:p text:style-name="P11"><text:tab/>pt_string<text:tab/><text:tab/><text:tab/>string容器。</text:p>
      <text:p text:style-name="P11"><text:tab/>t_resize<text:tab/><text:tab/><text:tab/>数据个数。</text:p>
      <text:p text:style-name="P11"><text:tab/>c_char<text:tab/><text:tab/><text:tab/>用户指定的数据。</text:p>
      <text:p text:style-name="P11">返回值：</text:p>
      <text:p text:style-name="P11"><text:tab/>无。</text:p>
      <text:p text:style-name="P11">注意：</text:p>
      <text:p text:style-name="P26"><text:tab/>如果 pt_string == NULL或者string是未初始化的string则函数的行为是未定义的。t_resize可以小于原来的数据数量，这是将末尾的数据删除，当t_resize大于原来数据的数量的时候，使用指定的数据填充。</text:p>
      <text:p text:style-name="P21"/>
      <table:table table:name="表格164" table:style-name="表格164">
        <table:table-column table:style-name="表格164.A"/>
        <table:table-row>
          <table:table-cell table:style-name="表格164.A1" office:value-type="string">
            <text:p text:style-name="P32">string_iterator_t string_erase(string_t* pstr_string, string_iterator_t it_pos);</text:p>
          </table:table-cell>
        </table:table-row>
      </table:table>
      <text:p text:style-name="P11">描述：</text:p>
      <text:p text:style-name="P11"><text:tab/>删除string容器中指定位置的字符。</text:p>
      <text:p text:style-name="P11">参数：</text:p>
      <text:p text:style-name="P11"><text:tab/>pstr_string<text:tab/><text:tab/>string容器。</text:p>
      <text:p text:style-name="P11"><text:tab/>it_pos<text:tab/><text:tab/><text:tab/>插入的位置。</text:p>
      <text:p text:style-name="P11">返回值：</text:p>
      <text:p text:style-name="P11"><text:tab/>指向被删除的字符后面字符的迭代器。</text:p>
      <text:p text:style-name="P11">注意：</text:p>
      <text:p text:style-name="P26"><text:tab/>如果 pstr_string == NULL或者string是未初始化的string则函数的行为是未定义的。it_pos是属于string的有效的迭代器，否则函数的行为是未定义的。</text:p>
      <text:p text:style-name="P26"/>
      <table:table table:name="表格165" table:style-name="表格165">
        <table:table-column table:style-name="表格165.A"/>
        <table:table-row>
          <table:table-cell table:style-name="表格165.A1" office:value-type="string">
            <text:p text:style-name="P32"><text:span text:style-name="T38">string</text:span><text:span text:style-name="T37">_iterator_t</text:span><text:span text:style-name="T38">　</text:span><text:span text:style-name="T37">string</text:span>_erase_range(</text:p>
            <text:p text:style-name="P32"><text:s text:c="4"/>string_t* pstr_string, string_iterator_t it_begin, string_iterator_t it_end)</text:p>
          </table:table-cell>
        </table:table-row>
      </table:table>
      <text:p text:style-name="P11">描述：</text:p>
      <text:p text:style-name="P11"><text:tab/>删除string容器中指定的字符区间。</text:p>
      <text:p text:style-name="P11">参数：</text:p>
      <text:p text:style-name="P11"><text:tab/>pstr_string <text:tab/><text:tab/>string容器。</text:p>
      <text:p text:style-name="P11"><text:tab/>it_begin<text:tab/><text:tab/><text:tab/>指定范围的开始。</text:p>
      <text:p text:style-name="P11"><text:tab/>it_end<text:tab/><text:tab/><text:tab/>指定范围的末尾。</text:p>
      <text:p text:style-name="P11">返回值：</text:p>
      <text:p text:style-name="P11"><text:tab/>指向被删除的字符后面字符的迭代器。</text:p>
      <text:p text:style-name="P11">注意：</text:p>
      <text:p text:style-name="P26"><text:tab/>pstr_string == NULL则函数的行为是未定义的，pstr_string指向的容器是经过初始化以后的string容器，否则函数的行为是未定义的。[it_begin, it_end)是有效的范围，否则函数的行为是未定义的。</text:p>
      <text:p text:style-name="P26"/>
      <table:table table:name="表格166" table:style-name="表格166">
        <table:table-column table:style-name="表格166.A"/>
        <table:table-row>
          <table:table-cell table:style-name="表格166.A1" office:value-type="string">
            <text:p text:style-name="P32">void string_erase_substring(string_t* pstr_string, size_t t_pos, size_t t_len);</text:p>
          </table:table-cell>
        </table:table-row>
      </table:table>
      <text:p text:style-name="P11">描述：</text:p>
      <text:p text:style-name="P11"><text:tab/>删除string容器中的子数据串。</text:p>
      <text:p text:style-name="P11">参数：</text:p>
      <text:p text:style-name="P11"><text:tab/>pstr_string<text:tab/><text:tab/>string容器。</text:p>
      <text:p text:style-name="P11"><text:tab/>t_pos<text:tab/><text:tab/><text:tab/>删除的位置。</text:p>
      <text:p text:style-name="P11"><text:soft-page-break/><text:tab/>t_len<text:tab/><text:tab/><text:tab/>子串的长度。</text:p>
      <text:p text:style-name="P11">返回值：</text:p>
      <text:p text:style-name="P11"><text:tab/>无。</text:p>
      <text:p text:style-name="P11">注意：</text:p>
      <text:p text:style-name="P26"><text:tab/>如果pstr_string == NULL则函数的行为是未定义的。pstr_string指向的容器是经过初始化以后的string容器，否则函数的行为是未定义的。t_pos是属于pstr_string的有效位置，否则函数的行为是未定义的。如果t_len等于NPOS或者超过了字符串的长度则删除从t_pos开始剩余全部的字串。</text:p>
      <text:p text:style-name="P26"/>
      <table:table table:name="表格167" table:style-name="表格167">
        <table:table-column table:style-name="表格167.A"/>
        <table:table-row>
          <table:table-cell table:style-name="表格167.A1" office:value-type="string">
            <text:p text:style-name="P32">void string_replace(</text:p>
            <text:p text:style-name="P32"><text:s text:c="4"/>string_t* pstr_string, size_t t_pos, size_t t_len,</text:p>
            <text:p text:style-name="P32"><text:s text:c="4"/>const string_t* cpstr_replace);</text:p>
          </table:table-cell>
        </table:table-row>
      </table:table>
      <text:p text:style-name="P11">描述：</text:p>
      <text:p text:style-name="P11"><text:tab/>将string容器中的子字符串替换成指定的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t_pos是属于pstr_string的有效位置，否则函数的行为是未定义的。如果t_len == NPOS或者t_len + t_pos 大于等于pstr_string的长度，则使用从t_pos开始的全部pstr_string子串。如果pstr_string == cpstr_replace，则函数的行为是未定义的。</text:p>
      <text:p text:style-name="P26"/>
      <table:table table:name="表格168" table:style-name="表格168">
        <table:table-column table:style-name="表格168.A"/>
        <table:table-row>
          <table:table-cell table:style-name="表格168.A1" office:value-type="string">
            <text:p text:style-name="P32">void string_replace_substring(</text:p>
            <text:p text:style-name="P32"><text:s text:c="4"/>string_t* pstr_string, size_t t_pos, size_t t_len,</text:p>
            <text:p text:style-name="P32"><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cpstr_replace<text:tab/><text:tab/>指定的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t_pos是属于pstr_string的有效位置，否则函数的行为是未定义的。t_position是<text:soft-page-break/>属于cpstr_replace的有效位置，否则函数的行为是未定义的。如果t_len == NPOS或者t_len + t_pos 大于等于pstr_string的长度，则使用从t_pos开始的全部pstr_string子串。如果t_<text:bookmark-start text:name="__DdeLink__22944_12833569791"/>length<text:bookmark-end text:name="__DdeLink__22944_12833569791"/> == NPOS或者t_ length + t_position 大于等于cpstr_replace的长度，则使用从t_position开始的全部cpstr_replace子串。如果pstr_string == cpstr_replace，则函数的行为是未定义的。</text:p>
      <text:p text:style-name="P26"/>
      <table:table table:name="表格169" table:style-name="表格169">
        <table:table-column table:style-name="表格169.A"/>
        <table:table-row>
          <table:table-cell table:style-name="表格169.A1" office:value-type="string">
            <text:p text:style-name="P32">void string_replace_cstr(</text:p>
            <text:p text:style-name="P32"><text:s text:c="4"/>string_t* pstr_string, size_t t_pos, size_t t_len, const char* s_cstr);</text:p>
          </table:table-cell>
        </table:table-row>
      </table:table>
      <text:p text:style-name="P11">描述：</text:p>
      <text:p text:style-name="P11"><text:tab/>将string容器中的子字符串替换成指定的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text:p>
      <text:p text:style-name="P26"/>
      <table:table table:name="表格170" table:style-name="表格170">
        <table:table-column table:style-name="表格170.A"/>
        <table:table-row>
          <table:table-cell table:style-name="表格170.A1" office:value-type="string">
            <text:p text:style-name="P32">void string_replace_subcstr(</text:p>
            <text:p text:style-name="P32"><text:s text:c="4"/>string_t* pstr_string, size_t t_pos, size_t t_len,</text:p>
            <text:p text:style-name="P32"><text:s text:c="4"/>const char* s_cstr, size_t t_length);</text:p>
          </table:table-cell>
        </table:table-row>
      </table:table>
      <text:p text:style-name="P11">描述：</text:p>
      <text:p text:style-name="P11"><text:tab/>将string容器中的子字符串替换成指定的子字符串。</text:p>
      <text:p text:style-name="P11">参数：</text:p>
      <text:p text:style-name="P11"><text:tab/>pstr_string<text:tab/><text:tab/>string容器。</text:p>
      <text:p text:style-name="P11"><text:tab/>t_pos<text:tab/><text:tab/><text:tab/>替换的位置。</text:p>
      <text:p text:style-name="P11"><text:tab/>t_len<text:tab/><text:tab/><text:tab/>替换的长度。</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t_pos是属于pstr_string的有效位置，否则函数的行为是未定义的。如果t_len == NPOS或者t_len + t_pos 大于等于pstr_string的长度，则使用从t_pos开始的全部pstr_string子串。如果t_length == NPOS或者t_ length <text:s/>大于等于s_cstr的长度，则使用全部s_cstr子串。</text:p>
      <text:p text:style-name="P21"/>
      <table:table table:name="表格171" table:style-name="表格171">
        <table:table-column table:style-name="表格171.A"/>
        <table:table-row>
          <table:table-cell table:style-name="表格171.A1" office:value-type="string">
            <text:p text:style-name="P32">void string_replace_char(</text:p>
            <text:p text:style-name="P32"><text:s text:c="4"/>string_t* pstr_string, size_t t_pos, size_t t_len, size_t t_count, char c_char);</text:p>
          </table:table-cell>
        </table:table-row>
      </table:table>
      <text:p text:style-name="P11"><text:soft-page-break/>描述：</text:p>
      <text:p text:style-name="P11"><text:tab/>将string容器中的子字符串替换成指定的字符。</text:p>
      <text:p text:style-name="P11">参数：</text:p>
      <text:p text:style-name="P11"><text:tab/>pstr_string<text:tab/><text:tab/>string容器。</text:p>
      <text:p text:style-name="P11"><text:tab/>t_pos<text:tab/><text:tab/><text:tab/>替换的开始位置。</text:p>
      <text:p text:style-name="P11"><text:tab/>t_len<text:tab/><text:tab/><text:tab/>替换的长度。</text:p>
      <text:p text:style-name="P11"><text:tab/>t_count<text:tab/><text:tab/><text:tab/>字符个数。</text:p>
      <text:p text:style-name="P11"><text:tab/>c_char<text:tab/><text:tab/><text:tab/>用户指定的字符。</text:p>
      <text:p text:style-name="P11">返回值：</text:p>
      <text:p text:style-name="P11"><text:tab/>无。</text:p>
      <text:p text:style-name="P26">注意：</text:p>
      <text:p text:style-name="P26"><text:tab/>如果pstr_string == NULL或者string是未初始化的string则函数的行为是未定义的。t_pos必须在string有效范围内，否则函数的行为是未定义的，t_len == NPOS或者t_pos + t_len &gt;= string_size()，将t_pos开始到末尾的全部串替换。用户指定的字符必须和容器中保存的字符类型是一致的否则函数的行为是未定义的。</text:p>
      <text:p text:style-name="P26"/>
      <table:table table:name="表格172" table:style-name="表格172">
        <table:table-column table:style-name="表格172.A"/>
        <table:table-row>
          <table:table-cell table:style-name="表格172.A1" office:value-type="string">
            <text:p text:style-name="P32">void string_range_replace(</text:p>
            <text:p text:style-name="P32"><text:s text:c="4"/>string_t* pstr_string, string_iterator_t it_begin, string_iterator_t it_end,</text:p>
            <text:p text:style-name="P32"><text:s text:c="4"/>const string_t* cpstr_replace);</text:p>
          </table:table-cell>
        </table:table-row>
      </table:table>
      <text:p text:style-name="P11">描述：</text:p>
      <text:p text:style-name="P11"><text:tab/>将string容器中的字符区间替换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it_begin, it_end)是有效的范围，否则函数的行为是未定义的。如果pstr_string == cpstr_replace，则函数的行为是未定义的。</text:p>
      <text:p text:style-name="P26"/>
      <table:table table:name="表格173" table:style-name="表格173">
        <table:table-column table:style-name="表格173.A"/>
        <table:table-row>
          <table:table-cell table:style-name="表格173.A1" office:value-type="string">
            <text:p text:style-name="P32">void string_range_replace_substring(</text:p>
            <text:p text:style-name="P32"><text:s text:c="4"/>string_t* pstr_string, string_iterator_t it_begin, string_iterator_t it_end,</text:p>
            <text:p text:style-name="P32"><text:s text:c="4"/>const string_t* cpstr_replace, size_t t_position, size_t t_length);</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cpstr_replace<text:tab/><text:tab/>指定的string。</text:p>
      <text:p text:style-name="P11"><text:tab/>t_position<text:tab/><text:tab/>拷贝的位置。</text:p>
      <text:p text:style-name="P11"><text:soft-page-break/><text:tab/>t_length<text:tab/><text:tab/><text:tab/>拷贝的长度。</text:p>
      <text:p text:style-name="P11">返回值：</text:p>
      <text:p text:style-name="P11"><text:tab/>无。</text:p>
      <text:p text:style-name="P11">注意：</text:p>
      <text:p text:style-name="P26"><text:tab/>pstr_string == NULL或者cpstr_ replace == NULL则函数的行为是未定义的，pstr_string和cpstr_replace 必须是已经初始化的，否则函数的行为是未定义的。[it_begin, it_end)是有效的范围，否则函数的行为是未定义的。t_position是属于cpstr_replace的有效位置，否则函数的行为是未定义的。如果t_length == NPOS或者t_ length + t_position 大于等于cpstr_replace的长度，则使用从t_position开始的全部cpstr_replace子串。如果pstr_string == cpstr_replace，则函数的行为是未定义的。</text:p>
      <text:p text:style-name="P26"/>
      <table:table table:name="表格174" table:style-name="表格174">
        <table:table-column table:style-name="表格174.A"/>
        <table:table-row>
          <table:table-cell table:style-name="表格174.A1" office:value-type="string">
            <text:p text:style-name="P32">void string_range_replace_cstr(</text:p>
            <text:p text:style-name="P32"><text:s text:c="4"/>string_t* pstr_string, string_iterator_t it_begin, string_iterator_it it_end,</text:p>
            <text:p text:style-name="P32"><text:s text:c="4"/>const char* s_cstr);</text:p>
          </table:table-cell>
        </table:table-row>
      </table:table>
      <text:p text:style-name="P11">描述：</text:p>
      <text:p text:style-name="P11"><text:tab/>将string容器中的字符区间替换成字符串。</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pstr_string和s_[it_begin, it_end)是有效的范围，否则函数的行为是未定义的。</text:p>
      <text:p text:style-name="P26"/>
      <table:table table:name="表格175" table:style-name="表格175">
        <table:table-column table:style-name="表格175.A"/>
        <table:table-row>
          <table:table-cell table:style-name="表格175.A1" office:value-type="string">
            <text:p text:style-name="P32">void string_range_replace_subcstr(</text:p>
            <text:p text:style-name="P32"><text:s text:c="4"/>string_t* pstr_string, string_iterator_t it_begin, string_iterator_t it_end,</text:p>
            <text:p text:style-name="P32"><text:s text:c="4"/>const char* s_cstr, size_t t_length);</text:p>
          </table:table-cell>
        </table:table-row>
      </table:table>
      <text:p text:style-name="P11">描述：</text:p>
      <text:p text:style-name="P11"><text:tab/>将string容器中的字符区间替换成子字符区间。</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s_cstr<text:tab/><text:tab/><text:tab/>指定的字符串。</text:p>
      <text:p text:style-name="P11"><text:tab/>t_length<text:tab/><text:tab/><text:tab/>字符串的长度。</text:p>
      <text:p text:style-name="P11">返回值：</text:p>
      <text:p text:style-name="P11"><text:tab/>无。</text:p>
      <text:p text:style-name="P11">注意：</text:p>
      <text:p text:style-name="P26"><text:tab/>pstr_string == NULL或者s_cstr == NULL则函数的行为是未定义的，pstr_string 必须是已经初始化的，否则函数的行为是未定义的。[it_begin, it_end)是有效的范围，否则函数的行为是未定义的。如果t_length == NPOS或者t_ length <text:s/>大于等于s_cstr的长度，则使用全部s_cstr子串。</text:p>
      <text:p text:style-name="P21"><text:soft-page-break/></text:p>
      <table:table table:name="表格176" table:style-name="表格176">
        <table:table-column table:style-name="表格176.A"/>
        <table:table-row>
          <table:table-cell table:style-name="表格176.A1" office:value-type="string">
            <text:p text:style-name="P32">void string_range_replace_char(</text:p>
            <text:p text:style-name="P32"><text:s text:c="4"/>string_t* pstr_string, erator_t it_begin, string_iterator_t it_end,</text:p>
            <text:p text:style-name="P32"><text:s text:c="4"/>size_t t_count, char c_char);</text:p>
          </table:table-cell>
        </table:table-row>
      </table:table>
      <text:p text:style-name="P11">描述：</text:p>
      <text:p text:style-name="P11"><text:tab/>将string容器中的字符区间替换成指定的字符。</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t_count<text:tab/><text:tab/><text:tab/>字符个数。</text:p>
      <text:p text:style-name="P11"><text:tab/>c_char<text:tab/><text:tab/><text:tab/>用户指定的字符。</text:p>
      <text:p text:style-name="P11">返回值：</text:p>
      <text:p text:style-name="P11"><text:tab/>无。</text:p>
      <text:p text:style-name="P26">注意：</text:p>
      <text:p text:style-name="P26"><text:tab/>如果pstr_string == NULL或者string是未初始化的string则函数的行为是未定义的。[it_begin, it_end)是有效的范围，否则函数的行为是未定义的。用户指定的字符必须和容器中保存的字符类型是一致的否则函数的行为是未定义的。</text:p>
      <text:p text:style-name="P26"/>
      <table:table table:name="表格177" table:style-name="表格177">
        <table:table-column table:style-name="表格177.A"/>
        <table:table-row>
          <table:table-cell table:style-name="表格177.A1" office:value-type="string">
            <text:p text:style-name="P32">void string_replace_range(</text:p>
            <text:p text:style-name="P32"><text:s text:c="4"/>string_t* pstr_string,</text:p>
            <text:p text:style-name="P32"><text:s text:c="4"/>string_iterator_t it_begin, string_iterator_t it_end,</text:p>
            <text:p text:style-name="P32"><text:s text:c="4"/>string_iterator_t it_first, string_iterator_t it_last);</text:p>
          </table:table-cell>
        </table:table-row>
      </table:table>
      <text:p text:style-name="P11">描述：</text:p>
      <text:p text:style-name="P11"><text:tab/>将string容器中的子字符串替换成指定的子string。</text:p>
      <text:p text:style-name="P11">参数：</text:p>
      <text:p text:style-name="P11"><text:tab/>pstr_string<text:tab/><text:tab/>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6"><text:tab/>pstr_string == NULL则函数的行为是未定义的，pstr_string 必须是已经初始化的，否则函数的行为是未定义的。[it_begin, it_end)是有效的范围，否则函数的行为是未定义的。如果[it_first, it_last)属于pstr_string，则函数的行为是未定义的。</text:p>
      <text:p text:style-name="P26"/>
      <table:table table:name="表格178" table:style-name="表格178">
        <table:table-column table:style-name="表格178.A"/>
        <table:table-row>
          <table:table-cell table:style-name="表格178.A1" office:value-type="string">
            <text:p text:style-name="P32">void string_output(const string_t* cpstr_string, FILE* fp_stream);</text:p>
          </table:table-cell>
        </table:table-row>
      </table:table>
      <text:p text:style-name="P11">描述：</text:p>
      <text:p text:style-name="P11"><text:tab/>将string容器中的字符串输出到指定的流中。</text:p>
      <text:p text:style-name="P11">参数：</text:p>
      <text:p text:style-name="P11"><text:tab/>cpstr_string<text:tab/><text:tab/><text:tab/>string容器。</text:p>
      <text:p text:style-name="P11"><text:soft-page-break/><text:tab/>fp_stream<text:tab/><text:tab/><text:tab/>指定的流。</text:p>
      <text:p text:style-name="P11">返回值：</text:p>
      <text:p text:style-name="P11"><text:tab/>无。</text:p>
      <text:p text:style-name="P11">注意：</text:p>
      <text:p text:style-name="P26"><text:tab/>cpstr_string == NULL或者fp_stream == NULL则函数的行为是未定义的，cpstr_string 必须是已经初始化的，否则函数的行为是未定义的。</text:p>
      <text:p text:style-name="P26"/>
      <table:table table:name="表格179" table:style-name="表格179">
        <table:table-column table:style-name="表格179.A"/>
        <table:table-row>
          <table:table-cell table:style-name="表格179.A1" office:value-type="string">
            <text:p text:style-name="P32">void string_input(string_t* pstr_string, FILE* fp_stream);</text:p>
          </table:table-cell>
        </table:table-row>
      </table:table>
      <text:p text:style-name="P11">描述：</text:p>
      <text:p text:style-name="P11"><text:tab/>从指定的流中读取字符串到string容器。</text:p>
      <text:p text:style-name="P11">参数：</text:p>
      <text:p text:style-name="P11"><text:tab/>pstr_string<text:tab/><text:tab/><text:tab/>string容器。</text:p>
      <text:p text:style-name="P11"><text:tab/>fp_stream<text:tab/><text:tab/><text:tab/>指定的流。</text:p>
      <text:p text:style-name="P11">返回值：</text:p>
      <text:p text:style-name="P11"><text:tab/>无。</text:p>
      <text:p text:style-name="P11">注意：</text:p>
      <text:p text:style-name="P26"><text:tab/>pstr_string == NULL或者fp_stream == NULL则函数的行为是未定义的，pstr_string 必须是已经初始化的，否则函数的行为是未定义的，fp_stream是有效的输入流，否则函数的行为是未定义的。</text:p>
      <text:p text:style-name="P26"/>
      <table:table table:name="表格180" table:style-name="表格180">
        <table:table-column table:style-name="表格180.A"/>
        <table:table-row>
          <table:table-cell table:style-name="表格180.A1" office:value-type="string">
            <text:p text:style-name="P32">bool_t string_getline(string_t* pstr_string, FILE* fp_stream);</text:p>
          </table:table-cell>
        </table:table-row>
      </table:table>
      <text:p text:style-name="P11">描述：</text:p>
      <text:p text:style-name="P11"><text:tab/>从指定的流中读取一行并保存到string容器中。</text:p>
      <text:p text:style-name="P11">参数：</text:p>
      <text:p text:style-name="P11"><text:tab/>pstr_string<text:tab/><text:tab/><text:tab/>string容器。</text:p>
      <text:p text:style-name="P11"><text:tab/>fp_stream<text:tab/><text:tab/><text:tab/>指定的流。</text:p>
      <text:p text:style-name="P11">返回值：</text:p>
      <text:p text:style-name="P11"><text:tab/>成功的从流中获得一行字符则返回true，否则返回false。</text:p>
      <text:p text:style-name="P11">注意：</text:p>
      <text:p text:style-name="P26"><text:tab/>pstr_string == NULL或者fp_stream == NULL则函数的行为是未定义的，pstr_string 必须是已经初始化的，否则函数的行为是未定义的。</text:p>
      <text:p text:style-name="P26"/>
      <table:table table:name="表格181" table:style-name="表格181">
        <table:table-column table:style-name="表格181.A"/>
        <table:table-row>
          <table:table-cell table:style-name="表格181.A1" office:value-type="string">
            <text:p text:style-name="P32">bool_t string_getline_delimiter(</text:p>
            <text:p text:style-name="P32"><text:s text:c="4"/>string_t* pstr_string, FILE* fp_stream, char c_delimiter);</text:p>
          </table:table-cell>
        </table:table-row>
      </table:table>
      <text:p text:style-name="P11">描述：</text:p>
      <text:p text:style-name="P11"><text:tab/>从指定的流中读取一行并保存到string容器中，用户指定行标识符。</text:p>
      <text:p text:style-name="P11">参数：</text:p>
      <text:p text:style-name="P11"><text:tab/>pstr_string<text:tab/><text:tab/><text:tab/>string容器。</text:p>
      <text:p text:style-name="P11"><text:tab/>fp_stream<text:tab/><text:tab/><text:tab/>指定的流。</text:p>
      <text:p text:style-name="P11"><text:tab/>c_delimiter<text:tab/><text:tab/><text:tab/>用户指定的行标识符。</text:p>
      <text:p text:style-name="P11">返回值：</text:p>
      <text:p text:style-name="P11"><text:tab/>成功的从流中获得一行字符则返回true，否则返回false。</text:p>
      <text:p text:style-name="P11">注意：</text:p>
      <text:p text:style-name="P26"><text:soft-page-break/><text:tab/>pstr_string == NULL或者fp_stream == NULL则函数的行为是未定义的，pstr_string 必须是已经初始化的，否则函数的行为是未定义的。</text:p>
      <text:p text:style-name="P21"/>
      <text:list xml:id="list30418436" text:continue-numbering="true" text:style-name="WW8Num13">
        <text:list-item>
          <text:list>
            <text:list-item>
              <text:h text:style-name="P55" text:outline-level="2">迭代器接口</text:h>
            </text:list-item>
          </text:list>
        </text:list-item>
      </text:list>
      <text:p text:style-name="P21"><text:tab/>由于直接使用basic_string迭代器作为实现，所以string并没有提供迭代器接口。</text:p>
      <text:list xml:id="list30413418" text:continue-numbering="true" text:style-name="WW8Num13">
        <text:list-item>
          <text:list>
            <text:list-item>
              <text:h text:style-name="P55" text:outline-level="2">内部和辅助接口</text:h>
            </text:list-item>
          </text:list>
        </text:list-item>
      </text:list>
      <text:p text:style-name="P21"><text:tab/>string也只是提供了简单的内部接口。</text:p>
      <table:table table:name="表格96" table:style-name="表格96">
        <table:table-column table:style-name="表格96.A"/>
        <table:table-column table:style-name="表格96.B"/>
        <table:table-row>
          <table:table-cell table:style-name="表格96.A1" office:value-type="string">
            <text:p text:style-name="Table_20_Contents">_create_string_auxiliary</text:p>
          </table:table-cell>
          <table:table-cell table:style-name="表格96.B1" office:value-type="string">
            <text:p text:style-name="Table_20_Contents">创建string容器的辅助函数。</text:p>
          </table:table-cell>
        </table:table-row>
        <table:table-row>
          <table:table-cell table:style-name="表格96.A2" office:value-type="string">
            <text:p text:style-name="Table_20_Contents">_string_destroy_auxiliary</text:p>
          </table:table-cell>
          <table:table-cell table:style-name="表格96.B2" office:value-type="string">
            <text:p text:style-name="Table_20_Contents">销毁string容器的辅助函数。</text:p>
          </table:table-cell>
        </table:table-row>
      </table:table>
      <text:p text:style-name="P21"/>
      <table:table table:name="表格97" table:style-name="表格97">
        <table:table-column table:style-name="表格97.A"/>
        <table:table-row>
          <table:table-cell table:style-name="表格97.A1" office:value-type="string">
            <text:p text:style-name="P32">bool_t _create_string_auxiliary(string_t* pstr_string);</text:p>
          </table:table-cell>
        </table:table-row>
      </table:table>
      <text:p text:style-name="P11">描述：</text:p>
      <text:p text:style-name="P11"><text:tab/>创建一个string容器的辅助函数。</text:p>
      <text:p text:style-name="P11">参数：</text:p>
      <text:p text:style-name="P11"><text:tab/>pstr_string<text:tab/><text:tab/>没有创建的string容器。</text:p>
      <text:p text:style-name="P11">返回值：</text:p>
      <text:p text:style-name="P11"><text:tab/>创建成功返回true, 否则返回false。</text:p>
      <text:p text:style-name="P11">注意：</text:p>
      <text:p text:style-name="P26"><text:tab/>如果pstr_string == NULL 则函数的行为是未定义的。</text:p>
      <text:p text:style-name="P21"/>
      <table:table table:name="表格98" table:style-name="表格98">
        <table:table-column table:style-name="表格98.A"/>
        <table:table-row>
          <table:table-cell table:style-name="表格98.A1" office:value-type="string">
            <text:p text:style-name="P32">void _string_destroy_auxiliary(string_t* pstr_string);</text:p>
          </table:table-cell>
        </table:table-row>
      </table:table>
      <text:p text:style-name="P11">描述：</text:p>
      <text:p text:style-name="P11"><text:tab/>销毁string容器的辅助函数。</text:p>
      <text:p text:style-name="P11">参数：</text:p>
      <text:p text:style-name="P11"><text:tab/>pstr_string<text:tab/><text:tab/>string容器。</text:p>
      <text:p text:style-name="P11">返回值：</text:p>
      <text:p text:style-name="P11"><text:tab/>无。</text:p>
      <text:p text:style-name="P11">注意：</text:p>
      <text:p text:style-name="P26"><text:tab/>如果pstr_string == NULL或者string不是使用create_string生成的则函数的行为是未定义的。</text:p>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list xml:id="list30414653" text:continue-numbering="true" text:style-name="WW8Num13">
        <text:list-item>
          <text:h text:style-name="P50" text:outline-level="1">libcstl 2.1<text:span text:style-name="T20">更新</text:span></text:h>
          <text:list>
            <text:list-item>
              <text:h text:style-name="P58" text:outline-level="2"><text:span text:style-name="T6">libcstl 2.1</text:span><text:span text:style-name="T3">新特性</text:span></text:h>
            </text:list-item>
          </text:list>
        </text:list-item>
      </text:list>
      <text:list xml:id="list29572868" text:style-name="L1">
        <text:list-item>
          <text:p text:style-name="P44">容器迭代器的互操作性，一种容器可以使用另一种容器的迭代器，只要两种容器中保存的数据类型相同。</text:p>
        </text:list-item>
        <text:list-item>
          <text:p text:style-name="P44">增加使用数组初始化容器的接口。</text:p>
        </text:list-item>
        <text:list-item>
          <text:p text:style-name="P44">增加版本标识宏libcstl 2.1.0为CSTL_VERSION 20100 CSTL_MAJOR_VERSION 2 CSTL_MINOR_VERSION 1 CSTL_REVISION_VERSION 0</text:p>
        </text:list-item>
        <text:list-item>
          <text:p text:style-name="P44">增加iterator_set_elem设置成使用可变参数的函数。</text:p>
        </text:list-item>
        <text:list-item>
          <text:p text:style-name="P44">添加对于size_t类型的支持。</text:p>
        </text:list-item>
        <text:list-item>
          <text:p text:style-name="P44">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0413039" text:continue-list="list30414653" text:style-name="WW8Num13">
        <text:list-item>
          <text:list>
            <text:list-item>
              <text:h text:style-name="P58" text:outline-level="2"><text:soft-page-break/><text:span text:style-name="T6">libcstl 2.1</text:span><text:span text:style-name="T3">改善</text:span></text:h>
            </text:list-item>
          </text:list>
        </text:list-item>
      </text:list>
      <text:list xml:id="list29595511" text:style-name="L2">
        <text:list-item>
          <text:p text:style-name="P45">容器初始化后占用的内存过大。在2.1中间内存管理作为可选项使用。默认不使用内存管理。</text:p>
        </text:list-item>
        <text:list-item>
          <text:p text:style-name="P45">vector容器在添加少量数据的时候重新飞配的内存太小，导致后续的操作很快就用完了预留的内存。</text:p>
        </text:list-item>
        <text:list-item>
          <text:p text:style-name="P45">增加容错的处理，减少外部接口的未定义情况，加强一致性有必要时要增加未定义的情况。</text:p>
        </text:list-item>
        <text:list-item>
          <text:p text:style-name="P45">添加VS2003和VS2010的工程。</text:p>
        </text:list-item>
        <text:list-item>
          <text:p text:style-name="P45">有内存泄漏的情况，每次500~1k左右。</text:p>
        </text:list-item>
        <text:list-item>
          <text:p text:style-name="P45">改善目前已知的限制性，不能够对于libcstl内建类型进行重命名，对于使用范围的函数，当范围属于这个容本身的时候，函数的行为是未定义的。</text:p>
        </text:list-item>
        <text:list-item>
          <text:p text:style-name="P45">目前string_t类型与STL中的string_t类型行为不一致，主要是由于string_t类型的实现造成的，可能在2.1中更改这个实现。</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0415072" text:continue-list="list30413039" text:style-name="WW8Num13">
        <text:list-item>
          <text:list>
            <text:list-item>
              <text:h text:style-name="P58" text:outline-level="2"><text:span text:style-name="T6">libcstl 2.1</text:span><text:span text:style-name="T3">代码的优化</text:span></text:h>
            </text:list-item>
          </text:list>
        </text:list-item>
      </text:list>
      <text:list xml:id="list30390717" text:continue-list="list29595511" text:style-name="L2">
        <text:list-item>
          <text:p text:style-name="P45">使用现有的算法实现部分容器接口的实现，这样减少代码的重复。</text:p>
        </text:list-item>
        <text:list-item>
          <text:p text:style-name="P45">在同一容器中尽量使用同一算法来实现不同的接口。例如实现删除操作的有多个接口，可以提供一个删除操作的接口然后将它包装成多个接口。</text:p>
        </text:list-item>
        <text:list-item>
          <text:p text:style-name="P45">调整代码结构，将实现代码从一个文件中拆分出来，减小c文件的大小。</text:p>
        </text:list-item>
        <text:list-item>
          <text:p text:style-name="P45">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5">在对于容器和数据区间之间进行操作的情况，尤其要考虑数据区间输入容器的时候的特殊处理。</text:p>
        </text:list-item>
        <text:list-item>
          <text:p text:style-name="P45">修改各个容器的create_xxxx_iterator()接口，将这个接口改为迭代器内部接口_create_xxxx_iterator()。</text:p>
        </text:list-item>
        <text:list-item>
          <text:p text:style-name="P45">修改代码实现，是代码符合编码规范以及命名规则。</text:p>
        </text:list-item>
        <text:list-item>
          <text:p text:style-name="P45">将有符号的int类型都改成有符号的long类型以适应64位环境。</text:p>
        </text:list-item>
        <text:list-item>
          <text:p text:style-name="P45">修改根目录下的Makefile.am，将LICENSE发布。或者改成COPYING.LESSER(符合GNU标准的名字)。</text:p>
        </text:list-item>
        <text:list-item>
          <text:p text:style-name="P45">使用gcov或者gprof对代码进行优化。使用valgrind和vld进行内存泄漏检查。使用pclint进行代码静态检查。</text:p>
        </text:list-item>
        <text:list-item>
          <text:p text:style-name="P45">将代码中函数名统一，辅助函数也要以相应的容器或者算法为前缀。函数参数也要符合编码规范。</text:p>
        </text:list-item>
        <text:list-item>
          <text:p text:style-name="P45">制定一个工程规范规范。</text:p>
        </text:list-item>
        <text:list-item>
          <text:p text:style-name="P45"><text:soft-page-break/>对于操作数据区间的接口函数，尤其要注意数据区间属于当前容器是的处理。如果list_insert_range(pt_list, t_pos, it_begin, it_end);当[it_begin, it_end)属于pt_list的时候的处理要注意。</text:p>
        </text:list-item>
        <text:list-item>
          <text:p text:style-name="P45">对于接口中未定义的行为，debug版本的库都要触发断言。</text:p>
        </text:list-item>
        <text:list-item>
          <text:p text:style-name="P45">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5">为容器的初始化函数增加检查是否容器是使用create函数创建的，为其他的函数检查容器是否是已经初始化的，destroy函数可以销毁创建和初始化的容器。</text:p>
        </text:list-item>
        <text:list-item>
          <text:p text:style-name="P45">将代码中的t_index全部使用i代替。</text:p>
        </text:list-item>
        <text:list-item>
          <text:p text:style-name="P45">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5">容器内不实现尽量使用迭代器实现。</text:p>
        </text:list-item>
        <text:list-item>
          <text:p text:style-name="P45">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那么就使用与类型相关的小于比较函数，否则使用fun_default_binary_predicate。(这个修改要等到将类型相关的代码重构之后在修改，主要是_type_less_cstr的问题)。</text:p>
        </text:list-item>
        <text:list-item>
          <text:p text:style-name="P45">将_list_quick_sort修改成使用迭代器的版本。(有利于解决对于char*类型的代码重复实现的问题，这要等_type_less_cstr修改了以后在修改。)</text:p>
        </text:list-item>
        <text:list-item>
          <text:p text:style-name="P45">标准并没有规定有符号的除法以及取余的商和余数的符号是什么，所以要注意代码中有符号的除法和取余的计算的地方。(最好的方法是分开写。)</text:p>
        </text:list-item>
        <text:list-item>
          <text:p text:style-name="P45">使用容器的xxxx_init_n()函数实现xxxx_init_elem()函数，去掉两个函数之间的重复。DRY!!!!</text:p>
        </text:list-item>
        <text:list-item>
          <text:p text:style-name="P45">对于使用iterator_distance的地方统一方法，在使用前先判断返回值的符号，然后转换成size_t类型。</text:p>
        </text:list-item>
        <text:list-item>
          <text:p text:style-name="P45">将宏的名字定义的更规范如_GET_SLIST_TYPE_NAME改成_SLIST_GET_TYPE_NAME。</text:p>
        </text:list-item>
        <text:list-item>
          <text:p text:style-name="P45">_type_get_type中的bool_t类型要使用size_t来获得。</text:p>
        </text:list-item>
        <text:list-item>
          <text:p text:style-name="P45">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5">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5">basic_string_find系列函数没有对于c内建类型以外的类型进行测试，这里需要增加新的测试用例来测试其他类型。</text:p>
        </text:list-item>
        <text:list-item>
          <text:p text:style-name="P45">检查basic_string的操作函数中两个函数都是basic_string_t*类型时，当第一个参数等以第二个参数时的语义。</text:p>
        </text:list-item>
        <text:list-item>
          <text:p text:style-name="P45">检查basic_string的函数中_cstr和_subcstr以及_string和_substring这样关系的函数中前者是否使用了带有NPOS的后者实现。</text:p>
        </text:list-item>
        <text:list-item>
          <text:p text:style-name="P45">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5">将basic_string结构中的_t_vector替换成_vec_base。</text:p>
        </text:list-item>
        <text:list-item>
          <text:p text:style-name="P45">据说vector_t* pt_vec = create_vector(string_t);在销毁的时候会有内存泄漏，看看到底是什么情况，在其他类型<text:soft-page-break/>中也实验一下。</text:p>
        </text:list-item>
        <text:list-item>
          <text:p text:style-name="P45">对于basic_string_insert系列函数，当t_pos超出basic_string有效范围的时候的处理情况要和SGI STL的行为一致。目前当t_pos为无效位置的时候出现未定义行为。</text:p>
        </text:list-item>
        <text:list-item>
          <text:p text:style-name="P45">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5">对于代码中所有的局部变量都要进行初始化。</text:p>
        </text:list-item>
        <text:list-item>
          <text:p text:style-name="P45">考虑basic_string_t* pt_basic_string = create_basic_string(char*);时basic_string_c_str(pt_basic_string);和basic_string_data(pt_basic_string);的返回值是什么情况。</text:p>
        </text:list-item>
        <text:list-item>
          <text:p text:style-name="P45">basic_string_insert_subcstr与其他的_subcstr函数实现方式不一致，考虑是否要修改。</text:p>
        </text:list-item>
        <text:list-item>
          <text:p text:style-name="P45">将basic_string函数中带有多个t_pos, t_len的函数参数名称修改成t_pos0, t_len0, t_pos1, t_len1等等。</text:p>
        </text:list-item>
        <text:list-item>
          <text:p text:style-name="P45">缺少函数create_string_iterator();</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list xml:id="list30418459" text:continue-list="list30415072" text:style-name="WW8Num13">
        <text:list-item>
          <text:h text:style-name="P50"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ext:soft-page-break/>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ext:soft-page-break/>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3-31T10:27:51.74</dc:date>
    <meta:editing-cycles>1965</meta:editing-cycles>
    <meta:editing-duration>P20DT15H50M54S</meta:editing-duration>
    <meta:generator>OpenOffice.org/3.3$Win32 OpenOffice.org_project/330m20$Build-9567</meta:generator>
    <dc:creator>Bo Wang</dc:creator>
    <meta:document-statistic meta:table-count="736" meta:image-count="41" meta:object-count="0" meta:page-count="309" meta:paragraph-count="9823" meta:word-count="79534" meta:character-count="301080"/>
  </office:meta>
</office:document-meta>
</file>